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37" style:master-page-name="MasterPage2" style:family="paragraph" style:name="P32">
      <style:paragraph-properties/>
      <style:text-properties fo:color="#000000" fo:font-family="Liberation Sans" style:font-family-asian="Noto Sans CJK SC" style:font-family-complex="Noto Sans Devanagari" fo:font-size="28pt" fo:language="es" fo:country="ES" fo:font-weight="bold"/>
    </style:style>
    <style:style style:parent-style-name="633" style:family="paragraph" style:name="P3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8" style:family="paragraph" style:name="P34">
      <style:paragraph-properties/>
      <style:text-properties fo:color="#000000" fo:font-family="Liberation Sans" style:font-family-asian="Noto Sans CJK SC" style:font-family-complex="Noto Sans Devanagari" fo:font-size="18pt" fo:language="es" fo:country="ES"/>
    </style:style>
    <style:style style:family="table" style:name="ta1">
      <style:table-properties style:width="17cm" fo:margin-left="0cm" table:align="left"/>
    </style:style>
    <style:style style:family="table-column" style:name="co1">
      <style:table-column-properties style:column-width="5.685cm"/>
    </style:style>
    <style:style style:family="table-column" style:name="co2">
      <style:table-column-properties style:column-width="11.31cm"/>
    </style:style>
    <style:style style:family="table-row" style:name="ro1">
      <style:table-row-properties/>
    </style:style>
    <style:style style:family="table-cell" style:name="ce2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1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1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1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8">
      <style:table-row-properties/>
    </style:style>
    <style:style style:family="table-cell" style:name="ce1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9">
      <style:table-row-properties/>
    </style:style>
    <style:style style:family="table-cell" style:name="ce1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2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2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">
      <style:table-row-properties/>
    </style:style>
    <style:style style:family="table-cell" style:name="ce24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5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5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8" style:family="paragraph" style:name="P60">
      <style:paragraph-properties/>
      <style:text-properties fo:color="#000000" fo:font-family="Liberation Sans" style:font-family-asian="Noto Sans CJK SC" style:font-family-complex="Noto Sans Devanagari" fo:font-size="18pt" fo:language="es" fo:country="ES"/>
    </style:style>
    <style:style style:family="table" style:name="ta2">
      <style:table-properties style:width="17cm" fo:margin-left="0cm" table:align="left"/>
    </style:style>
    <style:style style:family="table-column" style:name="co3">
      <style:table-column-properties style:column-width="5.668cm"/>
    </style:style>
    <style:style style:family="table-column" style:name="co4">
      <style:table-column-properties style:column-width="5.668cm"/>
    </style:style>
    <style:style style:family="table-column" style:name="co5">
      <style:table-column-properties style:column-width="5.668cm"/>
    </style:style>
    <style:style style:family="table-row" style:name="ro13">
      <style:table-row-properties/>
    </style:style>
    <style:style style:family="table-cell" style:name="ce27">
      <style:table-cell-properties style:direction="ltr" fo:border-top="0.00882cm solid #000000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639" style:family="paragraph" style:name="P6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able-cell" style:name="ce28">
      <style:table-cell-properties style:direction="ltr" fo:border-top="0.00882cm solid #000000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639" style:family="paragraph" style:name="P6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able-cell" style:name="ce29">
      <style:table-cell-properties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639" style:family="paragraph" style:name="P6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able-row" style:name="ro14">
      <style:table-row-properties/>
    </style:style>
    <style:style style:family="table-cell" style:name="ce30">
      <style:table-cell-properties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639" style:family="paragraph" style:name="P6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able-cell" style:name="ce31">
      <style:table-cell-properties style:direction="ltr" fo:border-top="none" fo:border-bottom="0.00882cm solid #000000" fo:border-left="0.00882cm solid #000000" fo:border-right="none" loext:writing-mode="lr-tb" fo:padding-top="0.04939cm" fo:padding-bottom="0.04939cm" fo:padding-left="0.04939cm" fo:padding-right="0.04939cm" fo:wrap-option="wrap"/>
    </style:style>
    <style:style style:parent-style-name="639" style:family="paragraph" style:name="P6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able-cell" style:name="ce32">
      <style:table-cell-properties style:direction="ltr" fo:border-top="none" fo:border-bottom="0.00882cm solid #000000" fo:border-left="0.00882cm solid #000000" fo:border-right="0.00882cm solid #000000" loext:writing-mode="lr-tb" fo:padding-top="0.04939cm" fo:padding-bottom="0.04939cm" fo:padding-left="0.04939cm" fo:padding-right="0.04939cm" fo:wrap-option="wrap"/>
    </style:style>
    <style:style style:parent-style-name="639" style:family="paragraph" style:name="P6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6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6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8" style:family="paragraph" style:name="P69">
      <style:paragraph-properties/>
      <style:text-properties fo:color="#000000" fo:font-family="Liberation Sans" style:font-family-asian="Noto Sans CJK SC" style:font-family-complex="Noto Sans Devanagari" fo:font-size="18pt" fo:language="es" fo:country="ES"/>
    </style:style>
    <style:style style:parent-style-name="633" style:family="paragraph" style:name="P7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able" style:name="ta3">
      <style:table-properties style:width="17cm" fo:margin-left="0cm" table:align="left"/>
    </style:style>
    <style:style style:family="table-column" style:name="co6">
      <style:table-column-properties style:column-width="8.501cm"/>
    </style:style>
    <style:style style:family="table-column" style:name="co7">
      <style:table-column-properties style:column-width="8.501cm"/>
    </style:style>
    <style:style style:family="table-row" style:name="ro15">
      <style:table-row-properties/>
    </style:style>
    <style:style style:family="table-cell" style:name="ce34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39" style:family="paragraph" style:name="P7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9">
      <style:text-properties fo:color="#000000" style:text-line-through-type="none" fo:font-family="Liberation Serif" fo:font-size="12pt" fo:font-style="normal" style:text-underline-type="none" style:text-underline-width="auto" fo:font-weight="normal"/>
    </style:style>
    <style:style style:family="text" style:name="T90">
      <style:text-properties fo:color="#000000" style:text-line-through-type="none" fo:font-family="Liberation Serif" fo:font-size="12pt" fo:font-style="normal" style:text-underline-type="none" style:text-underline-width="auto" fo:font-weight="normal"/>
    </style:style>
    <style:style style:family="table-cell" style:name="ce35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39" style:family="paragraph" style:name="P7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">
      <style:text-properties fo:color="#000000" style:text-line-through-type="none" fo:font-family="Liberation Serif" fo:font-size="12pt" fo:font-style="normal" style:text-underline-type="none" style:text-underline-width="auto" fo:font-weight="normal"/>
    </style:style>
    <style:style style:family="text" style:name="T92">
      <style:text-properties fo:color="#000000" style:text-line-through-type="none" fo:font-family="Liberation Serif" fo:font-size="12pt" fo:font-style="normal" style:text-underline-type="none" style:text-underline-width="auto" fo:font-weight="normal"/>
    </style:style>
    <style:style style:family="table-row" style:name="ro16">
      <style:table-row-properties/>
    </style:style>
    <style:style style:family="table-cell" style:name="ce3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39" style:family="paragraph" style:name="P7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3">
      <style:text-properties fo:color="#000000" style:text-line-through-type="none" fo:font-family="Liberation Serif" fo:font-size="12pt" fo:font-style="normal" style:text-underline-type="none" style:text-underline-width="auto" fo:font-weight="normal"/>
    </style:style>
    <style:style style:family="text" style:name="T94">
      <style:text-properties fo:color="#000000" style:text-line-through-type="none" fo:font-family="Liberation Serif" fo:font-size="12pt" fo:font-style="normal" style:text-underline-type="none" style:text-underline-width="auto" fo:font-weight="normal"/>
    </style:style>
    <style:style style:family="table-cell" style:name="ce37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39" style:family="paragraph" style:name="P7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5">
      <style:text-properties fo:color="#000000" style:text-line-through-type="none" fo:font-family="Liberation Serif" fo:font-size="12pt" fo:font-style="normal" style:text-underline-type="none" style:text-underline-width="auto" fo:font-weight="normal"/>
    </style:style>
    <style:style style:family="text" style:name="T96">
      <style:text-properties fo:color="#000000" style:text-line-through-type="none" fo:font-family="Liberation Serif" fo:font-size="12pt" fo:font-style="normal" style:text-underline-type="none" style:text-underline-width="auto" fo:font-weight="normal"/>
    </style:style>
    <style:style style:parent-style-name="633" style:family="paragraph" style:name="P7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able" style:name="ta4">
      <style:table-properties style:width="17cm" fo:margin-left="0cm" table:align="left"/>
    </style:style>
    <style:style style:family="table-column" style:name="co8">
      <style:table-column-properties style:column-width="3.389cm"/>
    </style:style>
    <style:style style:family="table-column" style:name="co9">
      <style:table-column-properties style:column-width="1.205cm"/>
    </style:style>
    <style:style style:family="table-column" style:name="co10">
      <style:table-column-properties style:column-width="3.383cm"/>
    </style:style>
    <style:style style:family="table-column" style:name="co11">
      <style:table-column-properties style:column-width="1.805cm"/>
    </style:style>
    <style:style style:family="table-column" style:name="co12">
      <style:table-column-properties style:column-width="7.22cm"/>
    </style:style>
    <style:style style:family="table-row" style:name="ro17">
      <style:table-row-properties/>
    </style:style>
    <style:style style:family="table-cell" style:name="ce39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7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0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1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2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9" style:family="paragraph" style:name="P8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3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8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">
      <style:table-row-properties/>
    </style:style>
    <style:style style:family="table-cell" style:name="ce4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8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8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6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8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8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8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">
      <style:table-row-properties/>
    </style:style>
    <style:style style:family="table-cell" style:name="ce4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8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8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1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8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">
      <style:table-row-properties/>
    </style:style>
    <style:style style:family="table-cell" style:name="ce5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6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1">
      <style:table-row-properties/>
    </style:style>
    <style:style style:family="table-cell" style:name="ce5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1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9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2">
      <style:table-row-properties/>
    </style:style>
    <style:style style:family="table-cell" style:name="ce6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6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3">
      <style:table-row-properties/>
    </style:style>
    <style:style style:family="table-cell" style:name="ce6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7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71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0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7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7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4">
      <style:table-row-properties/>
    </style:style>
    <style:style style:family="table-cell" style:name="ce7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7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76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7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7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5">
      <style:table-row-properties/>
    </style:style>
    <style:style style:family="table-cell" style:name="ce7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8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81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1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8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8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6">
      <style:table-row-properties/>
    </style:style>
    <style:style style:family="table-cell" style:name="ce8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8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86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8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8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7">
      <style:table-row-properties/>
    </style:style>
    <style:style style:family="table-cell" style:name="ce8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9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91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2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9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9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8">
      <style:table-row-properties/>
    </style:style>
    <style:style style:family="table-cell" style:name="ce9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9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96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9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9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9">
      <style:table-row-properties/>
    </style:style>
    <style:style style:family="table-cell" style:name="ce9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0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01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3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0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0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0">
      <style:table-row-properties/>
    </style:style>
    <style:style style:family="table-cell" style:name="ce10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0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06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0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0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1">
      <style:table-row-properties/>
    </style:style>
    <style:style style:family="table-cell" style:name="ce10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1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11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4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1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1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2">
      <style:table-row-properties/>
    </style:style>
    <style:style style:family="table-cell" style:name="ce11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1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16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1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1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3">
      <style:table-row-properties/>
    </style:style>
    <style:style style:family="table-cell" style:name="ce11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2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21">
      <style:table-cell-properties style:direction="ltr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5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2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6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2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6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4">
      <style:table-row-properties/>
    </style:style>
    <style:style style:family="table-cell" style:name="ce124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16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25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6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26">
      <style:table-cell-properties style:direction="ltr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6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27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6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28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16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16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16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16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17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17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17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17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8" style:family="paragraph" style:name="P174">
      <style:paragraph-properties/>
      <style:text-properties fo:color="#000000" fo:font-family="Liberation Sans" style:font-family-asian="Noto Sans CJK SC" style:font-family-complex="Noto Sans Devanagari" fo:font-size="18pt" fo:language="es" fo:country="ES"/>
    </style:style>
    <style:style style:parent-style-name="642" style:list-style-name="WWNum1" style:family="paragraph" style:name="P175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5">
      <style:table-properties style:width="17cm" fo:margin-left="0cm" table:align="left"/>
    </style:style>
    <style:style style:family="table-column" style:name="co13">
      <style:table-column-properties style:column-width="2.694cm"/>
    </style:style>
    <style:style style:family="table-column" style:name="co14">
      <style:table-column-properties style:column-width="1.907cm"/>
    </style:style>
    <style:style style:family="table-column" style:name="co15">
      <style:table-column-properties style:column-width="12.4cm"/>
    </style:style>
    <style:style style:family="table-row" style:name="ro35">
      <style:table-row-properties/>
    </style:style>
    <style:style style:family="table-cell" style:name="ce130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17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31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7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32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17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6">
      <style:table-row-properties/>
    </style:style>
    <style:style style:family="table-cell" style:name="ce13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7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3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3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7">
      <style:table-row-properties/>
    </style:style>
    <style:style style:family="table-cell" style:name="ce13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3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3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8">
      <style:table-row-properties/>
    </style:style>
    <style:style style:family="table-cell" style:name="ce13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2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4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4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39">
      <style:table-row-properties/>
    </style:style>
    <style:style style:family="table-cell" style:name="ce14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4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8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4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0">
      <style:table-row-properties/>
    </style:style>
    <style:style style:family="table-cell" style:name="ce14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4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4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1">
      <style:table-row-properties/>
    </style:style>
    <style:style style:family="table-cell" style:name="ce14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4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5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2">
      <style:table-row-properties/>
    </style:style>
    <style:style style:family="table-cell" style:name="ce15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5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5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19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3">
      <style:table-row-properties/>
    </style:style>
    <style:style style:family="table-cell" style:name="ce15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0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5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0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5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0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4">
      <style:table-row-properties/>
    </style:style>
    <style:style style:family="table-cell" style:name="ce157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0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58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0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59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0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20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207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6">
      <style:table-properties style:width="17cm" fo:margin-left="0cm" table:align="left"/>
    </style:style>
    <style:style style:family="table-column" style:name="co16">
      <style:table-column-properties style:column-width="2.694cm"/>
    </style:style>
    <style:style style:family="table-column" style:name="co17">
      <style:table-column-properties style:column-width="1.907cm"/>
    </style:style>
    <style:style style:family="table-column" style:name="co18">
      <style:table-column-properties style:column-width="12.4cm"/>
    </style:style>
    <style:style style:family="table-row" style:name="ro45">
      <style:table-row-properties/>
    </style:style>
    <style:style style:family="table-cell" style:name="ce161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0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62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0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63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1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6">
      <style:table-row-properties/>
    </style:style>
    <style:style style:family="table-cell" style:name="ce16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1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6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1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6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1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7">
      <style:table-row-properties/>
    </style:style>
    <style:style style:family="table-cell" style:name="ce16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1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6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1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6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1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8">
      <style:table-row-properties/>
    </style:style>
    <style:style style:family="table-cell" style:name="ce17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1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7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1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7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1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49">
      <style:table-row-properties/>
    </style:style>
    <style:style style:family="table-cell" style:name="ce173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2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74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2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75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2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22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224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7">
      <style:table-properties style:width="17cm" fo:margin-left="0cm" table:align="left"/>
    </style:style>
    <style:style style:family="table-column" style:name="co19">
      <style:table-column-properties style:column-width="2.694cm"/>
    </style:style>
    <style:style style:family="table-column" style:name="co20">
      <style:table-column-properties style:column-width="1.907cm"/>
    </style:style>
    <style:style style:family="table-column" style:name="co21">
      <style:table-column-properties style:column-width="12.4cm"/>
    </style:style>
    <style:style style:family="table-row" style:name="ro50">
      <style:table-row-properties/>
    </style:style>
    <style:style style:family="table-cell" style:name="ce177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2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78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2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79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2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51">
      <style:table-row-properties/>
    </style:style>
    <style:style style:family="table-cell" style:name="ce18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2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8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2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8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3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52">
      <style:table-row-properties/>
    </style:style>
    <style:style style:family="table-cell" style:name="ce18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3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8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3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8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3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53">
      <style:table-row-properties/>
    </style:style>
    <style:style style:family="table-cell" style:name="ce18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3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8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8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54">
      <style:table-row-properties/>
    </style:style>
    <style:style style:family="table-cell" style:name="ce189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3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3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90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3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3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91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3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24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241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8">
      <style:table-properties style:width="17cm" fo:margin-left="0cm" table:align="left"/>
    </style:style>
    <style:style style:family="table-column" style:name="co22">
      <style:table-column-properties style:column-width="2.694cm"/>
    </style:style>
    <style:style style:family="table-column" style:name="co23">
      <style:table-column-properties style:column-width="1.907cm"/>
    </style:style>
    <style:style style:family="table-column" style:name="co24">
      <style:table-column-properties style:column-width="12.4cm"/>
    </style:style>
    <style:style style:family="table-row" style:name="ro55">
      <style:table-row-properties/>
    </style:style>
    <style:style style:family="table-cell" style:name="ce193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94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95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56">
      <style:table-row-properties/>
    </style:style>
    <style:style style:family="table-cell" style:name="ce19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9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19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57">
      <style:table-row-properties/>
    </style:style>
    <style:style style:family="table-cell" style:name="ce19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0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4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0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5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58">
      <style:table-row-properties/>
    </style:style>
    <style:style style:family="table-cell" style:name="ce202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5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03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5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04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25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25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25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25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258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9">
      <style:table-properties style:width="17cm" fo:margin-left="0cm" table:align="left"/>
    </style:style>
    <style:style style:family="table-column" style:name="co25">
      <style:table-column-properties style:column-width="2.694cm"/>
    </style:style>
    <style:style style:family="table-column" style:name="co26">
      <style:table-column-properties style:column-width="1.907cm"/>
    </style:style>
    <style:style style:family="table-column" style:name="co27">
      <style:table-column-properties style:column-width="12.4cm"/>
    </style:style>
    <style:style style:family="table-row" style:name="ro59">
      <style:table-row-properties/>
    </style:style>
    <style:style style:family="table-cell" style:name="ce206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5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07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6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08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6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0">
      <style:table-row-properties/>
    </style:style>
    <style:style style:family="table-cell" style:name="ce20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6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1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6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1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6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1">
      <style:table-row-properties/>
    </style:style>
    <style:style style:family="table-cell" style:name="ce21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6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1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6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1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6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2">
      <style:table-row-properties/>
    </style:style>
    <style:style style:family="table-cell" style:name="ce21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6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1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6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1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7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3">
      <style:table-row-properties/>
    </style:style>
    <style:style style:family="table-cell" style:name="ce21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7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1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7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2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7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4">
      <style:table-row-properties/>
    </style:style>
    <style:style style:family="table-cell" style:name="ce221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7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22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7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23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7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27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27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279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0">
      <style:table-properties style:width="17cm" fo:margin-left="0cm" table:align="left"/>
    </style:style>
    <style:style style:family="table-column" style:name="co28">
      <style:table-column-properties style:column-width="2.694cm"/>
    </style:style>
    <style:style style:family="table-column" style:name="co29">
      <style:table-column-properties style:column-width="1.907cm"/>
    </style:style>
    <style:style style:family="table-column" style:name="co30">
      <style:table-column-properties style:column-width="12.4cm"/>
    </style:style>
    <style:style style:family="table-row" style:name="ro65">
      <style:table-row-properties/>
    </style:style>
    <style:style style:family="table-cell" style:name="ce225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8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26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8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27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8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6">
      <style:table-row-properties/>
    </style:style>
    <style:style style:family="table-cell" style:name="ce22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8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2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8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3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8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7">
      <style:table-row-properties/>
    </style:style>
    <style:style style:family="table-cell" style:name="ce23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8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3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8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3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8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8">
      <style:table-row-properties/>
    </style:style>
    <style:style style:family="table-cell" style:name="ce23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8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3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9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3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9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69">
      <style:table-row-properties/>
    </style:style>
    <style:style style:family="table-cell" style:name="ce23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9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3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9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3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9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70">
      <style:table-row-properties/>
    </style:style>
    <style:style style:family="table-cell" style:name="ce240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9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41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29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42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29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4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29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29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300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1">
      <style:table-properties style:width="17cm" fo:margin-left="0cm" table:align="left"/>
    </style:style>
    <style:style style:family="table-column" style:name="co31">
      <style:table-column-properties style:column-width="2.694cm"/>
    </style:style>
    <style:style style:family="table-column" style:name="co32">
      <style:table-column-properties style:column-width="1.907cm"/>
    </style:style>
    <style:style style:family="table-column" style:name="co33">
      <style:table-column-properties style:column-width="12.4cm"/>
    </style:style>
    <style:style style:family="table-row" style:name="ro71">
      <style:table-row-properties/>
    </style:style>
    <style:style style:family="table-cell" style:name="ce244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0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4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45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0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46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0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72">
      <style:table-row-properties/>
    </style:style>
    <style:style style:family="table-cell" style:name="ce24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0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4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0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4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0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73">
      <style:table-row-properties/>
    </style:style>
    <style:style style:family="table-cell" style:name="ce25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0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5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0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5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0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74">
      <style:table-row-properties/>
    </style:style>
    <style:style style:family="table-cell" style:name="ce25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1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5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1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5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1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75">
      <style:table-row-properties/>
    </style:style>
    <style:style style:family="table-cell" style:name="ce25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1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5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1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5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1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76">
      <style:table-row-properties/>
    </style:style>
    <style:style style:family="table-cell" style:name="ce259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1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60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1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61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1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31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32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321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2">
      <style:table-properties style:width="17cm" fo:margin-left="0cm" table:align="left"/>
    </style:style>
    <style:style style:family="table-column" style:name="co34">
      <style:table-column-properties style:column-width="2.694cm"/>
    </style:style>
    <style:style style:family="table-column" style:name="co35">
      <style:table-column-properties style:column-width="1.907cm"/>
    </style:style>
    <style:style style:family="table-column" style:name="co36">
      <style:table-column-properties style:column-width="12.4cm"/>
    </style:style>
    <style:style style:family="table-row" style:name="ro77">
      <style:table-row-properties/>
    </style:style>
    <style:style style:family="table-cell" style:name="ce263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2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64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2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65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2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78">
      <style:table-row-properties/>
    </style:style>
    <style:style style:family="table-cell" style:name="ce26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2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6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2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6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2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79">
      <style:table-row-properties/>
    </style:style>
    <style:style style:family="table-cell" style:name="ce26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2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7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2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7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3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80">
      <style:table-row-properties/>
    </style:style>
    <style:style style:family="table-cell" style:name="ce27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3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7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3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7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3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81">
      <style:table-row-properties/>
    </style:style>
    <style:style style:family="table-cell" style:name="ce275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3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76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77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33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33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339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3">
      <style:table-properties style:width="17cm" fo:margin-left="0cm" table:align="left"/>
    </style:style>
    <style:style style:family="table-column" style:name="co37">
      <style:table-column-properties style:column-width="2.694cm"/>
    </style:style>
    <style:style style:family="table-column" style:name="co38">
      <style:table-column-properties style:column-width="1.907cm"/>
    </style:style>
    <style:style style:family="table-column" style:name="co39">
      <style:table-column-properties style:column-width="12.4cm"/>
    </style:style>
    <style:style style:family="table-row" style:name="ro82">
      <style:table-row-properties/>
    </style:style>
    <style:style style:family="table-cell" style:name="ce279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4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80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81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83">
      <style:table-row-properties/>
    </style:style>
    <style:style style:family="table-cell" style:name="ce28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8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8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84">
      <style:table-row-properties/>
    </style:style>
    <style:style style:family="table-cell" style:name="ce285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86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87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34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35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8" style:family="paragraph" style:name="P351">
      <style:paragraph-properties/>
      <style:text-properties fo:color="#000000" fo:font-family="Liberation Sans" style:font-family-asian="Noto Sans CJK SC" style:font-family-complex="Noto Sans Devanagari" fo:font-size="18pt" fo:language="es" fo:country="ES"/>
    </style:style>
    <style:style style:parent-style-name="642" style:family="paragraph" style:name="P352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4">
      <style:table-properties style:width="17cm" fo:margin-left="0cm" table:align="left"/>
    </style:style>
    <style:style style:family="table-column" style:name="co40">
      <style:table-column-properties style:column-width="2.694cm"/>
    </style:style>
    <style:style style:family="table-column" style:name="co41">
      <style:table-column-properties style:column-width="1.907cm"/>
    </style:style>
    <style:style style:family="table-column" style:name="co42">
      <style:table-column-properties style:column-width="12.4cm"/>
    </style:style>
    <style:style style:family="table-row" style:name="ro85">
      <style:table-row-properties/>
    </style:style>
    <style:style style:family="table-cell" style:name="ce289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90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5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91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5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86">
      <style:table-row-properties/>
    </style:style>
    <style:style style:family="table-cell" style:name="ce29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5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9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5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9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5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87">
      <style:table-row-properties/>
    </style:style>
    <style:style style:family="table-cell" style:name="ce29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5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9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5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5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9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88">
      <style:table-row-properties/>
    </style:style>
    <style:style style:family="table-cell" style:name="ce29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29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0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89">
      <style:table-row-properties/>
    </style:style>
    <style:style style:family="table-cell" style:name="ce30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0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0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90">
      <style:table-row-properties/>
    </style:style>
    <style:style style:family="table-cell" style:name="ce30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0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6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0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7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91">
      <style:table-row-properties/>
    </style:style>
    <style:style style:family="table-cell" style:name="ce307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7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08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7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09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7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37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375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5">
      <style:table-properties style:width="17cm" fo:margin-left="0cm" table:align="left"/>
    </style:style>
    <style:style style:family="table-column" style:name="co43">
      <style:table-column-properties style:column-width="2.694cm"/>
    </style:style>
    <style:style style:family="table-column" style:name="co44">
      <style:table-column-properties style:column-width="1.907cm"/>
    </style:style>
    <style:style style:family="table-column" style:name="co45">
      <style:table-column-properties style:column-width="12.4cm"/>
    </style:style>
    <style:style style:family="table-row" style:name="ro92">
      <style:table-row-properties/>
    </style:style>
    <style:style style:family="table-cell" style:name="ce311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7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12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7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13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7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93">
      <style:table-row-properties/>
    </style:style>
    <style:style style:family="table-cell" style:name="ce31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7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1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1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94">
      <style:table-row-properties/>
    </style:style>
    <style:style style:family="table-cell" style:name="ce31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1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1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95">
      <style:table-row-properties/>
    </style:style>
    <style:style style:family="table-cell" style:name="ce32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2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2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96">
      <style:table-row-properties/>
    </style:style>
    <style:style style:family="table-cell" style:name="ce32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2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8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2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9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97">
      <style:table-row-properties/>
    </style:style>
    <style:style style:family="table-cell" style:name="ce326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9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27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9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28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9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39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395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6">
      <style:table-properties style:width="17cm" fo:margin-left="0cm" table:align="left"/>
    </style:style>
    <style:style style:family="table-column" style:name="co46">
      <style:table-column-properties style:column-width="2.988cm"/>
    </style:style>
    <style:style style:family="table-column" style:name="co47">
      <style:table-column-properties style:column-width="1.609cm"/>
    </style:style>
    <style:style style:family="table-column" style:name="co48">
      <style:table-column-properties style:column-width="12.4cm"/>
    </style:style>
    <style:style style:family="table-row" style:name="ro98">
      <style:table-row-properties/>
    </style:style>
    <style:style style:family="table-cell" style:name="ce330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9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31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9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32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39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99">
      <style:table-row-properties/>
    </style:style>
    <style:style style:family="table-cell" style:name="ce33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39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3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3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0">
      <style:table-row-properties/>
    </style:style>
    <style:style style:family="table-cell" style:name="ce33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3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3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1">
      <style:table-row-properties/>
    </style:style>
    <style:style style:family="table-cell" style:name="ce33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4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4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2">
      <style:table-row-properties/>
    </style:style>
    <style:style style:family="table-cell" style:name="ce34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4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0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4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1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6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3">
      <style:table-row-properties/>
    </style:style>
    <style:style style:family="table-cell" style:name="ce34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1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4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1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4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1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4">
      <style:table-row-properties/>
    </style:style>
    <style:style style:family="table-cell" style:name="ce348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1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49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1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50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1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41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8" style:family="paragraph" style:name="P418">
      <style:paragraph-properties/>
      <style:text-properties fo:color="#000000" fo:font-family="Liberation Sans" style:font-family-asian="Noto Sans CJK SC" style:font-family-complex="Noto Sans Devanagari" fo:font-size="18pt" fo:language="es" fo:country="ES"/>
    </style:style>
    <style:style style:parent-style-name="633" style:family="paragraph" style:name="P41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420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7">
      <style:table-properties style:width="17cm" fo:margin-left="0cm" table:align="left"/>
    </style:style>
    <style:style style:family="table-column" style:name="co49">
      <style:table-column-properties style:column-width="5.389cm"/>
    </style:style>
    <style:style style:family="table-column" style:name="co50">
      <style:table-column-properties style:column-width="1.803cm"/>
    </style:style>
    <style:style style:family="table-column" style:name="co51">
      <style:table-column-properties style:column-width="9.81cm"/>
    </style:style>
    <style:style style:family="table-row" style:name="ro105">
      <style:table-row-properties/>
    </style:style>
    <style:style style:family="table-cell" style:name="ce352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2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53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2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54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2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6">
      <style:table-row-properties/>
    </style:style>
    <style:style style:family="table-cell" style:name="ce35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2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5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2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5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2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7">
      <style:table-row-properties/>
    </style:style>
    <style:style style:family="table-cell" style:name="ce35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2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5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2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6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2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8">
      <style:table-row-properties/>
    </style:style>
    <style:style style:family="table-cell" style:name="ce36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6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6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09">
      <style:table-row-properties/>
    </style:style>
    <style:style style:family="table-cell" style:name="ce36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6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6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0">
      <style:table-row-properties/>
    </style:style>
    <style:style style:family="table-cell" style:name="ce36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6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6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1">
      <style:table-row-properties/>
    </style:style>
    <style:style style:family="table-cell" style:name="ce37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3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7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7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2">
      <style:table-row-properties/>
    </style:style>
    <style:style style:family="table-cell" style:name="ce37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7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7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3">
      <style:table-row-properties/>
    </style:style>
    <style:style style:family="table-cell" style:name="ce37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7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7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4">
      <style:table-row-properties/>
    </style:style>
    <style:style style:family="table-cell" style:name="ce37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8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4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8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5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5">
      <style:table-row-properties/>
    </style:style>
    <style:style style:family="table-cell" style:name="ce38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5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8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5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8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6">
      <style:table-row-properties style:min-row-height="0.561cm"/>
    </style:style>
    <style:style style:family="table-cell" style:name="ce38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5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8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5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8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5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7">
      <style:table-row-properties style:min-row-height="0.561cm"/>
    </style:style>
    <style:style style:family="table-cell" style:name="ce388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5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89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5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90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5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46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461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8">
      <style:table-properties style:width="17cm" fo:margin-left="0cm" table:align="left"/>
    </style:style>
    <style:style style:family="table-column" style:name="co52">
      <style:table-column-properties style:column-width="2.985cm"/>
    </style:style>
    <style:style style:family="table-column" style:name="co53">
      <style:table-column-properties style:column-width="1.801cm"/>
    </style:style>
    <style:style style:family="table-column" style:name="co54">
      <style:table-column-properties style:column-width="12.22cm"/>
    </style:style>
    <style:style style:family="table-row" style:name="ro118">
      <style:table-row-properties/>
    </style:style>
    <style:style style:family="table-cell" style:name="ce392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6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93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6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94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6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7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19">
      <style:table-row-properties/>
    </style:style>
    <style:style style:family="table-cell" style:name="ce39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6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9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6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9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6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0">
      <style:table-row-properties/>
    </style:style>
    <style:style style:family="table-cell" style:name="ce39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6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39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6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0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1">
      <style:table-row-properties/>
    </style:style>
    <style:style style:family="table-cell" style:name="ce40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0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0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2">
      <style:table-row-properties/>
    </style:style>
    <style:style style:family="table-cell" style:name="ce40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0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0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3">
      <style:table-row-properties/>
    </style:style>
    <style:style style:family="table-cell" style:name="ce40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0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0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7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4">
      <style:table-row-properties/>
    </style:style>
    <style:style style:family="table-cell" style:name="ce41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8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1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8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1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8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5">
      <style:table-row-properties/>
    </style:style>
    <style:style style:family="table-cell" style:name="ce41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8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1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8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1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8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6">
      <style:table-row-properties/>
    </style:style>
    <style:style style:family="table-cell" style:name="ce416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8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17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8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18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8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48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490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19">
      <style:table-properties style:width="17cm" fo:margin-left="0cm" table:align="left"/>
    </style:style>
    <style:style style:family="table-column" style:name="co55">
      <style:table-column-properties style:column-width="2.985cm"/>
    </style:style>
    <style:style style:family="table-column" style:name="co56">
      <style:table-column-properties style:column-width="1.801cm"/>
    </style:style>
    <style:style style:family="table-column" style:name="co57">
      <style:table-column-properties style:column-width="12.22cm"/>
    </style:style>
    <style:style style:family="table-row" style:name="ro127">
      <style:table-row-properties/>
    </style:style>
    <style:style style:family="table-cell" style:name="ce420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9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21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9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22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49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8">
      <style:table-row-properties/>
    </style:style>
    <style:style style:family="table-cell" style:name="ce42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9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2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9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2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9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29">
      <style:table-row-properties/>
    </style:style>
    <style:style style:family="table-cell" style:name="ce42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9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2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9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2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49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30">
      <style:table-row-properties/>
    </style:style>
    <style:style style:family="table-cell" style:name="ce42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0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3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0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3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0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31">
      <style:table-row-properties/>
    </style:style>
    <style:style style:family="table-cell" style:name="ce43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0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3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0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3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0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32">
      <style:table-row-properties/>
    </style:style>
    <style:style style:family="table-cell" style:name="ce435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0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36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0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37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0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50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1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8" style:family="paragraph" style:name="P511">
      <style:paragraph-properties/>
      <style:text-properties fo:color="#000000" fo:font-family="Liberation Sans" style:font-family-asian="Noto Sans CJK SC" style:font-family-complex="Noto Sans Devanagari" fo:font-size="18pt" fo:language="es" fo:country="ES"/>
    </style:style>
    <style:style style:parent-style-name="642" style:family="paragraph" style:name="P512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20">
      <style:table-properties style:width="17cm" fo:margin-left="0cm" table:align="left"/>
    </style:style>
    <style:style style:family="table-column" style:name="co58">
      <style:table-column-properties style:column-width="2.985cm"/>
    </style:style>
    <style:style style:family="table-column" style:name="co59">
      <style:table-column-properties style:column-width="1.801cm"/>
    </style:style>
    <style:style style:family="table-column" style:name="co60">
      <style:table-column-properties style:column-width="12.22cm"/>
    </style:style>
    <style:style style:family="table-row" style:name="ro133">
      <style:table-row-properties/>
    </style:style>
    <style:style style:family="table-cell" style:name="ce439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1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40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1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41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1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34">
      <style:table-row-properties/>
    </style:style>
    <style:style style:family="table-cell" style:name="ce44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1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8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4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1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4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1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35">
      <style:table-row-properties/>
    </style:style>
    <style:style style:family="table-cell" style:name="ce44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1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4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4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36">
      <style:table-row-properties/>
    </style:style>
    <style:style style:family="table-cell" style:name="ce44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4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5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37">
      <style:table-row-properties/>
    </style:style>
    <style:style style:family="table-cell" style:name="ce45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5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5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38">
      <style:table-row-properties/>
    </style:style>
    <style:style style:family="table-cell" style:name="ce45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5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2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5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39">
      <style:table-row-properties/>
    </style:style>
    <style:style style:family="table-cell" style:name="ce45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5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5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40">
      <style:table-row-properties/>
    </style:style>
    <style:style style:family="table-cell" style:name="ce46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6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6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41">
      <style:table-row-properties/>
    </style:style>
    <style:style style:family="table-cell" style:name="ce46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6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6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3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42">
      <style:table-row-properties/>
    </style:style>
    <style:style style:family="table-cell" style:name="ce46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6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6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43">
      <style:table-row-properties/>
    </style:style>
    <style:style style:family="table-cell" style:name="ce46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7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7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44">
      <style:table-row-properties/>
    </style:style>
    <style:style style:family="table-cell" style:name="ce47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7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7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45">
      <style:table-row-properties/>
    </style:style>
    <style:style style:family="table-cell" style:name="ce47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4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7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5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7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5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46">
      <style:table-row-properties/>
    </style:style>
    <style:style style:family="table-cell" style:name="ce478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5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79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80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5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55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8" style:family="paragraph" style:name="P556">
      <style:paragraph-properties/>
      <style:text-properties fo:color="#000000" fo:font-family="Liberation Sans" style:font-family-asian="Noto Sans CJK SC" style:font-family-complex="Noto Sans Devanagari" fo:font-size="18pt" fo:language="es" fo:country="ES"/>
    </style:style>
    <style:style style:parent-style-name="642" style:family="paragraph" style:name="P557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21">
      <style:table-properties style:width="17cm" fo:margin-left="0cm" table:align="left"/>
    </style:style>
    <style:style style:family="table-column" style:name="co61">
      <style:table-column-properties style:column-width="2.985cm"/>
    </style:style>
    <style:style style:family="table-column" style:name="co62">
      <style:table-column-properties style:column-width="1.801cm"/>
    </style:style>
    <style:style style:family="table-column" style:name="co63">
      <style:table-column-properties style:column-width="12.22cm"/>
    </style:style>
    <style:style style:family="table-row" style:name="ro147">
      <style:table-row-properties/>
    </style:style>
    <style:style style:family="table-cell" style:name="ce482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5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83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5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84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6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48">
      <style:table-row-properties/>
    </style:style>
    <style:style style:family="table-cell" style:name="ce48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8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8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49">
      <style:table-row-properties/>
    </style:style>
    <style:style style:family="table-cell" style:name="ce48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8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9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50">
      <style:table-row-properties/>
    </style:style>
    <style:style style:family="table-cell" style:name="ce49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9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9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9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6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51">
      <style:table-row-properties/>
    </style:style>
    <style:style style:family="table-cell" style:name="ce494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7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95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7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96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7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33" style:family="paragraph" style:name="P57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7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7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7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7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7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7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8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3" style:family="paragraph" style:name="P59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591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22">
      <style:table-properties style:width="17cm" fo:margin-left="0cm" table:align="left"/>
    </style:style>
    <style:style style:family="table-column" style:name="co64">
      <style:table-column-properties style:column-width="2.985cm"/>
    </style:style>
    <style:style style:family="table-column" style:name="co65">
      <style:table-column-properties style:column-width="1.801cm"/>
    </style:style>
    <style:style style:family="table-column" style:name="co66">
      <style:table-column-properties style:column-width="12.22cm"/>
    </style:style>
    <style:style style:family="table-row" style:name="ro152">
      <style:table-row-properties/>
    </style:style>
    <style:style style:family="table-cell" style:name="ce498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9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499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9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00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59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53">
      <style:table-row-properties/>
    </style:style>
    <style:style style:family="table-cell" style:name="ce50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9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0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9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0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9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54">
      <style:table-row-properties/>
    </style:style>
    <style:style style:family="table-cell" style:name="ce50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9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0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59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0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0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55">
      <style:table-row-properties/>
    </style:style>
    <style:style style:family="table-cell" style:name="ce50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0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0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0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0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0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56">
      <style:table-row-properties/>
    </style:style>
    <style:style style:family="table-cell" style:name="ce510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0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11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0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12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0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42" style:family="paragraph" style:name="P607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parent-style-name="633" style:family="paragraph" style:name="P60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able" style:name="ta23">
      <style:table-properties style:width="17cm" fo:margin-left="0cm" table:align="left"/>
    </style:style>
    <style:style style:family="table-column" style:name="co67">
      <style:table-column-properties style:column-width="3.302cm"/>
    </style:style>
    <style:style style:family="table-column" style:name="co68">
      <style:table-column-properties style:column-width="1.695cm"/>
    </style:style>
    <style:style style:family="table-column" style:name="co69">
      <style:table-column-properties style:column-width="12cm"/>
    </style:style>
    <style:style style:family="table-row" style:name="ro157">
      <style:table-row-properties/>
    </style:style>
    <style:style style:family="table-cell" style:name="ce514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0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15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1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16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1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58">
      <style:table-row-properties/>
    </style:style>
    <style:style style:family="table-cell" style:name="ce51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1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1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1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1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1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59">
      <style:table-row-properties/>
    </style:style>
    <style:style style:family="table-cell" style:name="ce52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1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2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1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2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1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0">
      <style:table-row-properties/>
    </style:style>
    <style:style style:family="table-cell" style:name="ce52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1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2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1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2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1">
      <style:table-row-properties/>
    </style:style>
    <style:style style:family="table-cell" style:name="ce52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2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2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2">
      <style:table-row-properties/>
    </style:style>
    <style:style style:family="table-cell" style:name="ce52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3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3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3">
      <style:table-row-properties/>
    </style:style>
    <style:style style:family="table-cell" style:name="ce53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3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3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2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4">
      <style:table-row-properties/>
    </style:style>
    <style:style style:family="table-cell" style:name="ce53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3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3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5">
      <style:table-row-properties/>
    </style:style>
    <style:style style:family="table-cell" style:name="ce53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3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4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6">
      <style:table-row-properties/>
    </style:style>
    <style:style style:family="table-cell" style:name="ce54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4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0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4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7">
      <style:table-row-properties/>
    </style:style>
    <style:style style:family="table-cell" style:name="ce54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3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4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4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4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8">
      <style:table-row-properties/>
    </style:style>
    <style:style style:family="table-cell" style:name="ce54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4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4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69">
      <style:table-row-properties/>
    </style:style>
    <style:style style:family="table-cell" style:name="ce55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5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5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70">
      <style:table-row-properties/>
    </style:style>
    <style:style style:family="table-cell" style:name="ce553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54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4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55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5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42" style:family="paragraph" style:name="P651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24">
      <style:table-properties style:width="17cm" fo:margin-left="0cm" table:align="left"/>
    </style:style>
    <style:style style:family="table-column" style:name="co70">
      <style:table-column-properties style:column-width="2.985cm"/>
    </style:style>
    <style:style style:family="table-column" style:name="co71">
      <style:table-column-properties style:column-width="1.801cm"/>
    </style:style>
    <style:style style:family="table-column" style:name="co72">
      <style:table-column-properties style:column-width="12.22cm"/>
    </style:style>
    <style:style style:family="table-row" style:name="ro171">
      <style:table-row-properties/>
    </style:style>
    <style:style style:family="table-cell" style:name="ce557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5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58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59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5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72">
      <style:table-row-properties/>
    </style:style>
    <style:style style:family="table-cell" style:name="ce56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5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6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5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6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5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73">
      <style:table-row-properties/>
    </style:style>
    <style:style style:family="table-cell" style:name="ce56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5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6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5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6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74">
      <style:table-row-properties/>
    </style:style>
    <style:style style:family="table-cell" style:name="ce56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6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6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75">
      <style:table-row-properties/>
    </style:style>
    <style:style style:family="table-cell" style:name="ce56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7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7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76">
      <style:table-row-properties/>
    </style:style>
    <style:style style:family="table-cell" style:name="ce57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7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7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6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77">
      <style:table-row-properties/>
    </style:style>
    <style:style style:family="table-cell" style:name="ce57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7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7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78">
      <style:table-row-properties/>
    </style:style>
    <style:style style:family="table-cell" style:name="ce57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7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8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79">
      <style:table-row-properties/>
    </style:style>
    <style:style style:family="table-cell" style:name="ce58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8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8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0">
      <style:table-row-properties/>
    </style:style>
    <style:style style:family="table-cell" style:name="ce58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7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8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8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8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8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1">
      <style:table-row-properties/>
    </style:style>
    <style:style style:family="table-cell" style:name="ce587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8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88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8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89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8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42" style:family="paragraph" style:name="P685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parent-style-name="642" style:family="paragraph" style:name="P686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parent-style-name="633" style:family="paragraph" style:name="P68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42" style:family="paragraph" style:name="P688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parent-style-name="633" style:family="paragraph" style:name="P68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able" style:name="ta25">
      <style:table-properties style:width="17cm" fo:margin-left="0cm" table:align="left"/>
    </style:style>
    <style:style style:family="table-column" style:name="co73">
      <style:table-column-properties style:column-width="6.276cm"/>
    </style:style>
    <style:style style:family="table-column" style:name="co74">
      <style:table-column-properties style:column-width="2.21cm"/>
    </style:style>
    <style:style style:family="table-column" style:name="co75">
      <style:table-column-properties style:column-width="8.515cm"/>
    </style:style>
    <style:style style:family="table-row" style:name="ro182">
      <style:table-row-properties/>
    </style:style>
    <style:style style:family="table-cell" style:name="ce591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9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1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1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92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9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93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69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3">
      <style:table-row-properties/>
    </style:style>
    <style:style style:family="table-cell" style:name="ce59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9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9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9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9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9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4">
      <style:table-row-properties/>
    </style:style>
    <style:style style:family="table-cell" style:name="ce59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9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9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9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59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9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5">
      <style:table-row-properties/>
    </style:style>
    <style:style style:family="table-cell" style:name="ce60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69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0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0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6">
      <style:table-row-properties/>
    </style:style>
    <style:style style:family="table-cell" style:name="ce60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0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0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7">
      <style:table-row-properties/>
    </style:style>
    <style:style style:family="table-cell" style:name="ce60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0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0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8">
      <style:table-row-properties/>
    </style:style>
    <style:style style:family="table-cell" style:name="ce60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1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0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1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89">
      <style:table-row-properties/>
    </style:style>
    <style:style style:family="table-cell" style:name="ce61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1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1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0">
      <style:table-row-properties/>
    </style:style>
    <style:style style:family="table-cell" style:name="ce61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1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1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1">
      <style:table-row-properties/>
    </style:style>
    <style:style style:family="table-cell" style:name="ce61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1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2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1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2">
      <style:table-row-properties/>
    </style:style>
    <style:style style:family="table-cell" style:name="ce62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2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2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3">
      <style:table-row-properties/>
    </style:style>
    <style:style style:family="table-cell" style:name="ce62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2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2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4">
      <style:table-row-properties/>
    </style:style>
    <style:style style:family="table-cell" style:name="ce62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2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2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2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2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5">
      <style:table-row-properties/>
    </style:style>
    <style:style style:family="table-cell" style:name="ce63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2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3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3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6">
      <style:table-row-properties/>
    </style:style>
    <style:style style:family="table-cell" style:name="ce63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3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3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7">
      <style:table-row-properties/>
    </style:style>
    <style:style style:family="table-cell" style:name="ce63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3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3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8">
      <style:table-row-properties/>
    </style:style>
    <style:style style:family="table-cell" style:name="ce63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4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3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4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199">
      <style:table-row-properties/>
    </style:style>
    <style:style style:family="table-cell" style:name="ce64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4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4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0">
      <style:table-row-properties/>
    </style:style>
    <style:style style:family="table-cell" style:name="ce64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4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5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4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5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5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1">
      <style:table-row-properties style:min-row-height="0.5768cm"/>
    </style:style>
    <style:style style:family="table-cell" style:name="ce64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5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5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49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5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5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5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5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5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4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5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6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2">
      <style:table-row-properties style:min-row-height="0.5768cm"/>
    </style:style>
    <style:style style:family="table-cell" style:name="ce65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5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6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6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52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5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6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6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6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6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5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5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6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6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3">
      <style:table-row-properties style:min-row-height="0.5768cm"/>
    </style:style>
    <style:style style:family="table-cell" style:name="ce65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6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7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55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5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7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7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7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7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5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5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7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7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4">
      <style:table-row-properties style:min-row-height="0.5768cm"/>
    </style:style>
    <style:style style:family="table-cell" style:name="ce65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5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7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7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5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5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7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8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8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8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5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5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8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8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5">
      <style:table-row-properties style:min-row-height="0.5768cm"/>
    </style:style>
    <style:style style:family="table-cell" style:name="ce660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75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8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8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61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6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8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8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8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9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62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76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9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9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42" style:family="paragraph" style:name="P762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  <style:style style:family="table" style:name="ta26">
      <style:table-properties style:width="17cm" fo:margin-left="0cm" table:align="left"/>
    </style:style>
    <style:style style:family="table-column" style:name="co76">
      <style:table-column-properties style:column-width="3.879cm"/>
    </style:style>
    <style:style style:family="table-column" style:name="co77">
      <style:table-column-properties style:column-width="1.222cm"/>
    </style:style>
    <style:style style:family="table-column" style:name="co78">
      <style:table-column-properties style:column-width="11.9cm"/>
    </style:style>
    <style:style style:family="table-row" style:name="ro206">
      <style:table-row-properties/>
    </style:style>
    <style:style style:family="table-cell" style:name="ce664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76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9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9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65">
      <style:table-cell-properties style:direction="ltr" fo:background-color="#b2b2b2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6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9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9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66">
      <style:table-cell-properties style:direction="ltr" fo:background-color="#b2b2b2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76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9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39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7">
      <style:table-row-properties/>
    </style:style>
    <style:style style:family="table-cell" style:name="ce66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6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9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0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68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6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0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0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6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6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0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0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8">
      <style:table-row-properties/>
    </style:style>
    <style:style style:family="table-cell" style:name="ce670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6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0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0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71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0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0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7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0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1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09">
      <style:table-row-properties/>
    </style:style>
    <style:style style:family="table-cell" style:name="ce673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1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1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74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1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1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7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1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1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10">
      <style:table-row-properties/>
    </style:style>
    <style:style style:family="table-cell" style:name="ce676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1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1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77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1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2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78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2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2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11">
      <style:table-row-properties/>
    </style:style>
    <style:style style:family="table-cell" style:name="ce679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2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2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80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7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2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2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81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8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2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2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12">
      <style:table-row-properties/>
    </style:style>
    <style:style style:family="table-cell" style:name="ce682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8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2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3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83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8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3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3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84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8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3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3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13">
      <style:table-row-properties/>
    </style:style>
    <style:style style:family="table-cell" style:name="ce685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8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3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3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86">
      <style:table-cell-properties style:direction="ltr" fo:background-color="#eeeeee" fo:border-top="none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8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3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3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87">
      <style:table-cell-properties style:direction="ltr" fo:border-top="none" fo:border-bottom="0.02646cm solid #666666" fo:border-left="0.02646cm solid #666666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8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3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40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row" style:name="ro214">
      <style:table-row-properties/>
    </style:style>
    <style:style style:family="table-cell" style:name="ce688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78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41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42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89">
      <style:table-cell-properties style:direction="ltr" fo:background-color="#eeeeee" fo:border-top="0.02646cm solid #666666" fo:border-bottom="0.02646cm solid #666666" fo:border-left="none" fo:border-right="0.02646cm solid #666666" loext:writing-mode="lr-tb" fo:padding-top="0cm" fo:padding-bottom="0cm" fo:padding-left="0cm" fo:padding-right="0cm" fo:wrap-option="wrap"/>
    </style:style>
    <style:style style:parent-style-name="639" style:family="paragraph" style:name="P78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43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44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able-cell" style:name="ce690">
      <style:table-cell-properties style:direction="ltr" fo:border="0.02646cm solid #666666" loext:writing-mode="lr-tb" fo:padding-top="0cm" fo:padding-bottom="0cm" fo:padding-left="0cm" fo:padding-right="0cm" fo:wrap-option="wrap"/>
    </style:style>
    <style:style style:parent-style-name="639" style:family="paragraph" style:name="P78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45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46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47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48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family="text" style:name="T1449">
      <style:text-properties fo:color="#000000" style:text-line-through-type="none" fo:font-family="Liberation Sans" fo:font-size="12pt" fo:font-style="normal" style:text-underline-type="none" style:text-underline-width="auto" fo:font-weight="normal"/>
    </style:style>
    <style:style style:parent-style-name="642" style:family="paragraph" style:name="P790">
      <style:paragraph-properties/>
      <style:text-properties fo:color="#000000" fo:font-family="Liberation Sans" style:font-family-asian="Noto Sans CJK SC" style:font-family-complex="Noto Sans Devanagari" fo:font-size="14pt" fo:language="es" fo:country="ES" fo:font-weight="bold"/>
    </style:style>
  </office:automatic-styles>
  <office:body>
    <office:text text:use-soft-page-breaks="true">
      <text:p text:style-name="P32"><text:span>Protocolo de comunicación con los carros de Singular Logistics.</text:span><text:span/></text:p>
      <text:p text:style-name="P33"><text:span>El carro, o conjunto de carros, se controlan desde un servidor alojado e</text:span><text:span>n el armario eléctrico de la instalación (gateway). Éste ofrece un servicio TCP que permite enviar órdenes a los carros mediante mensajes de texto, responde a estos mensajes y envía actualizaciones asíncronas cuando se actualiza el estado de algún carro o </text:span><text:span>d</text:span><text:span>el circuito.</text:span><text:span/></text:p>
      <text:p text:style-name="P34"><text:span>Glosario</text:span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35"><text:span text:style-name="T40">Término</text:span><text:span text:style-name="T41"/></text:p>
          </table:table-cell>
          <table:table-cell table:style-name="ce3">
            <text:p text:style-name="P36"><text:span text:style-name="T42">Descripción</text:span><text:span text:style-name="T43"/></text:p>
          </table:table-cell>
        </table:table-row>
        <table:table-row table:style-name="ro2" table:default-cell-style-name="ce1">
          <table:table-cell table:style-name="ce4">
            <text:p text:style-name="P37"><text:span text:style-name="T44">Carro</text:span><text:span text:style-name="T45"/></text:p>
          </table:table-cell>
          <table:table-cell table:style-name="ce5">
            <text:p text:style-name="P38"><text:span text:style-name="T46">Elemento móvil del circuito.</text:span><text:span text:style-name="T47"/></text:p>
          </table:table-cell>
        </table:table-row>
        <table:table-row table:style-name="ro3" table:default-cell-style-name="ce1">
          <table:table-cell table:style-name="ce6">
            <text:p text:style-name="P39"><text:span text:style-name="T48">Circuito</text:span><text:span text:style-name="T49"/></text:p>
          </table:table-cell>
          <table:table-cell table:style-name="ce7">
            <text:p text:style-name="P40"><text:span text:style-name="T50">Conjunto de vías y dispositivos fijos.</text:span><text:span text:style-name="T51"/></text:p>
          </table:table-cell>
        </table:table-row>
        <table:table-row table:style-name="ro4" table:default-cell-style-name="ce1">
          <table:table-cell table:style-name="ce8">
            <text:p text:style-name="P41"><text:span text:style-name="T52">Buggy</text:span><text:span text:style-name="T53"/></text:p>
          </table:table-cell>
          <table:table-cell table:style-name="ce9">
            <text:p text:style-name="P42"><text:span text:style-name="T54">Parte del carro que se desplaza por la vía.</text:span><text:span text:style-name="T55"/></text:p>
          </table:table-cell>
        </table:table-row>
        <table:table-row table:style-name="ro5" table:default-cell-style-name="ce1">
          <table:table-cell table:style-name="ce10">
            <text:p text:style-name="P43"><text:span text:style-name="T56">Hook</text:span><text:span text:style-name="T57"/></text:p>
          </table:table-cell>
          <table:table-cell table:style-name="ce11">
            <text:p text:style-name="P44"><text:span text:style-name="T58">Parte del carro que acomoda la carga e interactúa con las estaciones.</text:span><text:span text:style-name="T59"/></text:p>
          </table:table-cell>
        </table:table-row>
        <table:table-row table:style-name="ro6" table:default-cell-style-name="ce1">
          <table:table-cell table:style-name="ce12">
            <text:p text:style-name="P45"><text:span text:style-name="T60">Nodo</text:span><text:span text:style-name="T61"/></text:p>
          </table:table-cell>
          <table:table-cell table:style-name="ce13">
            <text:p text:style-name="P46"><text:span text:style-name="T62">Punto del circuito donde puede detenerse el carro.</text:span><text:span text:style-name="T63"/></text:p>
          </table:table-cell>
        </table:table-row>
        <table:table-row table:style-name="ro7" table:default-cell-style-name="ce1">
          <table:table-cell table:style-name="ce14">
            <text:p text:style-name="P47"><text:span text:style-name="T64">Segmento</text:span><text:span text:style-name="T65"/></text:p>
          </table:table-cell>
          <table:table-cell table:style-name="ce15">
            <text:p text:style-name="P48"><text:span text:style-name="T66">Par ordenado de nodos que determinan un desplazamiento del carro.</text:span><text:span text:style-name="T67"/></text:p>
          </table:table-cell>
        </table:table-row>
        <table:table-row table:style-name="ro8" table:default-cell-style-name="ce1">
          <table:table-cell table:style-name="ce16">
            <text:p text:style-name="P49"><text:span text:style-name="T68">Estación</text:span><text:span text:style-name="T69"/></text:p>
          </table:table-cell>
          <table:table-cell table:style-name="ce17">
            <text:p text:style-name="P50"><text:span text:style-name="T70">Un nodo puede contener di</text:span><text:span text:style-name="T71">versas estaciones que representan diversos puntos de carga, descarga o proceso en la misma posición del circuito. La estación tiene asociados un lado (side: left, none, right). El tránsito puede indicar un nivel (level: level_0 .. level_15) en la estación.</text:span><text:span text:style-name="T72"/></text:p>
          </table:table-cell>
        </table:table-row>
        <table:table-row table:style-name="ro9" table:default-cell-style-name="ce1">
          <table:table-cell table:style-name="ce18">
            <text:p text:style-name="P51"><text:span text:style-name="T73">Comando de tránsito</text:span><text:span text:style-name="T74"/></text:p>
          </table:table-cell>
          <table:table-cell table:style-name="ce19">
            <text:p text:style-name="P52"><text:span text:style-name="T75">Es la operación básica del carro asociada a una estación. El carro se dirige de la posición en la que se encuentra al nodo asociado a la estación e interactúa con la estación para llevar a cabo la operación especificada: load, transit o unload.</text:span><text:span text:style-name="T76"/></text:p>
          </table:table-cell>
        </table:table-row>
        <table:table-row table:style-name="ro10" table:default-cell-style-name="ce1">
          <table:table-cell table:style-name="ce20">
            <text:p text:style-name="P53"><text:span text:style-name="T77">Carga (load)</text:span><text:span text:style-name="T78"/></text:p>
          </table:table-cell>
          <table:table-cell table:style-name="ce21">
            <text:p text:style-name="P54"><text:span text:style-name="T79">Operación en la que un carro vacío adquiere una carga en una estación de carga. El carro pasa a estar cargado (loaded).</text:span><text:span text:style-name="T80"/></text:p>
          </table:table-cell>
        </table:table-row>
        <table:table-row table:style-name="ro11" table:default-cell-style-name="ce1">
          <table:table-cell table:style-name="ce22">
            <text:p text:style-name="P55"><text:span text:style-name="T81">Tránsito (transit) en estación</text:span><text:span text:style-name="T82"/></text:p>
          </table:table-cell>
          <table:table-cell table:style-name="ce23">
            <text:p text:style-name="P56"><text:span text:style-name="T83">Operación en la que un carro cargado procesa una carga en una estación de tránsito. El carro continúa cargado al finalizar la operación.</text:span><text:span text:style-name="T84"/></text:p>
          </table:table-cell>
        </table:table-row>
        <table:table-row table:style-name="ro12" table:default-cell-style-name="ce1">
          <table:table-cell table:style-name="ce24">
            <text:p text:style-name="P57"><text:span text:style-name="T85">Descarga (unload)</text:span><text:span text:style-name="T86"/></text:p>
          </table:table-cell>
          <table:table-cell table:style-name="ce25">
            <text:p text:style-name="P58"><text:span text:style-name="T87">Operación en la que un carro cargado deposita su carga en una estación de descarga. El carro queda vacío.</text:span><text:span text:style-name="T88"/></text:p>
          </table:table-cell>
        </table:table-row>
      </table:table>
      <text:p text:style-name="P59"><text:span/><text:span/></text:p>
      <text:p text:style-name="P60"><text:span>El servicio</text:span><text:span/></text:p>
      <table:table table:style-name="ta2">
        <table:table-columns>
          <table:table-column table:style-name="co3"/>
          <table:table-column table:style-name="co4"/>
          <table:table-column table:style-name="co5"/>
        </table:table-columns>
        <table:table-row table:style-name="ro13" table:default-cell-style-name="ce26">
          <table:table-cell table:style-name="ce27">
            <text:p text:style-name="P61"><text:span>Dirección IP</text:span><text:span/></text:p>
          </table:table-cell>
          <table:table-cell table:style-name="ce28">
            <text:p text:style-name="P62"><text:span>La asignada en la instalación.</text:span><text:span/></text:p>
          </table:table-cell>
          <table:table-cell table:style-name="ce29">
            <text:p text:style-name="P63"><text:span>Ej.: 10.3.0.10</text:span><text:span/></text:p>
          </table:table-cell>
        </table:table-row>
        <table:table-row table:style-name="ro14" table:default-cell-style-name="ce26">
          <table:table-cell table:style-name="ce30">
            <text:p text:style-name="P64"><text:span>Puerto TCP</text:span><text:span/></text:p>
          </table:table-cell>
          <table:table-cell table:style-name="ce31">
            <text:p text:style-name="P65"><text:span>Configurable.</text:span><text:span/></text:p>
          </table:table-cell>
          <table:table-cell table:style-name="ce32">
            <text:p text:style-name="P66"><text:span>Ej.: 30000</text:span><text:span/></text:p>
          </table:table-cell>
        </table:table-row>
      </table:table>
      <text:p text:style-name="P67"><text:span/><text:span/></text:p>
      <text:p text:style-name="P68"><text:span>El gateway actúa como servidor TCP con una particularidad: sólo admite una conexión simultánea. Si se produce un error de comunicación, volver a conectar desconecta la conexión previa y la nueva </text:span><text:span>pasa a ser la única</text:span><text:span> válida.</text:span><text:span/></text:p>
      <text:p text:style-name="P69"><text:span>Tipos de</text:span><text:span> mensajes</text:span><text:span/></text:p>
      <text:p text:style-name="P70"><text:span>Los mensajes (en ambas direcciones) se envían en tramas delimitadas por los caracteres ascii &lt;STX&gt; y &lt;ETX&gt;. El contenido es ascii imprimible </text:span><text:span>y no contiene ninguno de estos caracteres</text:span><text:span>.</text:span><text:span/></text:p>
      <table:table table:style-name="ta3">
        <table:table-columns>
          <table:table-column table:style-name="co6"/>
          <table:table-column table:style-name="co7"/>
        </table:table-columns>
        <table:table-row table:style-name="ro15" table:default-cell-style-name="ce33">
          <table:table-cell table:style-name="ce34">
            <text:p text:style-name="P71"><text:span text:style-name="T89">STX</text:span><text:span text:style-name="T90"/></text:p>
          </table:table-cell>
          <table:table-cell table:style-name="ce35">
            <text:p text:style-name="P72"><text:span text:style-name="T91">0x02</text:span><text:span text:style-name="T92"/></text:p>
          </table:table-cell>
        </table:table-row>
        <table:table-row table:style-name="ro16" table:default-cell-style-name="ce33">
          <table:table-cell table:style-name="ce36">
            <text:p text:style-name="P73"><text:span text:style-name="T93">ETX</text:span><text:span text:style-name="T94"/></text:p>
          </table:table-cell>
          <table:table-cell table:style-name="ce37">
            <text:p text:style-name="P74"><text:span text:style-name="T95">0x03</text:span><text:span text:style-name="T96"/></text:p>
          </table:table-cell>
        </table:table-row>
      </table:table>
      <text:p text:style-name="P75"><text:span>Los 3 primeros caracteres del mensaje (order_type) determinan el tipo de mensaje, que a su vez determina su longitud. Los valores numéricos se envían como una cadena ascii, con espacios en las <text:tab/>posiciones no utilizadas.</text:span><text:span/></text:p>
      <table:table table:style-name="ta4">
        <table:table-columns>
          <table:table-column table:style-name="co8"/>
          <table:table-column table:style-name="co9"/>
          <table:table-column table:style-name="co10"/>
          <table:table-column table:style-name="co11"/>
          <table:table-column table:style-name="co12"/>
        </table:table-columns>
        <table:table-row table:style-name="ro17" table:default-cell-style-name="ce38">
          <table:table-cell table:style-name="ce39">
            <text:p text:style-name="P76"><text:span text:style-name="T97">Order_type</text:span><text:span text:style-name="T98"/></text:p>
          </table:table-cell>
          <table:table-cell table:style-name="ce40">
            <text:p text:style-name="P77"><text:span text:style-name="T99">Valor</text:span><text:span text:style-name="T100"/></text:p>
          </table:table-cell>
          <table:table-cell table:style-name="ce41">
            <text:p text:style-name="P78"><text:span text:style-name="T101">Dirección</text:span><text:span text:style-name="T102"/></text:p>
          </table:table-cell>
          <table:table-cell table:style-name="ce42">
            <text:p text:style-name="P79"><text:span text:style-name="T103">Longitud</text:span><text:span text:style-name="T104"/></text:p>
            <text:p text:style-name="P80"><text:span text:style-name="T105">mensaje</text:span><text:span text:style-name="T106"/></text:p>
          </table:table-cell>
          <table:table-cell table:style-name="ce43">
            <text:p text:style-name="P81"><text:span text:style-name="T107">Notas</text:span><text:span text:style-name="T108"/></text:p>
          </table:table-cell>
        </table:table-row>
        <table:table-row table:style-name="ro18" table:default-cell-style-name="ce38">
          <table:table-cell table:style-name="ce44">
            <text:p text:style-name="P82"><text:span text:style-name="T109">load</text:span><text:span text:style-name="T110"/></text:p>
          </table:table-cell>
          <table:table-cell table:style-name="ce45">
            <text:p text:style-name="P83"><text:span text:style-name="T111">1</text:span><text:span text:style-name="T112"/></text:p>
          </table:table-cell>
          <table:table-cell table:style-name="ce46">
            <text:p text:style-name="P84"><text:span text:style-name="T113">cliente-&gt;gateway</text:span><text:span text:style-name="T114"/></text:p>
          </table:table-cell>
          <table:table-cell table:style-name="ce47">
            <text:p text:style-name="P85"><text:span text:style-name="T115">55</text:span><text:span text:style-name="T116"/></text:p>
          </table:table-cell>
          <table:table-cell table:style-name="ce48">
            <text:p text:style-name="P86"><text:span text:style-name="T117">Ir a una estación a cargar.</text:span><text:span text:style-name="T118"/></text:p>
          </table:table-cell>
        </table:table-row>
        <table:table-row table:style-name="ro19" table:default-cell-style-name="ce38">
          <table:table-cell table:style-name="ce49">
            <text:p text:style-name="P87"><text:span text:style-name="T119">transit</text:span><text:span text:style-name="T120"/></text:p>
          </table:table-cell>
          <table:table-cell table:style-name="ce50">
            <text:p text:style-name="P88"><text:span text:style-name="T121">2</text:span><text:span text:style-name="T122"/></text:p>
          </table:table-cell>
          <table:table-cell table:style-name="ce51">
            <text:p text:style-name="P89"><text:span text:style-name="T123">cliente-&gt;gateway</text:span><text:span text:style-name="T124"/></text:p>
          </table:table-cell>
          <table:table-cell table:style-name="ce52">
            <text:p text:style-name="P90"><text:span text:style-name="T125">55</text:span><text:span text:style-name="T126"/></text:p>
          </table:table-cell>
          <table:table-cell table:style-name="ce53">
            <text:p text:style-name="P91"><text:span text:style-name="T127">Pasar por una estación para un proceso.</text:span><text:span text:style-name="T128"/></text:p>
          </table:table-cell>
        </table:table-row>
        <table:table-row table:style-name="ro20" table:default-cell-style-name="ce38">
          <table:table-cell table:style-name="ce54">
            <text:p text:style-name="P92"><text:span text:style-name="T129">unload</text:span><text:span text:style-name="T130"/></text:p>
          </table:table-cell>
          <table:table-cell table:style-name="ce55">
            <text:p text:style-name="P93"><text:span text:style-name="T131">3</text:span><text:span text:style-name="T132"/></text:p>
          </table:table-cell>
          <table:table-cell table:style-name="ce56">
            <text:p text:style-name="P94"><text:span text:style-name="T133">cliente-&gt;gateway</text:span><text:span text:style-name="T134"/></text:p>
          </table:table-cell>
          <table:table-cell table:style-name="ce57">
            <text:p text:style-name="P95"><text:span text:style-name="T135">55</text:span><text:span text:style-name="T136"/></text:p>
          </table:table-cell>
          <table:table-cell table:style-name="ce58">
            <text:p text:style-name="P96"><text:span text:style-name="T137">Ir a una estación a descargar.</text:span><text:span text:style-name="T138"/></text:p>
          </table:table-cell>
        </table:table-row>
        <table:table-row table:style-name="ro21" table:default-cell-style-name="ce38">
          <table:table-cell table:style-name="ce59">
            <text:p text:style-name="P97"><text:span text:style-name="T139">go_parking</text:span><text:span text:style-name="T140"/></text:p>
          </table:table-cell>
          <table:table-cell table:style-name="ce60">
            <text:p text:style-name="P98"><text:span text:style-name="T141">10</text:span><text:span text:style-name="T142"/></text:p>
          </table:table-cell>
          <table:table-cell table:style-name="ce61">
            <text:p text:style-name="P99"><text:span text:style-name="T143">cliente-&gt;gateway</text:span><text:span text:style-name="T144"/></text:p>
          </table:table-cell>
          <table:table-cell table:style-name="ce62">
            <text:p text:style-name="P100"><text:span text:style-name="T145">18</text:span><text:span text:style-name="T146"/></text:p>
          </table:table-cell>
          <table:table-cell table:style-name="ce63">
            <text:p text:style-name="P101"><text:span text:style-name="T147">Ir a una zona de parking.</text:span><text:span text:style-name="T148"/></text:p>
          </table:table-cell>
        </table:table-row>
        <table:table-row table:style-name="ro22" table:default-cell-style-name="ce38">
          <table:table-cell table:style-name="ce64">
            <text:p text:style-name="P102"><text:span text:style-name="T149">go_node</text:span><text:span text:style-name="T150"/></text:p>
          </table:table-cell>
          <table:table-cell table:style-name="ce65">
            <text:p text:style-name="P103"><text:span text:style-name="T151">15</text:span><text:span text:style-name="T152"/></text:p>
          </table:table-cell>
          <table:table-cell table:style-name="ce66">
            <text:p text:style-name="P104"><text:span text:style-name="T153">cliente-&gt;gateway</text:span><text:span text:style-name="T154"/></text:p>
          </table:table-cell>
          <table:table-cell table:style-name="ce67">
            <text:p text:style-name="P105"><text:span text:style-name="T155">18</text:span><text:span text:style-name="T156"/></text:p>
          </table:table-cell>
          <table:table-cell table:style-name="ce68">
            <text:p text:style-name="P106"><text:span text:style-name="T157">Ir a un nodo concreto.</text:span><text:span text:style-name="T158"/></text:p>
          </table:table-cell>
        </table:table-row>
        <table:table-row table:style-name="ro23" table:default-cell-style-name="ce38">
          <table:table-cell table:style-name="ce69">
            <text:p text:style-name="P107"><text:span text:style-name="T159">cancel_transits</text:span><text:span text:style-name="T160"/></text:p>
          </table:table-cell>
          <table:table-cell table:style-name="ce70">
            <text:p text:style-name="P108"><text:span text:style-name="T161">20</text:span><text:span text:style-name="T162"/></text:p>
          </table:table-cell>
          <table:table-cell table:style-name="ce71">
            <text:p text:style-name="P109"><text:span text:style-name="T163">cliente-&gt;gateway</text:span><text:span text:style-name="T164"/></text:p>
          </table:table-cell>
          <table:table-cell table:style-name="ce72">
            <text:p text:style-name="P110"><text:span text:style-name="T165">13</text:span><text:span text:style-name="T166"/></text:p>
          </table:table-cell>
          <table:table-cell table:style-name="ce73">
            <text:p text:style-name="P111"><text:span text:style-name="T167">Cancelar el(los) transito(s) en curso.</text:span><text:span text:style-name="T168"/></text:p>
          </table:table-cell>
        </table:table-row>
        <table:table-row table:style-name="ro24" table:default-cell-style-name="ce38">
          <table:table-cell table:style-name="ce74">
            <text:p text:style-name="P112"><text:span text:style-name="T169">send_command</text:span><text:span text:style-name="T170"/></text:p>
          </table:table-cell>
          <table:table-cell table:style-name="ce75">
            <text:p text:style-name="P113"><text:span text:style-name="T171">21</text:span><text:span text:style-name="T172"/></text:p>
          </table:table-cell>
          <table:table-cell table:style-name="ce76">
            <text:p text:style-name="P114"><text:span text:style-name="T173">cliente-&gt;gateway</text:span><text:span text:style-name="T174"/></text:p>
          </table:table-cell>
          <table:table-cell table:style-name="ce77">
            <text:p text:style-name="P115"><text:span text:style-name="T175">33</text:span><text:span text:style-name="T176"/></text:p>
          </table:table-cell>
          <table:table-cell table:style-name="ce78">
            <text:p text:style-name="P116"><text:span text:style-name="T177">Enviar orden al hook.</text:span><text:span text:style-name="T178"/></text:p>
          </table:table-cell>
        </table:table-row>
        <table:table-row table:style-name="ro25" table:default-cell-style-name="ce38">
          <table:table-cell table:style-name="ce79">
            <text:p text:style-name="P117"><text:span text:style-name="T179">send_inputs</text:span><text:span text:style-name="T180"/></text:p>
          </table:table-cell>
          <table:table-cell table:style-name="ce80">
            <text:p text:style-name="P118"><text:span text:style-name="T181">22</text:span><text:span text:style-name="T182"/></text:p>
          </table:table-cell>
          <table:table-cell table:style-name="ce81">
            <text:p text:style-name="P119"><text:span text:style-name="T183">cliente-&gt;gateway</text:span><text:span text:style-name="T184"/></text:p>
          </table:table-cell>
          <table:table-cell table:style-name="ce82">
            <text:p text:style-name="P120"><text:span text:style-name="T185">33</text:span><text:span text:style-name="T186"/></text:p>
          </table:table-cell>
          <table:table-cell table:style-name="ce83">
            <text:p text:style-name="P121"><text:span text:style-name="T187">Informar de inputs al hook.</text:span><text:span text:style-name="T188"/></text:p>
          </table:table-cell>
        </table:table-row>
        <table:table-row table:style-name="ro26" table:default-cell-style-name="ce38">
          <table:table-cell table:style-name="ce84">
            <text:p text:style-name="P122"><text:span text:style-name="T189">send_cargo_id</text:span><text:span text:style-name="T190"/></text:p>
          </table:table-cell>
          <table:table-cell table:style-name="ce85">
            <text:p text:style-name="P123"><text:span text:style-name="T191">23</text:span><text:span text:style-name="T192"/></text:p>
          </table:table-cell>
          <table:table-cell table:style-name="ce86">
            <text:p text:style-name="P124"><text:span text:style-name="T193">cliente-&gt;gateway</text:span><text:span text:style-name="T194"/></text:p>
          </table:table-cell>
          <table:table-cell table:style-name="ce87">
            <text:p text:style-name="P125"><text:span text:style-name="T195">33</text:span><text:span text:style-name="T196"/></text:p>
          </table:table-cell>
          <table:table-cell table:style-name="ce88">
            <text:p text:style-name="P126"><text:span text:style-name="T197">Asociar cargo_id con el tránsito.</text:span><text:span text:style-name="T198"/></text:p>
          </table:table-cell>
        </table:table-row>
        <table:table-row table:style-name="ro27" table:default-cell-style-name="ce38">
          <table:table-cell table:style-name="ce89">
            <text:p text:style-name="P127"><text:span text:style-name="T199">cross_granted</text:span><text:span text:style-name="T200"/></text:p>
          </table:table-cell>
          <table:table-cell table:style-name="ce90">
            <text:p text:style-name="P128"><text:span text:style-name="T201">30</text:span><text:span text:style-name="T202"/></text:p>
          </table:table-cell>
          <table:table-cell table:style-name="ce91">
            <text:p text:style-name="P129"><text:span text:style-name="T203">cliente-&gt;gateway</text:span><text:span text:style-name="T204"/></text:p>
          </table:table-cell>
          <table:table-cell table:style-name="ce92">
            <text:p text:style-name="P130"><text:span text:style-name="T205">18</text:span><text:span text:style-name="T206"/></text:p>
          </table:table-cell>
          <table:table-cell table:style-name="ce93">
            <text:p text:style-name="P131"><text:span text:style-name="T207">Conceder permiso de paso a un segmento.</text:span><text:span text:style-name="T208"/></text:p>
          </table:table-cell>
        </table:table-row>
        <table:table-row table:style-name="ro28" table:default-cell-style-name="ce38">
          <table:table-cell table:style-name="ce94">
            <text:p text:style-name="P132"><text:span text:style-name="T209">idle_processing</text:span><text:span text:style-name="T210"/></text:p>
          </table:table-cell>
          <table:table-cell table:style-name="ce95">
            <text:p text:style-name="P133"><text:span text:style-name="T211">50</text:span><text:span text:style-name="T212"/></text:p>
          </table:table-cell>
          <table:table-cell table:style-name="ce96">
            <text:p text:style-name="P134"><text:span text:style-name="T213">cliente-&gt;gateway</text:span><text:span text:style-name="T214"/></text:p>
          </table:table-cell>
          <table:table-cell table:style-name="ce97">
            <text:p text:style-name="P135"><text:span text:style-name="T215">8</text:span><text:span text:style-name="T216"/></text:p>
          </table:table-cell>
          <table:table-cell table:style-name="ce98">
            <text:p text:style-name="P136"><text:span text:style-name="T217">Iniciar ciclo de mantenimiento.</text:span><text:span text:style-name="T218"/></text:p>
          </table:table-cell>
        </table:table-row>
        <table:table-row table:style-name="ro29" table:default-cell-style-name="ce38">
          <table:table-cell table:style-name="ce99">
            <text:p text:style-name="P137"><text:span text:style-name="T219">transit_ack</text:span><text:span text:style-name="T220"/></text:p>
          </table:table-cell>
          <table:table-cell table:style-name="ce100">
            <text:p text:style-name="P138"><text:span text:style-name="T221">100</text:span><text:span text:style-name="T222"/></text:p>
          </table:table-cell>
          <table:table-cell table:style-name="ce101">
            <text:p text:style-name="P139"><text:span text:style-name="T223">gateway-&gt;cliente</text:span><text:span text:style-name="T224"/></text:p>
          </table:table-cell>
          <table:table-cell table:style-name="ce102">
            <text:p text:style-name="P140"><text:span text:style-name="T225">31</text:span><text:span text:style-name="T226"/></text:p>
          </table:table-cell>
          <table:table-cell table:style-name="ce103">
            <text:p text:style-name="P141"><text:span text:style-name="T227">Respuesta positiva con identificador de tránsito. (Para load, transit, unload, go_parking, go_node).</text:span><text:span text:style-name="T228"/></text:p>
          </table:table-cell>
        </table:table-row>
        <table:table-row table:style-name="ro30" table:default-cell-style-name="ce38">
          <table:table-cell table:style-name="ce104">
            <text:p text:style-name="P142"><text:span text:style-name="T229">ack</text:span><text:span text:style-name="T230"/></text:p>
          </table:table-cell>
          <table:table-cell table:style-name="ce105">
            <text:p text:style-name="P143"><text:span text:style-name="T231">101</text:span><text:span text:style-name="T232"/></text:p>
          </table:table-cell>
          <table:table-cell table:style-name="ce106">
            <text:p text:style-name="P144"><text:span text:style-name="T233">gateway-&gt;cliente</text:span><text:span text:style-name="T234"/></text:p>
          </table:table-cell>
          <table:table-cell table:style-name="ce107">
            <text:p text:style-name="P145"><text:span text:style-name="T235">21</text:span><text:span text:style-name="T236"/></text:p>
          </table:table-cell>
          <table:table-cell table:style-name="ce108">
            <text:p text:style-name="P146"><text:span text:style-name="T237">Respuesta positiva para otros mensajes.</text:span><text:span text:style-name="T238"/></text:p>
          </table:table-cell>
        </table:table-row>
        <table:table-row table:style-name="ro31" table:default-cell-style-name="ce38">
          <table:table-cell table:style-name="ce109">
            <text:p text:style-name="P147"><text:span text:style-name="T239">nack</text:span><text:span text:style-name="T240"/></text:p>
          </table:table-cell>
          <table:table-cell table:style-name="ce110">
            <text:p text:style-name="P148"><text:span text:style-name="T241">102</text:span><text:span text:style-name="T242"/></text:p>
          </table:table-cell>
          <table:table-cell table:style-name="ce111">
            <text:p text:style-name="P149"><text:span text:style-name="T243">gateway-&gt;cliente</text:span><text:span text:style-name="T244"/></text:p>
          </table:table-cell>
          <table:table-cell table:style-name="ce112">
            <text:p text:style-name="P150"><text:span text:style-name="T245">101</text:span><text:span text:style-name="T246"/></text:p>
          </table:table-cell>
          <table:table-cell table:style-name="ce113">
            <text:p text:style-name="P151"><text:span text:style-name="T247">Respuesta negativa con mensaje de error.</text:span><text:span text:style-name="T248"/></text:p>
          </table:table-cell>
        </table:table-row>
        <table:table-row table:style-name="ro32" table:default-cell-style-name="ce38">
          <table:table-cell table:style-name="ce114">
            <text:p text:style-name="P152"><text:span text:style-name="T249">cart_state</text:span><text:span text:style-name="T250"/></text:p>
          </table:table-cell>
          <table:table-cell table:style-name="ce115">
            <text:p text:style-name="P153"><text:span text:style-name="T251">200</text:span><text:span text:style-name="T252"/></text:p>
          </table:table-cell>
          <table:table-cell table:style-name="ce116">
            <text:p text:style-name="P154"><text:span text:style-name="T253">gateway-&gt;cliente</text:span><text:span text:style-name="T254"/></text:p>
          </table:table-cell>
          <table:table-cell table:style-name="ce117">
            <text:p text:style-name="P155"><text:span text:style-name="T255">206</text:span><text:span text:style-name="T256"/></text:p>
          </table:table-cell>
          <table:table-cell table:style-name="ce118">
            <text:p text:style-name="P156"><text:span text:style-name="T257">Actualización del estado del carro.</text:span><text:span text:style-name="T258"/></text:p>
          </table:table-cell>
        </table:table-row>
        <table:table-row table:style-name="ro33" table:default-cell-style-name="ce38">
          <table:table-cell table:style-name="ce119">
            <text:p text:style-name="P157"><text:span text:style-name="T259">circuit_state</text:span><text:span text:style-name="T260"/></text:p>
          </table:table-cell>
          <table:table-cell table:style-name="ce120">
            <text:p text:style-name="P158"><text:span text:style-name="T261">201</text:span><text:span text:style-name="T262"/></text:p>
          </table:table-cell>
          <table:table-cell table:style-name="ce121">
            <text:p text:style-name="P159"><text:span text:style-name="T263">gateway-&gt;cliente</text:span><text:span text:style-name="T264"/></text:p>
          </table:table-cell>
          <table:table-cell table:style-name="ce122">
            <text:p text:style-name="P160"><text:span text:style-name="T265">32</text:span><text:span text:style-name="T266"/></text:p>
          </table:table-cell>
          <table:table-cell table:style-name="ce123">
            <text:p text:style-name="P161"><text:span text:style-name="T267">Actualización del estado del circuito.</text:span><text:span text:style-name="T268"/></text:p>
          </table:table-cell>
        </table:table-row>
        <table:table-row table:style-name="ro34" table:default-cell-style-name="ce38">
          <table:table-cell table:style-name="ce124">
            <text:p text:style-name="P162"><text:span text:style-name="T269">station_state</text:span><text:span text:style-name="T270"/></text:p>
          </table:table-cell>
          <table:table-cell table:style-name="ce125">
            <text:p text:style-name="P163"><text:span text:style-name="T271">202</text:span><text:span text:style-name="T272"/></text:p>
          </table:table-cell>
          <table:table-cell table:style-name="ce126">
            <text:p text:style-name="P164"><text:span text:style-name="T273">gateway-&gt;cliente</text:span><text:span text:style-name="T274"/></text:p>
          </table:table-cell>
          <table:table-cell table:style-name="ce127">
            <text:p text:style-name="P165"><text:span text:style-name="T275"/><text:span text:style-name="T276"/></text:p>
          </table:table-cell>
          <table:table-cell table:style-name="ce128">
            <text:p text:style-name="P166"><text:span text:style-name="T277">Actualización del estado de </text:span><text:span text:style-name="T278">la estación</text:span><text:span text:style-name="T279"/></text:p>
          </table:table-cell>
        </table:table-row>
      </table:table>
      <text:p text:style-name="P167"><text:span/><text:span/></text:p>
      <text:p text:style-name="P168"><text:span/><text:span/></text:p>
      <text:p text:style-name="P169"><text:span/><text:span/></text:p>
      <text:p text:style-name="P170"><text:span/><text:span/></text:p>
      <text:p text:style-name="P171"><text:span/><text:span/></text:p>
      <text:p text:style-name="P172"><text:span/><text:span/></text:p>
      <text:p text:style-name="P173"><text:span/><text:span/></text:p>
      <text:p text:style-name="P174"><text:span>Órdenes hacia el gateway</text:span><text:span/></text:p>
      <text:list text:style-name="WWNum1" text:continue-numbering="true">
        <text:list-item>
          <text:list>
            <text:list-item>
              <text:list>
                <text:list-item>
                  <text:h text:outline-level="4" text:restart-numbering="0" text:is-list-header="0" text:style-name="P175"><text:span>Order_types: load, transit, unload.</text:span><text:span/></text:h>
                </text:list-item>
              </text:list>
            </text:list-item>
          </text:list>
        </text:list-item>
      </text:list>
      <table:table table:style-name="ta5">
        <table:table-columns>
          <table:table-column table:style-name="co13"/>
          <table:table-column table:style-name="co14"/>
          <table:table-column table:style-name="co15"/>
        </table:table-columns>
        <table:table-row table:style-name="ro35" table:default-cell-style-name="ce129">
          <table:table-cell table:style-name="ce130">
            <text:p text:style-name="P176"><text:span text:style-name="T280">Campo</text:span><text:span text:style-name="T281"/></text:p>
          </table:table-cell>
          <table:table-cell table:style-name="ce131">
            <text:p text:style-name="P177"><text:span text:style-name="T282">Longitud</text:span><text:span text:style-name="T283"/></text:p>
          </table:table-cell>
          <table:table-cell table:style-name="ce132">
            <text:p text:style-name="P178"><text:span text:style-name="T284">Descripción</text:span><text:span text:style-name="T285"/></text:p>
          </table:table-cell>
        </table:table-row>
        <table:table-row table:style-name="ro36" table:default-cell-style-name="ce129">
          <table:table-cell table:style-name="ce133">
            <text:p text:style-name="P179"><text:span text:style-name="T286">type</text:span><text:span text:style-name="T287"/></text:p>
          </table:table-cell>
          <table:table-cell table:style-name="ce134">
            <text:p text:style-name="P180"><text:span text:style-name="T288">3</text:span><text:span text:style-name="T289"/></text:p>
          </table:table-cell>
          <table:table-cell table:style-name="ce135">
            <text:p text:style-name="P181"><text:span text:style-name="T290">Load, transit o unload. Ver Order_type.</text:span><text:span text:style-name="T291"/></text:p>
          </table:table-cell>
        </table:table-row>
        <table:table-row table:style-name="ro37" table:default-cell-style-name="ce129">
          <table:table-cell table:style-name="ce136">
            <text:p text:style-name="P182"><text:span text:style-name="T292">msg_id</text:span><text:span text:style-name="T293"/></text:p>
          </table:table-cell>
          <table:table-cell table:style-name="ce137">
            <text:p text:style-name="P183"><text:span text:style-name="T294">5</text:span><text:span text:style-name="T295"/></text:p>
          </table:table-cell>
          <table:table-cell table:style-name="ce138">
            <text:p text:style-name="P184"><text:span text:style-name="T296">Identificador de mensaje. Incrementar en cada nuevo mensaje.</text:span><text:span text:style-name="T297"/></text:p>
          </table:table-cell>
        </table:table-row>
        <table:table-row table:style-name="ro38" table:default-cell-style-name="ce129">
          <table:table-cell table:style-name="ce139">
            <text:p text:style-name="P185"><text:span text:style-name="T298">cart_id</text:span><text:span text:style-name="T299"/></text:p>
          </table:table-cell>
          <table:table-cell table:style-name="ce140">
            <text:p text:style-name="P186"><text:span text:style-name="T300">5</text:span><text:span text:style-name="T301"/></text:p>
          </table:table-cell>
          <table:table-cell table:style-name="ce141">
            <text:p text:style-name="P187"><text:span text:style-name="T302">Identificador del carro.</text:span><text:span text:style-name="T303"/></text:p>
          </table:table-cell>
        </table:table-row>
        <table:table-row table:style-name="ro39" table:default-cell-style-name="ce129">
          <table:table-cell table:style-name="ce142">
            <text:p text:style-name="P188"><text:span text:style-name="T304">station_id</text:span><text:span text:style-name="T305"/></text:p>
          </table:table-cell>
          <table:table-cell table:style-name="ce143">
            <text:p text:style-name="P189"><text:span text:style-name="T306">5</text:span><text:span text:style-name="T307"/></text:p>
          </table:table-cell>
          <table:table-cell table:style-name="ce144">
            <text:p text:style-name="P190"><text:span text:style-name="T308">Identificador de la estación.</text:span><text:span text:style-name="T309"/></text:p>
          </table:table-cell>
        </table:table-row>
        <table:table-row table:style-name="ro40" table:default-cell-style-name="ce129">
          <table:table-cell table:style-name="ce145">
            <text:p text:style-name="P191"><text:span text:style-name="T310">station_type</text:span><text:span text:style-name="T311"/></text:p>
          </table:table-cell>
          <table:table-cell table:style-name="ce146">
            <text:p text:style-name="P192"><text:span text:style-name="T312">5</text:span><text:span text:style-name="T313"/></text:p>
          </table:table-cell>
          <table:table-cell table:style-name="ce147">
            <text:p text:style-name="P193"><text:span text:style-name="T314">Cuando se usa, la estación queda identificada por station_id, station_type.</text:span><text:span text:style-name="T315"/></text:p>
          </table:table-cell>
        </table:table-row>
        <table:table-row table:style-name="ro41" table:default-cell-style-name="ce129">
          <table:table-cell table:style-name="ce148">
            <text:p text:style-name="P194"><text:span text:style-name="T316">level</text:span><text:span text:style-name="T317"/></text:p>
          </table:table-cell>
          <table:table-cell table:style-name="ce149">
            <text:p text:style-name="P195"><text:span text:style-name="T318">2</text:span><text:span text:style-name="T319"/></text:p>
          </table:table-cell>
          <table:table-cell table:style-name="ce150">
            <text:p text:style-name="P196"><text:span text:style-name="T320">[0..15] para escoger el nivel dentro de la estación.</text:span><text:span text:style-name="T321"/></text:p>
          </table:table-cell>
        </table:table-row>
        <table:table-row table:style-name="ro42" table:default-cell-style-name="ce129">
          <table:table-cell table:style-name="ce151">
            <text:p text:style-name="P197"><text:span text:style-name="T322">options</text:span><text:span text:style-name="T323"/></text:p>
          </table:table-cell>
          <table:table-cell table:style-name="ce152">
            <text:p text:style-name="P198"><text:span text:style-name="T324">10</text:span><text:span text:style-name="T325"/></text:p>
          </table:table-cell>
          <table:table-cell table:style-name="ce153">
            <text:p text:style-name="P199"><text:span text:style-name="T326">Opciones que modifican la orden, según aplicación.</text:span><text:span text:style-name="T327"/></text:p>
          </table:table-cell>
        </table:table-row>
        <table:table-row table:style-name="ro43" table:default-cell-style-name="ce129">
          <table:table-cell table:style-name="ce154">
            <text:p text:style-name="P200"><text:span text:style-name="T328">initial_inputs</text:span><text:span text:style-name="T329"/></text:p>
          </table:table-cell>
          <table:table-cell table:style-name="ce155">
            <text:p text:style-name="P201"><text:span text:style-name="T330">10</text:span><text:span text:style-name="T331"/></text:p>
          </table:table-cell>
          <table:table-cell table:style-name="ce156">
            <text:p text:style-name="P202"><text:span text:style-name="T332">Valor inicial de “inputs” que el hook ve de la estación.</text:span><text:span text:style-name="T333"/></text:p>
          </table:table-cell>
        </table:table-row>
        <table:table-row table:style-name="ro44" table:default-cell-style-name="ce129">
          <table:table-cell table:style-name="ce157">
            <text:p text:style-name="P203"><text:span text:style-name="T334">cargo_id</text:span><text:span text:style-name="T335"/></text:p>
          </table:table-cell>
          <table:table-cell table:style-name="ce158">
            <text:p text:style-name="P204"><text:span text:style-name="T336">10</text:span><text:span text:style-name="T337"/></text:p>
          </table:table-cell>
          <table:table-cell table:style-name="ce159">
            <text:p text:style-name="P205"><text:span text:style-name="T338">Identificador de la carga o el tránsito de uso libre.</text:span><text:span text:style-name="T339"/></text:p>
          </table:table-cell>
        </table:table-row>
      </table:table>
      <text:p text:style-name="P206"><text:span>El gateway responde con transit_ack o nack.</text:span><text:span/></text:p>
      <text:list>
        <text:list-item>
          <text:p text:style-name="P207"><text:span>Order_type: </text:span><text:span>go_parking</text:span><text:span>.</text:span><text:span/></text:p>
        </text:list-item>
      </text:list>
      <table:table table:style-name="ta6">
        <table:table-columns>
          <table:table-column table:style-name="co16"/>
          <table:table-column table:style-name="co17"/>
          <table:table-column table:style-name="co18"/>
        </table:table-columns>
        <table:table-row table:style-name="ro45" table:default-cell-style-name="ce160">
          <table:table-cell table:style-name="ce161">
            <text:p text:style-name="P208"><text:span text:style-name="T340">Campo</text:span><text:span text:style-name="T341"/></text:p>
          </table:table-cell>
          <table:table-cell table:style-name="ce162">
            <text:p text:style-name="P209"><text:span text:style-name="T342">Longitud</text:span><text:span text:style-name="T343"/></text:p>
          </table:table-cell>
          <table:table-cell table:style-name="ce163">
            <text:p text:style-name="P210"><text:span text:style-name="T344">Descripción</text:span><text:span text:style-name="T345"/></text:p>
          </table:table-cell>
        </table:table-row>
        <table:table-row table:style-name="ro46" table:default-cell-style-name="ce160">
          <table:table-cell table:style-name="ce164">
            <text:p text:style-name="P211"><text:span text:style-name="T346">type</text:span><text:span text:style-name="T347"/></text:p>
          </table:table-cell>
          <table:table-cell table:style-name="ce165">
            <text:p text:style-name="P212"><text:span text:style-name="T348">3</text:span><text:span text:style-name="T349"/></text:p>
          </table:table-cell>
          <table:table-cell table:style-name="ce166">
            <text:p text:style-name="P213"><text:span text:style-name="T350">go_parking. Ver Order_type.</text:span><text:span text:style-name="T351"/></text:p>
          </table:table-cell>
        </table:table-row>
        <table:table-row table:style-name="ro47" table:default-cell-style-name="ce160">
          <table:table-cell table:style-name="ce167">
            <text:p text:style-name="P214"><text:span text:style-name="T352">msg_id</text:span><text:span text:style-name="T353"/></text:p>
          </table:table-cell>
          <table:table-cell table:style-name="ce168">
            <text:p text:style-name="P215"><text:span text:style-name="T354">5</text:span><text:span text:style-name="T355"/></text:p>
          </table:table-cell>
          <table:table-cell table:style-name="ce169">
            <text:p text:style-name="P216"><text:span text:style-name="T356">Identificador de mensaje. Incrementar en cada nuevo mensaje.</text:span><text:span text:style-name="T357"/></text:p>
          </table:table-cell>
        </table:table-row>
        <table:table-row table:style-name="ro48" table:default-cell-style-name="ce160">
          <table:table-cell table:style-name="ce170">
            <text:p text:style-name="P217"><text:span text:style-name="T358">cart_id</text:span><text:span text:style-name="T359"/></text:p>
          </table:table-cell>
          <table:table-cell table:style-name="ce171">
            <text:p text:style-name="P218"><text:span text:style-name="T360">5</text:span><text:span text:style-name="T361"/></text:p>
          </table:table-cell>
          <table:table-cell table:style-name="ce172">
            <text:p text:style-name="P219"><text:span text:style-name="T362">Identificador del carro.</text:span><text:span text:style-name="T363"/></text:p>
          </table:table-cell>
        </table:table-row>
        <table:table-row table:style-name="ro49" table:default-cell-style-name="ce160">
          <table:table-cell table:style-name="ce173">
            <text:p text:style-name="P220"><text:span text:style-name="T364">parking_node</text:span><text:span text:style-name="T365"/></text:p>
          </table:table-cell>
          <table:table-cell table:style-name="ce174">
            <text:p text:style-name="P221"><text:span text:style-name="T366">5</text:span><text:span text:style-name="T367"/></text:p>
          </table:table-cell>
          <table:table-cell table:style-name="ce175">
            <text:p text:style-name="P222"><text:span text:style-name="T368">Nodo (de salida) </text:span><text:span text:style-name="T369">del parking, </text:span><text:span text:style-name="T370">o 0 cero para más próximo</text:span><text:span text:style-name="T371">.</text:span><text:span text:style-name="T372"/></text:p>
          </table:table-cell>
        </table:table-row>
      </table:table>
      <text:p text:style-name="P223"><text:span>El gateway responde con transit_ack o nack.</text:span><text:span/></text:p>
      <text:list>
        <text:list-item>
          <text:p text:style-name="P224"><text:span>Order_type: </text:span><text:span>go_node</text:span><text:span>.</text:span><text:span/></text:p>
        </text:list-item>
      </text:list>
      <table:table table:style-name="ta7">
        <table:table-columns>
          <table:table-column table:style-name="co19"/>
          <table:table-column table:style-name="co20"/>
          <table:table-column table:style-name="co21"/>
        </table:table-columns>
        <table:table-row table:style-name="ro50" table:default-cell-style-name="ce176">
          <table:table-cell table:style-name="ce177">
            <text:p text:style-name="P225"><text:span text:style-name="T373">Campo</text:span><text:span text:style-name="T374"/></text:p>
          </table:table-cell>
          <table:table-cell table:style-name="ce178">
            <text:p text:style-name="P226"><text:span text:style-name="T375">Longitud</text:span><text:span text:style-name="T376"/></text:p>
          </table:table-cell>
          <table:table-cell table:style-name="ce179">
            <text:p text:style-name="P227"><text:span text:style-name="T377">Descripción</text:span><text:span text:style-name="T378"/></text:p>
          </table:table-cell>
        </table:table-row>
        <table:table-row table:style-name="ro51" table:default-cell-style-name="ce176">
          <table:table-cell table:style-name="ce180">
            <text:p text:style-name="P228"><text:span text:style-name="T379">type</text:span><text:span text:style-name="T380"/></text:p>
          </table:table-cell>
          <table:table-cell table:style-name="ce181">
            <text:p text:style-name="P229"><text:span text:style-name="T381">3</text:span><text:span text:style-name="T382"/></text:p>
          </table:table-cell>
          <table:table-cell table:style-name="ce182">
            <text:p text:style-name="P230"><text:span text:style-name="T383">go_node. Ver Order_type.</text:span><text:span text:style-name="T384"/></text:p>
          </table:table-cell>
        </table:table-row>
        <table:table-row table:style-name="ro52" table:default-cell-style-name="ce176">
          <table:table-cell table:style-name="ce183">
            <text:p text:style-name="P231"><text:span text:style-name="T385">msg_id</text:span><text:span text:style-name="T386"/></text:p>
          </table:table-cell>
          <table:table-cell table:style-name="ce184">
            <text:p text:style-name="P232"><text:span text:style-name="T387">5</text:span><text:span text:style-name="T388"/></text:p>
          </table:table-cell>
          <table:table-cell table:style-name="ce185">
            <text:p text:style-name="P233"><text:span text:style-name="T389">Identificador de mensaje. Incrementar en cada nuevo mensaje.</text:span><text:span text:style-name="T390"/></text:p>
          </table:table-cell>
        </table:table-row>
        <table:table-row table:style-name="ro53" table:default-cell-style-name="ce176">
          <table:table-cell table:style-name="ce186">
            <text:p text:style-name="P234"><text:span text:style-name="T391">cart_id</text:span><text:span text:style-name="T392"/></text:p>
          </table:table-cell>
          <table:table-cell table:style-name="ce187">
            <text:p text:style-name="P235"><text:span text:style-name="T393">5</text:span><text:span text:style-name="T394"/></text:p>
          </table:table-cell>
          <table:table-cell table:style-name="ce188">
            <text:p text:style-name="P236"><text:span text:style-name="T395">Identificador del carro.</text:span><text:span text:style-name="T396"/></text:p>
          </table:table-cell>
        </table:table-row>
        <table:table-row table:style-name="ro54" table:default-cell-style-name="ce176">
          <table:table-cell table:style-name="ce189">
            <text:p text:style-name="P237"><text:span text:style-name="T397">node</text:span><text:span text:style-name="T398"/></text:p>
          </table:table-cell>
          <table:table-cell table:style-name="ce190">
            <text:p text:style-name="P238"><text:span text:style-name="T399">5</text:span><text:span text:style-name="T400"/></text:p>
          </table:table-cell>
          <table:table-cell table:style-name="ce191">
            <text:p text:style-name="P239"><text:span text:style-name="T401">Nodo destino.</text:span><text:span text:style-name="T402"/></text:p>
          </table:table-cell>
        </table:table-row>
      </table:table>
      <text:p text:style-name="P240"><text:span>El gateway responde con transit_ack o nack.</text:span><text:span/></text:p>
      <text:list>
        <text:list-item>
          <text:p text:style-name="P241"><text:span>Order_type: </text:span><text:span>cancel_transits</text:span><text:span>.</text:span><text:span/></text:p>
        </text:list-item>
      </text:list>
      <table:table table:style-name="ta8">
        <table:table-columns>
          <table:table-column table:style-name="co22"/>
          <table:table-column table:style-name="co23"/>
          <table:table-column table:style-name="co24"/>
        </table:table-columns>
        <table:table-row table:style-name="ro55" table:default-cell-style-name="ce192">
          <table:table-cell table:style-name="ce193">
            <text:p text:style-name="P242"><text:span text:style-name="T403">Campo</text:span><text:span text:style-name="T404"/></text:p>
          </table:table-cell>
          <table:table-cell table:style-name="ce194">
            <text:p text:style-name="P243"><text:span text:style-name="T405">Longitud</text:span><text:span text:style-name="T406"/></text:p>
          </table:table-cell>
          <table:table-cell table:style-name="ce195">
            <text:p text:style-name="P244"><text:span text:style-name="T407">Descripción</text:span><text:span text:style-name="T408"/></text:p>
          </table:table-cell>
        </table:table-row>
        <table:table-row table:style-name="ro56" table:default-cell-style-name="ce192">
          <table:table-cell table:style-name="ce196">
            <text:p text:style-name="P245"><text:span text:style-name="T409">type</text:span><text:span text:style-name="T410"/></text:p>
          </table:table-cell>
          <table:table-cell table:style-name="ce197">
            <text:p text:style-name="P246"><text:span text:style-name="T411">3</text:span><text:span text:style-name="T412"/></text:p>
          </table:table-cell>
          <table:table-cell table:style-name="ce198">
            <text:p text:style-name="P247"><text:span text:style-name="T413">cancel_transits. Ver Order_type.</text:span><text:span text:style-name="T414"/></text:p>
          </table:table-cell>
        </table:table-row>
        <table:table-row table:style-name="ro57" table:default-cell-style-name="ce192">
          <table:table-cell table:style-name="ce199">
            <text:p text:style-name="P248"><text:span text:style-name="T415">msg_id</text:span><text:span text:style-name="T416"/></text:p>
          </table:table-cell>
          <table:table-cell table:style-name="ce200">
            <text:p text:style-name="P249"><text:span text:style-name="T417">5</text:span><text:span text:style-name="T418"/></text:p>
          </table:table-cell>
          <table:table-cell table:style-name="ce201">
            <text:p text:style-name="P250"><text:span text:style-name="T419">Identificador de mensaje. Incrementar en cada nuevo mensaje.</text:span><text:span text:style-name="T420"/></text:p>
          </table:table-cell>
        </table:table-row>
        <table:table-row table:style-name="ro58" table:default-cell-style-name="ce192">
          <table:table-cell table:style-name="ce202">
            <text:p text:style-name="P251"><text:span text:style-name="T421">cart_id</text:span><text:span text:style-name="T422"/></text:p>
          </table:table-cell>
          <table:table-cell table:style-name="ce203">
            <text:p text:style-name="P252"><text:span text:style-name="T423">5</text:span><text:span text:style-name="T424"/></text:p>
          </table:table-cell>
          <table:table-cell table:style-name="ce204">
            <text:p text:style-name="P253"><text:span text:style-name="T425">Identificador del carro.</text:span><text:span text:style-name="T426"/></text:p>
          </table:table-cell>
        </table:table-row>
      </table:table>
      <text:p text:style-name="P254"><text:span>El gateway responde con ack o nack.</text:span><text:span/></text:p>
      <text:p text:style-name="P255"><text:span>Cancela cualquier tránsito en curso o pendiente en el carro. El carro soporta dos ordenes de tránsito simultáneas (p</text:span><text:span>or </text:span><text:span>ej</text:span><text:span>emplo,</text:span><text:span> load+unload). Ver cart_state.</text:span><text:span/></text:p>
      <text:p text:style-name="P256"><text:span/><text:span/></text:p>
      <text:p text:style-name="P257"><text:span/><text:span/></text:p>
      <text:list>
        <text:list-item>
          <text:p text:style-name="P258"><text:span>Order_type: </text:span><text:span>send_command</text:span><text:span>.</text:span><text:span/></text:p>
        </text:list-item>
      </text:list>
      <table:table table:style-name="ta9">
        <table:table-columns>
          <table:table-column table:style-name="co25"/>
          <table:table-column table:style-name="co26"/>
          <table:table-column table:style-name="co27"/>
        </table:table-columns>
        <table:table-row table:style-name="ro59" table:default-cell-style-name="ce205">
          <table:table-cell table:style-name="ce206">
            <text:p text:style-name="P259"><text:span text:style-name="T427">Campo</text:span><text:span text:style-name="T428"/></text:p>
          </table:table-cell>
          <table:table-cell table:style-name="ce207">
            <text:p text:style-name="P260"><text:span text:style-name="T429">Longitud</text:span><text:span text:style-name="T430"/></text:p>
          </table:table-cell>
          <table:table-cell table:style-name="ce208">
            <text:p text:style-name="P261"><text:span text:style-name="T431">Descripción</text:span><text:span text:style-name="T432"/></text:p>
          </table:table-cell>
        </table:table-row>
        <table:table-row table:style-name="ro60" table:default-cell-style-name="ce205">
          <table:table-cell table:style-name="ce209">
            <text:p text:style-name="P262"><text:span text:style-name="T433">type</text:span><text:span text:style-name="T434"/></text:p>
          </table:table-cell>
          <table:table-cell table:style-name="ce210">
            <text:p text:style-name="P263"><text:span text:style-name="T435">3</text:span><text:span text:style-name="T436"/></text:p>
          </table:table-cell>
          <table:table-cell table:style-name="ce211">
            <text:p text:style-name="P264"><text:span text:style-name="T437">send_command. Ver Order_type.</text:span><text:span text:style-name="T438"/></text:p>
          </table:table-cell>
        </table:table-row>
        <table:table-row table:style-name="ro61" table:default-cell-style-name="ce205">
          <table:table-cell table:style-name="ce212">
            <text:p text:style-name="P265"><text:span text:style-name="T439">msg_id</text:span><text:span text:style-name="T440"/></text:p>
          </table:table-cell>
          <table:table-cell table:style-name="ce213">
            <text:p text:style-name="P266"><text:span text:style-name="T441">5</text:span><text:span text:style-name="T442"/></text:p>
          </table:table-cell>
          <table:table-cell table:style-name="ce214">
            <text:p text:style-name="P267"><text:span text:style-name="T443">Identificador de mensaje. Incrementar en cada nuevo mensaje.</text:span><text:span text:style-name="T444"/></text:p>
          </table:table-cell>
        </table:table-row>
        <table:table-row table:style-name="ro62" table:default-cell-style-name="ce205">
          <table:table-cell table:style-name="ce215">
            <text:p text:style-name="P268"><text:span text:style-name="T445">cart_id</text:span><text:span text:style-name="T446"/></text:p>
          </table:table-cell>
          <table:table-cell table:style-name="ce216">
            <text:p text:style-name="P269"><text:span text:style-name="T447">5</text:span><text:span text:style-name="T448"/></text:p>
          </table:table-cell>
          <table:table-cell table:style-name="ce217">
            <text:p text:style-name="P270"><text:span text:style-name="T449">Identificador del carro.</text:span><text:span text:style-name="T450"/></text:p>
          </table:table-cell>
        </table:table-row>
        <table:table-row table:style-name="ro63" table:default-cell-style-name="ce205">
          <table:table-cell table:style-name="ce218">
            <text:p text:style-name="P271"><text:span text:style-name="T451">transit_id</text:span><text:span text:style-name="T452"/></text:p>
          </table:table-cell>
          <table:table-cell table:style-name="ce219">
            <text:p text:style-name="P272"><text:span text:style-name="T453">10</text:span><text:span text:style-name="T454"/></text:p>
          </table:table-cell>
          <table:table-cell table:style-name="ce220">
            <text:p text:style-name="P273"><text:span text:style-name="T455">Identificador del tránsito asociado (load, transit, unload).</text:span><text:span text:style-name="T456"/></text:p>
          </table:table-cell>
        </table:table-row>
        <table:table-row table:style-name="ro64" table:default-cell-style-name="ce205">
          <table:table-cell table:style-name="ce221">
            <text:p text:style-name="P274"><text:span text:style-name="T457">command</text:span><text:span text:style-name="T458"/></text:p>
          </table:table-cell>
          <table:table-cell table:style-name="ce222">
            <text:p text:style-name="P275"><text:span text:style-name="T459">10</text:span><text:span text:style-name="T460"/></text:p>
          </table:table-cell>
          <table:table-cell table:style-name="ce223">
            <text:p text:style-name="P276"><text:span text:style-name="T461">Comando para el hook, según aplicación.</text:span><text:span text:style-name="T462"/></text:p>
          </table:table-cell>
        </table:table-row>
      </table:table>
      <text:p text:style-name="P277"><text:span>El gateway responde con ack o nack.</text:span><text:span/></text:p>
      <text:p text:style-name="P278"><text:span>Para aplicaciones donde el sistema envía comandos al carro mientras está haciendo la carga, descarga o tránsito en la estación. El carro puede rechazar el comando. En ese caso se recibiría un nack en vez de ack.</text:span><text:span/></text:p>
      <text:list>
        <text:list-item>
          <text:p text:style-name="P279"><text:span>Order_type: </text:span><text:span>send_inputs</text:span><text:span>.</text:span><text:span/></text:p>
        </text:list-item>
      </text:list>
      <table:table table:style-name="ta10">
        <table:table-columns>
          <table:table-column table:style-name="co28"/>
          <table:table-column table:style-name="co29"/>
          <table:table-column table:style-name="co30"/>
        </table:table-columns>
        <table:table-row table:style-name="ro65" table:default-cell-style-name="ce224">
          <table:table-cell table:style-name="ce225">
            <text:p text:style-name="P280"><text:span text:style-name="T463">Campo</text:span><text:span text:style-name="T464"/></text:p>
          </table:table-cell>
          <table:table-cell table:style-name="ce226">
            <text:p text:style-name="P281"><text:span text:style-name="T465">Longitud</text:span><text:span text:style-name="T466"/></text:p>
          </table:table-cell>
          <table:table-cell table:style-name="ce227">
            <text:p text:style-name="P282"><text:span text:style-name="T467">Descripción</text:span><text:span text:style-name="T468"/></text:p>
          </table:table-cell>
        </table:table-row>
        <table:table-row table:style-name="ro66" table:default-cell-style-name="ce224">
          <table:table-cell table:style-name="ce228">
            <text:p text:style-name="P283"><text:span text:style-name="T469">type</text:span><text:span text:style-name="T470"/></text:p>
          </table:table-cell>
          <table:table-cell table:style-name="ce229">
            <text:p text:style-name="P284"><text:span text:style-name="T471">3</text:span><text:span text:style-name="T472"/></text:p>
          </table:table-cell>
          <table:table-cell table:style-name="ce230">
            <text:p text:style-name="P285"><text:span text:style-name="T473">send_inputs. Ver Order_type.</text:span><text:span text:style-name="T474"/></text:p>
          </table:table-cell>
        </table:table-row>
        <table:table-row table:style-name="ro67" table:default-cell-style-name="ce224">
          <table:table-cell table:style-name="ce231">
            <text:p text:style-name="P286"><text:span text:style-name="T475">msg_id</text:span><text:span text:style-name="T476"/></text:p>
          </table:table-cell>
          <table:table-cell table:style-name="ce232">
            <text:p text:style-name="P287"><text:span text:style-name="T477">5</text:span><text:span text:style-name="T478"/></text:p>
          </table:table-cell>
          <table:table-cell table:style-name="ce233">
            <text:p text:style-name="P288"><text:span text:style-name="T479">Identificador de mensaje. Incrementar en cada nuevo mensaje.</text:span><text:span text:style-name="T480"/></text:p>
          </table:table-cell>
        </table:table-row>
        <table:table-row table:style-name="ro68" table:default-cell-style-name="ce224">
          <table:table-cell table:style-name="ce234">
            <text:p text:style-name="P289"><text:span text:style-name="T481">cart_id</text:span><text:span text:style-name="T482"/></text:p>
          </table:table-cell>
          <table:table-cell table:style-name="ce235">
            <text:p text:style-name="P290"><text:span text:style-name="T483">5</text:span><text:span text:style-name="T484"/></text:p>
          </table:table-cell>
          <table:table-cell table:style-name="ce236">
            <text:p text:style-name="P291"><text:span text:style-name="T485">Identificador del carro.</text:span><text:span text:style-name="T486"/></text:p>
          </table:table-cell>
        </table:table-row>
        <table:table-row table:style-name="ro69" table:default-cell-style-name="ce224">
          <table:table-cell table:style-name="ce237">
            <text:p text:style-name="P292"><text:span text:style-name="T487">transit_id</text:span><text:span text:style-name="T488"/></text:p>
          </table:table-cell>
          <table:table-cell table:style-name="ce238">
            <text:p text:style-name="P293"><text:span text:style-name="T489">10</text:span><text:span text:style-name="T490"/></text:p>
          </table:table-cell>
          <table:table-cell table:style-name="ce239">
            <text:p text:style-name="P294"><text:span text:style-name="T491">Identificador del tránsito asociado (load, transit, unload).</text:span><text:span text:style-name="T492"/></text:p>
          </table:table-cell>
        </table:table-row>
        <table:table-row table:style-name="ro70" table:default-cell-style-name="ce224">
          <table:table-cell table:style-name="ce240">
            <text:p text:style-name="P295"><text:span text:style-name="T493">inputs</text:span><text:span text:style-name="T494"/></text:p>
          </table:table-cell>
          <table:table-cell table:style-name="ce241">
            <text:p text:style-name="P296"><text:span text:style-name="T495">10</text:span><text:span text:style-name="T496"/></text:p>
          </table:table-cell>
          <table:table-cell table:style-name="ce242">
            <text:p text:style-name="P297"><text:span text:style-name="T497">Valores de entrada de la estación para el hook, según aplicación.</text:span><text:span text:style-name="T498"/></text:p>
          </table:table-cell>
        </table:table-row>
      </table:table>
      <text:p text:style-name="P298"><text:span>El gateway responde con ack o nack.</text:span><text:span/></text:p>
      <text:p text:style-name="P299"><text:span>Para hooks que han de responder a señales de la estación, esta operación permite actualizar las señales que el hook ve.</text:span><text:span/></text:p>
      <text:list>
        <text:list-item>
          <text:p text:style-name="P300"><text:span>Order_type: </text:span><text:span>send_cargo_id</text:span><text:span>.</text:span><text:span/></text:p>
        </text:list-item>
      </text:list>
      <table:table table:style-name="ta11">
        <table:table-columns>
          <table:table-column table:style-name="co31"/>
          <table:table-column table:style-name="co32"/>
          <table:table-column table:style-name="co33"/>
        </table:table-columns>
        <table:table-row table:style-name="ro71" table:default-cell-style-name="ce243">
          <table:table-cell table:style-name="ce244">
            <text:p text:style-name="P301"><text:span text:style-name="T499">Campo</text:span><text:span text:style-name="T500"/></text:p>
          </table:table-cell>
          <table:table-cell table:style-name="ce245">
            <text:p text:style-name="P302"><text:span text:style-name="T501">Longitud</text:span><text:span text:style-name="T502"/></text:p>
          </table:table-cell>
          <table:table-cell table:style-name="ce246">
            <text:p text:style-name="P303"><text:span text:style-name="T503">Descripción</text:span><text:span text:style-name="T504"/></text:p>
          </table:table-cell>
        </table:table-row>
        <table:table-row table:style-name="ro72" table:default-cell-style-name="ce243">
          <table:table-cell table:style-name="ce247">
            <text:p text:style-name="P304"><text:span text:style-name="T505">type</text:span><text:span text:style-name="T506"/></text:p>
          </table:table-cell>
          <table:table-cell table:style-name="ce248">
            <text:p text:style-name="P305"><text:span text:style-name="T507">3</text:span><text:span text:style-name="T508"/></text:p>
          </table:table-cell>
          <table:table-cell table:style-name="ce249">
            <text:p text:style-name="P306"><text:span text:style-name="T509">send_command. Ver Order_type.</text:span><text:span text:style-name="T510"/></text:p>
          </table:table-cell>
        </table:table-row>
        <table:table-row table:style-name="ro73" table:default-cell-style-name="ce243">
          <table:table-cell table:style-name="ce250">
            <text:p text:style-name="P307"><text:span text:style-name="T511">msg_id</text:span><text:span text:style-name="T512"/></text:p>
          </table:table-cell>
          <table:table-cell table:style-name="ce251">
            <text:p text:style-name="P308"><text:span text:style-name="T513">5</text:span><text:span text:style-name="T514"/></text:p>
          </table:table-cell>
          <table:table-cell table:style-name="ce252">
            <text:p text:style-name="P309"><text:span text:style-name="T515">Identificador de mensaje. Incrementar en cada nuevo mensaje.</text:span><text:span text:style-name="T516"/></text:p>
          </table:table-cell>
        </table:table-row>
        <table:table-row table:style-name="ro74" table:default-cell-style-name="ce243">
          <table:table-cell table:style-name="ce253">
            <text:p text:style-name="P310"><text:span text:style-name="T517">cart_id</text:span><text:span text:style-name="T518"/></text:p>
          </table:table-cell>
          <table:table-cell table:style-name="ce254">
            <text:p text:style-name="P311"><text:span text:style-name="T519">5</text:span><text:span text:style-name="T520"/></text:p>
          </table:table-cell>
          <table:table-cell table:style-name="ce255">
            <text:p text:style-name="P312"><text:span text:style-name="T521">Identificador del carro.</text:span><text:span text:style-name="T522"/></text:p>
          </table:table-cell>
        </table:table-row>
        <table:table-row table:style-name="ro75" table:default-cell-style-name="ce243">
          <table:table-cell table:style-name="ce256">
            <text:p text:style-name="P313"><text:span text:style-name="T523">transit_id</text:span><text:span text:style-name="T524"/></text:p>
          </table:table-cell>
          <table:table-cell table:style-name="ce257">
            <text:p text:style-name="P314"><text:span text:style-name="T525">10</text:span><text:span text:style-name="T526"/></text:p>
          </table:table-cell>
          <table:table-cell table:style-name="ce258">
            <text:p text:style-name="P315"><text:span text:style-name="T527">Identificador del tránsito asociado (load, transit, unload).</text:span><text:span text:style-name="T528"/></text:p>
          </table:table-cell>
        </table:table-row>
        <table:table-row table:style-name="ro76" table:default-cell-style-name="ce243">
          <table:table-cell table:style-name="ce259">
            <text:p text:style-name="P316"><text:span text:style-name="T529">cargo_id</text:span><text:span text:style-name="T530"/></text:p>
          </table:table-cell>
          <table:table-cell table:style-name="ce260">
            <text:p text:style-name="P317"><text:span text:style-name="T531">10</text:span><text:span text:style-name="T532"/></text:p>
          </table:table-cell>
          <table:table-cell table:style-name="ce261">
            <text:p text:style-name="P318"><text:span text:style-name="T533">Identificador del tránsito o la carga asociada, de uso libre.</text:span><text:span text:style-name="T534"/></text:p>
          </table:table-cell>
        </table:table-row>
      </table:table>
      <text:p text:style-name="P319"><text:span>El gateway responde con ack o nack.</text:span><text:span/></text:p>
      <text:p text:style-name="P320"><text:span>Actualiza este valor asociado al tránsito que se puede ver en cart_state.</text:span><text:span/></text:p>
      <text:list>
        <text:list-item>
          <text:p text:style-name="P321"><text:span>Order_type: </text:span><text:span>cross_granted</text:span><text:span>.</text:span><text:span/></text:p>
        </text:list-item>
      </text:list>
      <table:table table:style-name="ta12">
        <table:table-columns>
          <table:table-column table:style-name="co34"/>
          <table:table-column table:style-name="co35"/>
          <table:table-column table:style-name="co36"/>
        </table:table-columns>
        <table:table-row table:style-name="ro77" table:default-cell-style-name="ce262">
          <table:table-cell table:style-name="ce263">
            <text:p text:style-name="P322"><text:span text:style-name="T535">Campo</text:span><text:span text:style-name="T536"/></text:p>
          </table:table-cell>
          <table:table-cell table:style-name="ce264">
            <text:p text:style-name="P323"><text:span text:style-name="T537">Longitud</text:span><text:span text:style-name="T538"/></text:p>
          </table:table-cell>
          <table:table-cell table:style-name="ce265">
            <text:p text:style-name="P324"><text:span text:style-name="T539">Descripción</text:span><text:span text:style-name="T540"/></text:p>
          </table:table-cell>
        </table:table-row>
        <table:table-row table:style-name="ro78" table:default-cell-style-name="ce262">
          <table:table-cell table:style-name="ce266">
            <text:p text:style-name="P325"><text:span text:style-name="T541">type</text:span><text:span text:style-name="T542"/></text:p>
          </table:table-cell>
          <table:table-cell table:style-name="ce267">
            <text:p text:style-name="P326"><text:span text:style-name="T543">3</text:span><text:span text:style-name="T544"/></text:p>
          </table:table-cell>
          <table:table-cell table:style-name="ce268">
            <text:p text:style-name="P327"><text:span text:style-name="T545">cross_granted. Ver Order_type.</text:span><text:span text:style-name="T546"/></text:p>
          </table:table-cell>
        </table:table-row>
        <table:table-row table:style-name="ro79" table:default-cell-style-name="ce262">
          <table:table-cell table:style-name="ce269">
            <text:p text:style-name="P328"><text:span text:style-name="T547">msg_id</text:span><text:span text:style-name="T548"/></text:p>
          </table:table-cell>
          <table:table-cell table:style-name="ce270">
            <text:p text:style-name="P329"><text:span text:style-name="T549">5</text:span><text:span text:style-name="T550"/></text:p>
          </table:table-cell>
          <table:table-cell table:style-name="ce271">
            <text:p text:style-name="P330"><text:span text:style-name="T551">Identificador de mensaje. Incrementar en cada nuevo mensaje.</text:span><text:span text:style-name="T552"/></text:p>
          </table:table-cell>
        </table:table-row>
        <table:table-row table:style-name="ro80" table:default-cell-style-name="ce262">
          <table:table-cell table:style-name="ce272">
            <text:p text:style-name="P331"><text:span text:style-name="T553">cart_id</text:span><text:span text:style-name="T554"/></text:p>
          </table:table-cell>
          <table:table-cell table:style-name="ce273">
            <text:p text:style-name="P332"><text:span text:style-name="T555">5</text:span><text:span text:style-name="T556"/></text:p>
          </table:table-cell>
          <table:table-cell table:style-name="ce274">
            <text:p text:style-name="P333"><text:span text:style-name="T557">Identificador del carro.</text:span><text:span text:style-name="T558"/></text:p>
          </table:table-cell>
        </table:table-row>
        <table:table-row table:style-name="ro81" table:default-cell-style-name="ce262">
          <table:table-cell table:style-name="ce275">
            <text:p text:style-name="P334"><text:span text:style-name="T559">node</text:span><text:span text:style-name="T560"/></text:p>
          </table:table-cell>
          <table:table-cell table:style-name="ce276">
            <text:p text:style-name="P335"><text:span text:style-name="T561">5</text:span><text:span text:style-name="T562"/></text:p>
          </table:table-cell>
          <table:table-cell table:style-name="ce277">
            <text:p text:style-name="P336"><text:span text:style-name="T563">Nodo habilitado. Coincide con end_node del carro.</text:span><text:span text:style-name="T564"/></text:p>
          </table:table-cell>
        </table:table-row>
      </table:table>
      <text:p text:style-name="P337"><text:span>El gateway responde con ack o nack.</text:span><text:span/></text:p>
      <text:p text:style-name="P338"><text:span>Cuando un nodo requiere confirmación de paso, el carro muestra “cross_confirmation_needed” a 1 en cart_state. Si no recibe este mensaje a tiempo se detendrá hasta recibirlo al llegar al nodo asociado. Es el nodo end_node de cart_state.</text:span><text:span/></text:p>
      <text:list>
        <text:list-item>
          <text:p text:style-name="P339"><text:span>Order_type: </text:span><text:span>idle_processing</text:span><text:span>.</text:span><text:span/></text:p>
        </text:list-item>
      </text:list>
      <table:table table:style-name="ta13">
        <table:table-columns>
          <table:table-column table:style-name="co37"/>
          <table:table-column table:style-name="co38"/>
          <table:table-column table:style-name="co39"/>
        </table:table-columns>
        <table:table-row table:style-name="ro82" table:default-cell-style-name="ce278">
          <table:table-cell table:style-name="ce279">
            <text:p text:style-name="P340"><text:span text:style-name="T565">Campo</text:span><text:span text:style-name="T566"/></text:p>
          </table:table-cell>
          <table:table-cell table:style-name="ce280">
            <text:p text:style-name="P341"><text:span text:style-name="T567">Longitud</text:span><text:span text:style-name="T568"/></text:p>
          </table:table-cell>
          <table:table-cell table:style-name="ce281">
            <text:p text:style-name="P342"><text:span text:style-name="T569">Descripción</text:span><text:span text:style-name="T570"/></text:p>
          </table:table-cell>
        </table:table-row>
        <table:table-row table:style-name="ro83" table:default-cell-style-name="ce278">
          <table:table-cell table:style-name="ce282">
            <text:p text:style-name="P343"><text:span text:style-name="T571">type</text:span><text:span text:style-name="T572"/></text:p>
          </table:table-cell>
          <table:table-cell table:style-name="ce283">
            <text:p text:style-name="P344"><text:span text:style-name="T573">3</text:span><text:span text:style-name="T574"/></text:p>
          </table:table-cell>
          <table:table-cell table:style-name="ce284">
            <text:p text:style-name="P345"><text:span text:style-name="T575">idle_processing. Ver Order_type.</text:span><text:span text:style-name="T576"/></text:p>
          </table:table-cell>
        </table:table-row>
        <table:table-row table:style-name="ro84" table:default-cell-style-name="ce278">
          <table:table-cell table:style-name="ce285">
            <text:p text:style-name="P346"><text:span text:style-name="T577">msg_id</text:span><text:span text:style-name="T578"/></text:p>
          </table:table-cell>
          <table:table-cell table:style-name="ce286">
            <text:p text:style-name="P347"><text:span text:style-name="T579">5</text:span><text:span text:style-name="T580"/></text:p>
          </table:table-cell>
          <table:table-cell table:style-name="ce287">
            <text:p text:style-name="P348"><text:span text:style-name="T581">Identificador de mensaje. Incrementar en cada nuevo mensaje.</text:span><text:span text:style-name="T582"/></text:p>
          </table:table-cell>
        </table:table-row>
      </table:table>
      <text:p text:style-name="P349"><text:span>El gateway responde con ack o nack.</text:span><text:span/></text:p>
      <text:p text:style-name="P350"><text:span>Los carros necesitan efectuar un proceso interno </text:span><text:span>de mantenimiento de logs, etc. periódicamente. Esto se puede configurar en el gateway, o mediante este mensaje se indica al gateway que ahora es un buen momento para hacerlo. Hace que todos los carros realicen este proceso en la primera ocasión disponible.</text:span><text:span/></text:p>
      <text:p text:style-name="P351"><text:span>Respuestas d</text:span><text:span>el gateway</text:span><text:span/></text:p>
      <text:list>
        <text:list-item>
          <text:p text:style-name="P352"><text:span>Order_type: </text:span><text:span>transit_ack</text:span><text:span>.</text:span><text:span/></text:p>
        </text:list-item>
      </text:list>
      <table:table table:style-name="ta14">
        <table:table-columns>
          <table:table-column table:style-name="co40"/>
          <table:table-column table:style-name="co41"/>
          <table:table-column table:style-name="co42"/>
        </table:table-columns>
        <table:table-row table:style-name="ro85" table:default-cell-style-name="ce288">
          <table:table-cell table:style-name="ce289">
            <text:p text:style-name="P353"><text:span text:style-name="T583">Campo</text:span><text:span text:style-name="T584"/></text:p>
          </table:table-cell>
          <table:table-cell table:style-name="ce290">
            <text:p text:style-name="P354"><text:span text:style-name="T585">Longitud</text:span><text:span text:style-name="T586"/></text:p>
          </table:table-cell>
          <table:table-cell table:style-name="ce291">
            <text:p text:style-name="P355"><text:span text:style-name="T587">Descripción</text:span><text:span text:style-name="T588"/></text:p>
          </table:table-cell>
        </table:table-row>
        <table:table-row table:style-name="ro86" table:default-cell-style-name="ce288">
          <table:table-cell table:style-name="ce292">
            <text:p text:style-name="P356"><text:span text:style-name="T589">type</text:span><text:span text:style-name="T590"/></text:p>
          </table:table-cell>
          <table:table-cell table:style-name="ce293">
            <text:p text:style-name="P357"><text:span text:style-name="T591">3</text:span><text:span text:style-name="T592"/></text:p>
          </table:table-cell>
          <table:table-cell table:style-name="ce294">
            <text:p text:style-name="P358"><text:span text:style-name="T593">transit_ack</text:span><text:span text:style-name="T594">. Ver Order_type.</text:span><text:span text:style-name="T595"/></text:p>
          </table:table-cell>
        </table:table-row>
        <table:table-row table:style-name="ro87" table:default-cell-style-name="ce288">
          <table:table-cell table:style-name="ce295">
            <text:p text:style-name="P359"><text:span text:style-name="T596">msg_id</text:span><text:span text:style-name="T597"/></text:p>
          </table:table-cell>
          <table:table-cell table:style-name="ce296">
            <text:p text:style-name="P360"><text:span text:style-name="T598">5</text:span><text:span text:style-name="T599"/></text:p>
          </table:table-cell>
          <table:table-cell table:style-name="ce297">
            <text:p text:style-name="P361"><text:span text:style-name="T600">Identificador de mensaje. Incrementa</text:span><text:span text:style-name="T601">do</text:span><text:span text:style-name="T602"> en cada nuevo mensaje.</text:span><text:span text:style-name="T603"/></text:p>
          </table:table-cell>
        </table:table-row>
        <table:table-row table:style-name="ro88" table:default-cell-style-name="ce288">
          <table:table-cell table:style-name="ce298">
            <text:p text:style-name="P362"><text:span text:style-name="T604">cart_id</text:span><text:span text:style-name="T605"/></text:p>
          </table:table-cell>
          <table:table-cell table:style-name="ce299">
            <text:p text:style-name="P363"><text:span text:style-name="T606">5</text:span><text:span text:style-name="T607"/></text:p>
          </table:table-cell>
          <table:table-cell table:style-name="ce300">
            <text:p text:style-name="P364"><text:span text:style-name="T608">Identificador del carro.</text:span><text:span text:style-name="T609"/></text:p>
          </table:table-cell>
        </table:table-row>
        <table:table-row table:style-name="ro89" table:default-cell-style-name="ce288">
          <table:table-cell table:style-name="ce301">
            <text:p text:style-name="P365"><text:span text:style-name="T610">src_type</text:span><text:span text:style-name="T611"/></text:p>
          </table:table-cell>
          <table:table-cell table:style-name="ce302">
            <text:p text:style-name="P366"><text:span text:style-name="T612">3</text:span><text:span text:style-name="T613"/></text:p>
          </table:table-cell>
          <table:table-cell table:style-name="ce303">
            <text:p text:style-name="P367"><text:span text:style-name="T614">Order_type de la orden a la cual se contesta (load, transit, unload, go_parking, go_node).</text:span><text:span text:style-name="T615"/></text:p>
          </table:table-cell>
        </table:table-row>
        <table:table-row table:style-name="ro90" table:default-cell-style-name="ce288">
          <table:table-cell table:style-name="ce304">
            <text:p text:style-name="P368"><text:span text:style-name="T616">src_msg_id</text:span><text:span text:style-name="T617"/></text:p>
          </table:table-cell>
          <table:table-cell table:style-name="ce305">
            <text:p text:style-name="P369"><text:span text:style-name="T618">5</text:span><text:span text:style-name="T619"/></text:p>
          </table:table-cell>
          <table:table-cell table:style-name="ce306">
            <text:p text:style-name="P370"><text:span text:style-name="T620">Msg_id de la orden a la cual se contesta.</text:span><text:span text:style-name="T621"/></text:p>
          </table:table-cell>
        </table:table-row>
        <table:table-row table:style-name="ro91" table:default-cell-style-name="ce288">
          <table:table-cell table:style-name="ce307">
            <text:p text:style-name="P371"><text:span text:style-name="T622">transit_id</text:span><text:span text:style-name="T623"/></text:p>
          </table:table-cell>
          <table:table-cell table:style-name="ce308">
            <text:p text:style-name="P372"><text:span text:style-name="T624">10</text:span><text:span text:style-name="T625"/></text:p>
          </table:table-cell>
          <table:table-cell table:style-name="ce309">
            <text:p text:style-name="P373"><text:span text:style-name="T626">Identificador de tránsito asignado por el gateway.</text:span><text:span text:style-name="T627"/></text:p>
          </table:table-cell>
        </table:table-row>
      </table:table>
      <text:p text:style-name="P374"><text:span/><text:span/></text:p>
      <text:list>
        <text:list-item>
          <text:p text:style-name="P375"><text:span>Order_type: </text:span><text:span>ack</text:span><text:span>.</text:span><text:span/></text:p>
        </text:list-item>
      </text:list>
      <table:table table:style-name="ta15">
        <table:table-columns>
          <table:table-column table:style-name="co43"/>
          <table:table-column table:style-name="co44"/>
          <table:table-column table:style-name="co45"/>
        </table:table-columns>
        <table:table-row table:style-name="ro92" table:default-cell-style-name="ce310">
          <table:table-cell table:style-name="ce311">
            <text:p text:style-name="P376"><text:span text:style-name="T628">Campo</text:span><text:span text:style-name="T629"/></text:p>
          </table:table-cell>
          <table:table-cell table:style-name="ce312">
            <text:p text:style-name="P377"><text:span text:style-name="T630">Longitud</text:span><text:span text:style-name="T631"/></text:p>
          </table:table-cell>
          <table:table-cell table:style-name="ce313">
            <text:p text:style-name="P378"><text:span text:style-name="T632">Descripción</text:span><text:span text:style-name="T633"/></text:p>
          </table:table-cell>
        </table:table-row>
        <table:table-row table:style-name="ro93" table:default-cell-style-name="ce310">
          <table:table-cell table:style-name="ce314">
            <text:p text:style-name="P379"><text:span text:style-name="T634">type</text:span><text:span text:style-name="T635"/></text:p>
          </table:table-cell>
          <table:table-cell table:style-name="ce315">
            <text:p text:style-name="P380"><text:span text:style-name="T636">3</text:span><text:span text:style-name="T637"/></text:p>
          </table:table-cell>
          <table:table-cell table:style-name="ce316">
            <text:p text:style-name="P381"><text:span text:style-name="T638">ack</text:span><text:span text:style-name="T639">. Ver Order_type.</text:span><text:span text:style-name="T640"/></text:p>
          </table:table-cell>
        </table:table-row>
        <table:table-row table:style-name="ro94" table:default-cell-style-name="ce310">
          <table:table-cell table:style-name="ce317">
            <text:p text:style-name="P382"><text:span text:style-name="T641">msg_id</text:span><text:span text:style-name="T642"/></text:p>
          </table:table-cell>
          <table:table-cell table:style-name="ce318">
            <text:p text:style-name="P383"><text:span text:style-name="T643">5</text:span><text:span text:style-name="T644"/></text:p>
          </table:table-cell>
          <table:table-cell table:style-name="ce319">
            <text:p text:style-name="P384"><text:span text:style-name="T645">Identificador de mensaje. Incrementa</text:span><text:span text:style-name="T646">do</text:span><text:span text:style-name="T647"> en cada nuevo mensaje.</text:span><text:span text:style-name="T648"/></text:p>
          </table:table-cell>
        </table:table-row>
        <table:table-row table:style-name="ro95" table:default-cell-style-name="ce310">
          <table:table-cell table:style-name="ce320">
            <text:p text:style-name="P385"><text:span text:style-name="T649">cart_id</text:span><text:span text:style-name="T650"/></text:p>
          </table:table-cell>
          <table:table-cell table:style-name="ce321">
            <text:p text:style-name="P386"><text:span text:style-name="T651">5</text:span><text:span text:style-name="T652"/></text:p>
          </table:table-cell>
          <table:table-cell table:style-name="ce322">
            <text:p text:style-name="P387"><text:span text:style-name="T653">Identificador del carro.</text:span><text:span text:style-name="T654"/></text:p>
          </table:table-cell>
        </table:table-row>
        <table:table-row table:style-name="ro96" table:default-cell-style-name="ce310">
          <table:table-cell table:style-name="ce323">
            <text:p text:style-name="P388"><text:span text:style-name="T655">src_type</text:span><text:span text:style-name="T656"/></text:p>
          </table:table-cell>
          <table:table-cell table:style-name="ce324">
            <text:p text:style-name="P389"><text:span text:style-name="T657">3</text:span><text:span text:style-name="T658"/></text:p>
          </table:table-cell>
          <table:table-cell table:style-name="ce325">
            <text:p text:style-name="P390"><text:span text:style-name="T659">Order_type de la orden a la cual se contesta (load, transit, unload, go_parking, go_node).</text:span><text:span text:style-name="T660"/></text:p>
          </table:table-cell>
        </table:table-row>
        <table:table-row table:style-name="ro97" table:default-cell-style-name="ce310">
          <table:table-cell table:style-name="ce326">
            <text:p text:style-name="P391"><text:span text:style-name="T661">src_msg_id</text:span><text:span text:style-name="T662"/></text:p>
          </table:table-cell>
          <table:table-cell table:style-name="ce327">
            <text:p text:style-name="P392"><text:span text:style-name="T663">5</text:span><text:span text:style-name="T664"/></text:p>
          </table:table-cell>
          <table:table-cell table:style-name="ce328">
            <text:p text:style-name="P393"><text:span text:style-name="T665">Msg_id de la orden a la cual se contesta.</text:span><text:span text:style-name="T666"/></text:p>
          </table:table-cell>
        </table:table-row>
      </table:table>
      <text:p text:style-name="P394"><text:span/><text:span/></text:p>
      <text:list>
        <text:list-item>
          <text:p text:style-name="P395"><text:span>Order_type: </text:span><text:span>nack</text:span><text:span>.</text:span><text:span/></text:p>
        </text:list-item>
      </text:list>
      <table:table table:style-name="ta16">
        <table:table-columns>
          <table:table-column table:style-name="co46"/>
          <table:table-column table:style-name="co47"/>
          <table:table-column table:style-name="co48"/>
        </table:table-columns>
        <table:table-row table:style-name="ro98" table:default-cell-style-name="ce329">
          <table:table-cell table:style-name="ce330">
            <text:p text:style-name="P396"><text:span text:style-name="T667">Campo</text:span><text:span text:style-name="T668"/></text:p>
          </table:table-cell>
          <table:table-cell table:style-name="ce331">
            <text:p text:style-name="P397"><text:span text:style-name="T669">Longitud</text:span><text:span text:style-name="T670"/></text:p>
          </table:table-cell>
          <table:table-cell table:style-name="ce332">
            <text:p text:style-name="P398"><text:span text:style-name="T671">Descripción</text:span><text:span text:style-name="T672"/></text:p>
          </table:table-cell>
        </table:table-row>
        <table:table-row table:style-name="ro99" table:default-cell-style-name="ce329">
          <table:table-cell table:style-name="ce333">
            <text:p text:style-name="P399"><text:span text:style-name="T673">type</text:span><text:span text:style-name="T674"/></text:p>
          </table:table-cell>
          <table:table-cell table:style-name="ce334">
            <text:p text:style-name="P400"><text:span text:style-name="T675">3</text:span><text:span text:style-name="T676"/></text:p>
          </table:table-cell>
          <table:table-cell table:style-name="ce335">
            <text:p text:style-name="P401"><text:span text:style-name="T677">nack</text:span><text:span text:style-name="T678">. Ver Order_type.</text:span><text:span text:style-name="T679"/></text:p>
          </table:table-cell>
        </table:table-row>
        <table:table-row table:style-name="ro100" table:default-cell-style-name="ce329">
          <table:table-cell table:style-name="ce336">
            <text:p text:style-name="P402"><text:span text:style-name="T680">msg_id</text:span><text:span text:style-name="T681"/></text:p>
          </table:table-cell>
          <table:table-cell table:style-name="ce337">
            <text:p text:style-name="P403"><text:span text:style-name="T682">5</text:span><text:span text:style-name="T683"/></text:p>
          </table:table-cell>
          <table:table-cell table:style-name="ce338">
            <text:p text:style-name="P404"><text:span text:style-name="T684">Identificador de mensaje. Incrementa</text:span><text:span text:style-name="T685">do</text:span><text:span text:style-name="T686"> en cada nuevo mensaje.</text:span><text:span text:style-name="T687"/></text:p>
          </table:table-cell>
        </table:table-row>
        <table:table-row table:style-name="ro101" table:default-cell-style-name="ce329">
          <table:table-cell table:style-name="ce339">
            <text:p text:style-name="P405"><text:span text:style-name="T688">cart_id</text:span><text:span text:style-name="T689"/></text:p>
          </table:table-cell>
          <table:table-cell table:style-name="ce340">
            <text:p text:style-name="P406"><text:span text:style-name="T690">5</text:span><text:span text:style-name="T691"/></text:p>
          </table:table-cell>
          <table:table-cell table:style-name="ce341">
            <text:p text:style-name="P407"><text:span text:style-name="T692">Identificador del carro.</text:span><text:span text:style-name="T693"/></text:p>
          </table:table-cell>
        </table:table-row>
        <table:table-row table:style-name="ro102" table:default-cell-style-name="ce329">
          <table:table-cell table:style-name="ce342">
            <text:p text:style-name="P408"><text:span text:style-name="T694">src_type</text:span><text:span text:style-name="T695"/></text:p>
          </table:table-cell>
          <table:table-cell table:style-name="ce343">
            <text:p text:style-name="P409"><text:span text:style-name="T696">3</text:span><text:span text:style-name="T697"/></text:p>
          </table:table-cell>
          <table:table-cell table:style-name="ce344">
            <text:p text:style-name="P410"><text:span text:style-name="T698">Order_type de la orden a la cual se contesta (load, transit, unload, go_parking, go_node).</text:span><text:span text:style-name="T699"/></text:p>
          </table:table-cell>
        </table:table-row>
        <table:table-row table:style-name="ro103" table:default-cell-style-name="ce329">
          <table:table-cell table:style-name="ce345">
            <text:p text:style-name="P411"><text:span text:style-name="T700">src_msg_id</text:span><text:span text:style-name="T701"/></text:p>
          </table:table-cell>
          <table:table-cell table:style-name="ce346">
            <text:p text:style-name="P412"><text:span text:style-name="T702">5</text:span><text:span text:style-name="T703"/></text:p>
          </table:table-cell>
          <table:table-cell table:style-name="ce347">
            <text:p text:style-name="P413"><text:span text:style-name="T704">Msg_id de la orden a la cual se contesta.</text:span><text:span text:style-name="T705"/></text:p>
          </table:table-cell>
        </table:table-row>
        <table:table-row table:style-name="ro104" table:default-cell-style-name="ce329">
          <table:table-cell table:style-name="ce348">
            <text:p text:style-name="P414"><text:span text:style-name="T706">error_message</text:span><text:span text:style-name="T707"/></text:p>
          </table:table-cell>
          <table:table-cell table:style-name="ce349">
            <text:p text:style-name="P415"><text:span text:style-name="T708">10</text:span><text:span text:style-name="T709"/></text:p>
          </table:table-cell>
          <table:table-cell table:style-name="ce350">
            <text:p text:style-name="P416"><text:span text:style-name="T710">Mensaje de error descriptivo del problema.</text:span><text:span text:style-name="T711"/></text:p>
          </table:table-cell>
        </table:table-row>
      </table:table>
      <text:p text:style-name="P417"><text:span/><text:span/></text:p>
      <text:p text:style-name="P418"><text:span>Mensajes de estado del gateway</text:span><text:span/></text:p>
      <text:p text:style-name="P419"><text:span>El gateway envía estos mensajes al cliente conectado no a petición suya, si no cada vez que hay un cambio de estado.</text:span><text:span/></text:p>
      <text:list>
        <text:list-item>
          <text:p text:style-name="P420"><text:span>Order_type: </text:span><text:span>cart_state</text:span><text:span>.</text:span><text:span/></text:p>
        </text:list-item>
      </text:list>
      <table:table table:style-name="ta17">
        <table:table-columns>
          <table:table-column table:style-name="co49"/>
          <table:table-column table:style-name="co50"/>
          <table:table-column table:style-name="co51"/>
        </table:table-columns>
        <table:table-row table:style-name="ro105" table:default-cell-style-name="ce351">
          <table:table-cell table:style-name="ce352">
            <text:p text:style-name="P421"><text:span text:style-name="T712">Campo</text:span><text:span text:style-name="T713"/></text:p>
          </table:table-cell>
          <table:table-cell table:style-name="ce353">
            <text:p text:style-name="P422"><text:span text:style-name="T714">Longitud</text:span><text:span text:style-name="T715"/></text:p>
          </table:table-cell>
          <table:table-cell table:style-name="ce354">
            <text:p text:style-name="P423"><text:span text:style-name="T716">Descripción</text:span><text:span text:style-name="T717"/></text:p>
          </table:table-cell>
        </table:table-row>
        <table:table-row table:style-name="ro106" table:default-cell-style-name="ce351">
          <table:table-cell table:style-name="ce355">
            <text:p text:style-name="P424"><text:span text:style-name="T718">type</text:span><text:span text:style-name="T719"/></text:p>
          </table:table-cell>
          <table:table-cell table:style-name="ce356">
            <text:p text:style-name="P425"><text:span text:style-name="T720">3</text:span><text:span text:style-name="T721"/></text:p>
          </table:table-cell>
          <table:table-cell table:style-name="ce357">
            <text:p text:style-name="P426"><text:span text:style-name="T722">cart_state</text:span><text:span text:style-name="T723">. Ver Order_type.</text:span><text:span text:style-name="T724"/></text:p>
          </table:table-cell>
        </table:table-row>
        <table:table-row table:style-name="ro107" table:default-cell-style-name="ce351">
          <table:table-cell table:style-name="ce358">
            <text:p text:style-name="P427"><text:span text:style-name="T725">msg_id</text:span><text:span text:style-name="T726"/></text:p>
          </table:table-cell>
          <table:table-cell table:style-name="ce359">
            <text:p text:style-name="P428"><text:span text:style-name="T727">5</text:span><text:span text:style-name="T728"/></text:p>
          </table:table-cell>
          <table:table-cell table:style-name="ce360">
            <text:p text:style-name="P429"><text:span text:style-name="T729">Identificador de mensaje. Incrementa</text:span><text:span text:style-name="T730">do</text:span><text:span text:style-name="T731"> en cada nuevo mensaje.</text:span><text:span text:style-name="T732"/></text:p>
          </table:table-cell>
        </table:table-row>
        <table:table-row table:style-name="ro108" table:default-cell-style-name="ce351">
          <table:table-cell table:style-name="ce361">
            <text:p text:style-name="P430"><text:span text:style-name="T733">cart_id</text:span><text:span text:style-name="T734"/></text:p>
          </table:table-cell>
          <table:table-cell table:style-name="ce362">
            <text:p text:style-name="P431"><text:span text:style-name="T735">5</text:span><text:span text:style-name="T736"/></text:p>
          </table:table-cell>
          <table:table-cell table:style-name="ce363">
            <text:p text:style-name="P432"><text:span text:style-name="T737">Identificador del carro.</text:span><text:span text:style-name="T738"/></text:p>
          </table:table-cell>
        </table:table-row>
        <table:table-row table:style-name="ro109" table:default-cell-style-name="ce351">
          <table:table-cell table:style-name="ce364">
            <text:p text:style-name="P433"><text:span text:style-name="T739">cart_status</text:span><text:span text:style-name="T740"/></text:p>
          </table:table-cell>
          <table:table-cell table:style-name="ce365">
            <text:p text:style-name="P434"><text:span text:style-name="T741">4</text:span><text:span text:style-name="T742"/></text:p>
          </table:table-cell>
          <table:table-cell table:style-name="ce366">
            <text:p text:style-name="P435"><text:span text:style-name="T743">Ver Cart_status en Enumeraciones.</text:span><text:span text:style-name="T744"/></text:p>
          </table:table-cell>
        </table:table-row>
        <table:table-row table:style-name="ro110" table:default-cell-style-name="ce351">
          <table:table-cell table:style-name="ce367">
            <text:p text:style-name="P436"><text:span text:style-name="T745">cart_phase</text:span><text:span text:style-name="T746"/></text:p>
          </table:table-cell>
          <table:table-cell table:style-name="ce368">
            <text:p text:style-name="P437"><text:span text:style-name="T747">1</text:span><text:span text:style-name="T748"/></text:p>
          </table:table-cell>
          <table:table-cell table:style-name="ce369">
            <text:p text:style-name="P438"><text:span text:style-name="T749">Ver Cart_phase en Enumeraciones.</text:span><text:span text:style-name="T750"/></text:p>
          </table:table-cell>
        </table:table-row>
        <table:table-row table:style-name="ro111" table:default-cell-style-name="ce351">
          <table:table-cell table:style-name="ce370">
            <text:p text:style-name="P439"><text:span text:style-name="T751">ini_node</text:span><text:span text:style-name="T752"/></text:p>
          </table:table-cell>
          <table:table-cell table:style-name="ce371">
            <text:p text:style-name="P440"><text:span text:style-name="T753">5</text:span><text:span text:style-name="T754"/></text:p>
          </table:table-cell>
          <table:table-cell table:style-name="ce372">
            <text:p text:style-name="P441"><text:span text:style-name="T755">Nodo inicial del segmento en curso.</text:span><text:span text:style-name="T756"/></text:p>
          </table:table-cell>
        </table:table-row>
        <table:table-row table:style-name="ro112" table:default-cell-style-name="ce351">
          <table:table-cell table:style-name="ce373">
            <text:p text:style-name="P442"><text:span text:style-name="T757">rel_position</text:span><text:span text:style-name="T758"/></text:p>
          </table:table-cell>
          <table:table-cell table:style-name="ce374">
            <text:p text:style-name="P443"><text:span text:style-name="T759">3</text:span><text:span text:style-name="T760"/></text:p>
          </table:table-cell>
          <table:table-cell table:style-name="ce375">
            <text:p text:style-name="P444"><text:span text:style-name="T761">Porcentaje recorrido del segmento en curso.</text:span><text:span text:style-name="T762"/></text:p>
          </table:table-cell>
        </table:table-row>
        <table:table-row table:style-name="ro113" table:default-cell-style-name="ce351">
          <table:table-cell table:style-name="ce376">
            <text:p text:style-name="P445"><text:span text:style-name="T763">end_node</text:span><text:span text:style-name="T764"/></text:p>
          </table:table-cell>
          <table:table-cell table:style-name="ce377">
            <text:p text:style-name="P446"><text:span text:style-name="T765">5</text:span><text:span text:style-name="T766"/></text:p>
          </table:table-cell>
          <table:table-cell table:style-name="ce378">
            <text:p text:style-name="P447"><text:span text:style-name="T767">Nodo final del segmento en curso.</text:span><text:span text:style-name="T768"/></text:p>
          </table:table-cell>
        </table:table-row>
        <table:table-row table:style-name="ro114" table:default-cell-style-name="ce351">
          <table:table-cell table:style-name="ce379">
            <text:p text:style-name="P448"><text:span text:style-name="T769">next_node</text:span><text:span text:style-name="T770"/></text:p>
          </table:table-cell>
          <table:table-cell table:style-name="ce380">
            <text:p text:style-name="P449"><text:span text:style-name="T771">5</text:span><text:span text:style-name="T772"/></text:p>
          </table:table-cell>
          <table:table-cell table:style-name="ce381">
            <text:p text:style-name="P450"><text:span text:style-name="T773">Nodo final del siguiente segmento.</text:span><text:span text:style-name="T774"/></text:p>
          </table:table-cell>
        </table:table-row>
        <table:table-row table:style-name="ro115" table:default-cell-style-name="ce351">
          <table:table-cell table:style-name="ce382">
            <text:p text:style-name="P451"><text:span text:style-name="T775">speed_mms</text:span><text:span text:style-name="T776"/></text:p>
          </table:table-cell>
          <table:table-cell table:style-name="ce383">
            <text:p text:style-name="P452"><text:span text:style-name="T777">5</text:span><text:span text:style-name="T778"/></text:p>
          </table:table-cell>
          <table:table-cell table:style-name="ce384">
            <text:p text:style-name="P453"><text:span text:style-name="T779">Velocidad actual en milímetros por segundo.</text:span><text:span text:style-name="T780"/></text:p>
          </table:table-cell>
        </table:table-row>
        <table:table-row table:style-name="ro116" table:default-cell-style-name="ce351">
          <table:table-cell table:style-name="ce385">
            <text:p text:style-name="P454"><text:span text:style-name="T781">cross_confirmation_needed</text:span><text:span text:style-name="T782"/></text:p>
          </table:table-cell>
          <table:table-cell table:style-name="ce386">
            <text:p text:style-name="P455"><text:span text:style-name="T783">1</text:span><text:span text:style-name="T784"/></text:p>
          </table:table-cell>
          <table:table-cell table:style-name="ce387">
            <text:p text:style-name="P456"><text:span text:style-name="T785">A 1 si espera recibir un mensaje de tipo cross_granted para el nodo end_node. No pasará al segmento siguiente (end_node, next_node) hasta que no lo reciba.</text:span><text:span text:style-name="T786"/></text:p>
          </table:table-cell>
        </table:table-row>
        <table:table-row table:style-name="ro117" table:default-cell-style-name="ce351">
          <table:table-cell table:style-name="ce388">
            <text:p text:style-name="P457"><text:span text:style-name="T787">orders</text:span><text:span text:style-name="T788"/></text:p>
          </table:table-cell>
          <table:table-cell table:style-name="ce389">
            <text:p text:style-name="P458"><text:span text:style-name="T789">164</text:span><text:span text:style-name="T790"/></text:p>
          </table:table-cell>
          <table:table-cell table:style-name="ce390">
            <text:p text:style-name="P459"><text:span text:style-name="T791">Contiene 2 Transit_order (82 bytes cada una). Ver Transit_order en Estructuras.</text:span><text:span text:style-name="T792"/></text:p>
          </table:table-cell>
        </table:table-row>
      </table:table>
      <text:p text:style-name="P460"><text:span/><text:span/></text:p>
      <text:list>
        <text:list-item>
          <text:p text:style-name="P461"><text:span>Order_type: </text:span><text:span>circuit_state</text:span><text:span>.</text:span><text:span/></text:p>
        </text:list-item>
      </text:list>
      <table:table table:style-name="ta18">
        <table:table-columns>
          <table:table-column table:style-name="co52"/>
          <table:table-column table:style-name="co53"/>
          <table:table-column table:style-name="co54"/>
        </table:table-columns>
        <table:table-row table:style-name="ro118" table:default-cell-style-name="ce391">
          <table:table-cell table:style-name="ce392">
            <text:p text:style-name="P462"><text:span text:style-name="T793">Campo</text:span><text:span text:style-name="T794"/></text:p>
          </table:table-cell>
          <table:table-cell table:style-name="ce393">
            <text:p text:style-name="P463"><text:span text:style-name="T795">Longitud</text:span><text:span text:style-name="T796"/></text:p>
          </table:table-cell>
          <table:table-cell table:style-name="ce394">
            <text:p text:style-name="P464"><text:span text:style-name="T797">Descripción</text:span><text:span text:style-name="T798"/></text:p>
          </table:table-cell>
        </table:table-row>
        <table:table-row table:style-name="ro119" table:default-cell-style-name="ce391">
          <table:table-cell table:style-name="ce395">
            <text:p text:style-name="P465"><text:span text:style-name="T799">type</text:span><text:span text:style-name="T800"/></text:p>
          </table:table-cell>
          <table:table-cell table:style-name="ce396">
            <text:p text:style-name="P466"><text:span text:style-name="T801">3</text:span><text:span text:style-name="T802"/></text:p>
          </table:table-cell>
          <table:table-cell table:style-name="ce397">
            <text:p text:style-name="P467"><text:span text:style-name="T803">circuit_state</text:span><text:span text:style-name="T804">. Ver Order_type.</text:span><text:span text:style-name="T805"/></text:p>
          </table:table-cell>
        </table:table-row>
        <table:table-row table:style-name="ro120" table:default-cell-style-name="ce391">
          <table:table-cell table:style-name="ce398">
            <text:p text:style-name="P468"><text:span text:style-name="T806">msg_id</text:span><text:span text:style-name="T807"/></text:p>
          </table:table-cell>
          <table:table-cell table:style-name="ce399">
            <text:p text:style-name="P469"><text:span text:style-name="T808">5</text:span><text:span text:style-name="T809"/></text:p>
          </table:table-cell>
          <table:table-cell table:style-name="ce400">
            <text:p text:style-name="P470"><text:span text:style-name="T810">Identificador de mensaje. Incrementa</text:span><text:span text:style-name="T811">do</text:span><text:span text:style-name="T812"> en cada nuevo mensaje.</text:span><text:span text:style-name="T813"/></text:p>
          </table:table-cell>
        </table:table-row>
        <table:table-row table:style-name="ro121" table:default-cell-style-name="ce391">
          <table:table-cell table:style-name="ce401">
            <text:p text:style-name="P471"><text:span text:style-name="T814">c</text:span><text:span text:style-name="T815">ircuit_voltage</text:span><text:span text:style-name="T816"/></text:p>
          </table:table-cell>
          <table:table-cell table:style-name="ce402">
            <text:p text:style-name="P472"><text:span text:style-name="T817">5</text:span><text:span text:style-name="T818"/></text:p>
          </table:table-cell>
          <table:table-cell table:style-name="ce403">
            <text:p text:style-name="P473"><text:span text:style-name="T819">Voltaje del circuito. Formato xxx.x</text:span><text:span text:style-name="T820"/></text:p>
          </table:table-cell>
        </table:table-row>
        <table:table-row table:style-name="ro122" table:default-cell-style-name="ce391">
          <table:table-cell table:style-name="ce404">
            <text:p text:style-name="P474"><text:span text:style-name="T821">circuit_current</text:span><text:span text:style-name="T822"/></text:p>
          </table:table-cell>
          <table:table-cell table:style-name="ce405">
            <text:p text:style-name="P475"><text:span text:style-name="T823">5</text:span><text:span text:style-name="T824"/></text:p>
          </table:table-cell>
          <table:table-cell table:style-name="ce406">
            <text:p text:style-name="P476"><text:span text:style-name="T825">Amperaje del circuito. Formato xxx.x</text:span><text:span text:style-name="T826"/></text:p>
          </table:table-cell>
        </table:table-row>
        <table:table-row table:style-name="ro123" table:default-cell-style-name="ce391">
          <table:table-cell table:style-name="ce407">
            <text:p text:style-name="P477"><text:span text:style-name="T827">working_carts</text:span><text:span text:style-name="T828"/></text:p>
          </table:table-cell>
          <table:table-cell table:style-name="ce408">
            <text:p text:style-name="P478"><text:span text:style-name="T829">5</text:span><text:span text:style-name="T830"/></text:p>
          </table:table-cell>
          <table:table-cell table:style-name="ce409">
            <text:p text:style-name="P479"><text:span text:style-name="T831">Número de carros preparados para trabajar.</text:span><text:span text:style-name="T832"/></text:p>
          </table:table-cell>
        </table:table-row>
        <table:table-row table:style-name="ro124" table:default-cell-style-name="ce391">
          <table:table-cell table:style-name="ce410">
            <text:p text:style-name="P480"><text:span text:style-name="T833">check</text:span><text:span text:style-name="T834"/></text:p>
          </table:table-cell>
          <table:table-cell table:style-name="ce411">
            <text:p text:style-name="P481"><text:span text:style-name="T835">7</text:span><text:span text:style-name="T836"/></text:p>
          </table:table-cell>
          <table:table-cell table:style-name="ce412">
            <text:p text:style-name="P482"><text:span text:style-name="T837">Comprobaciones del circuito. Ver Circuit_check en Enumeraciones.</text:span><text:span text:style-name="T838"/></text:p>
          </table:table-cell>
        </table:table-row>
        <table:table-row table:style-name="ro125" table:default-cell-style-name="ce391">
          <table:table-cell table:style-name="ce413">
            <text:p text:style-name="P483"><text:span text:style-name="T839">target_mode</text:span><text:span text:style-name="T840"/></text:p>
          </table:table-cell>
          <table:table-cell table:style-name="ce414">
            <text:p text:style-name="P484"><text:span text:style-name="T841">1</text:span><text:span text:style-name="T842"/></text:p>
          </table:table-cell>
          <table:table-cell table:style-name="ce415">
            <text:p text:style-name="P485"><text:span text:style-name="T843">Modo de funcionamiento asignado al circuito. Ver Circuit_mode en Enumeraciones.</text:span><text:span text:style-name="T844"/></text:p>
          </table:table-cell>
        </table:table-row>
        <table:table-row table:style-name="ro126" table:default-cell-style-name="ce391">
          <table:table-cell table:style-name="ce416">
            <text:p text:style-name="P486"><text:span text:style-name="T845">mode</text:span><text:span text:style-name="T846"/></text:p>
          </table:table-cell>
          <table:table-cell table:style-name="ce417">
            <text:p text:style-name="P487"><text:span text:style-name="T847">1</text:span><text:span text:style-name="T848"/></text:p>
          </table:table-cell>
          <table:table-cell table:style-name="ce418">
            <text:p text:style-name="P488"><text:span text:style-name="T849">Modo de funcionamiento efectivo del circuito. Debería coincidir con target_mode, pero puede no hacerlo dependiendo de las condiciones detectadas en check. Ver Circuit_mode en Enumeraciones.</text:span><text:span text:style-name="T850"/></text:p>
          </table:table-cell>
        </table:table-row>
      </table:table>
      <text:p text:style-name="P489"><text:span/><text:span/></text:p>
      <text:list>
        <text:list-item>
          <text:p text:style-name="P490"><text:span>Order_type: </text:span><text:span>station</text:span><text:span>_state</text:span><text:span>.</text:span><text:span/></text:p>
        </text:list-item>
      </text:list>
      <table:table table:style-name="ta19">
        <table:table-columns>
          <table:table-column table:style-name="co55"/>
          <table:table-column table:style-name="co56"/>
          <table:table-column table:style-name="co57"/>
        </table:table-columns>
        <table:table-row table:style-name="ro127" table:default-cell-style-name="ce419">
          <table:table-cell table:style-name="ce420">
            <text:p text:style-name="P491"><text:span text:style-name="T851">Campo</text:span><text:span text:style-name="T852"/></text:p>
          </table:table-cell>
          <table:table-cell table:style-name="ce421">
            <text:p text:style-name="P492"><text:span text:style-name="T853">Longitud</text:span><text:span text:style-name="T854"/></text:p>
          </table:table-cell>
          <table:table-cell table:style-name="ce422">
            <text:p text:style-name="P493"><text:span text:style-name="T855">Descripción</text:span><text:span text:style-name="T856"/></text:p>
          </table:table-cell>
        </table:table-row>
        <table:table-row table:style-name="ro128" table:default-cell-style-name="ce419">
          <table:table-cell table:style-name="ce423">
            <text:p text:style-name="P494"><text:span text:style-name="T857">type</text:span><text:span text:style-name="T858"/></text:p>
          </table:table-cell>
          <table:table-cell table:style-name="ce424">
            <text:p text:style-name="P495"><text:span text:style-name="T859">3</text:span><text:span text:style-name="T860"/></text:p>
          </table:table-cell>
          <table:table-cell table:style-name="ce425">
            <text:p text:style-name="P496"><text:span text:style-name="T861">station</text:span><text:span text:style-name="T862">_state</text:span><text:span text:style-name="T863">. Ver Order_type.</text:span><text:span text:style-name="T864"/></text:p>
          </table:table-cell>
        </table:table-row>
        <table:table-row table:style-name="ro129" table:default-cell-style-name="ce419">
          <table:table-cell table:style-name="ce426">
            <text:p text:style-name="P497"><text:span text:style-name="T865">msg_id</text:span><text:span text:style-name="T866"/></text:p>
          </table:table-cell>
          <table:table-cell table:style-name="ce427">
            <text:p text:style-name="P498"><text:span text:style-name="T867">5</text:span><text:span text:style-name="T868"/></text:p>
          </table:table-cell>
          <table:table-cell table:style-name="ce428">
            <text:p text:style-name="P499"><text:span text:style-name="T869">Identificador de mensaje. Incrementa</text:span><text:span text:style-name="T870">do</text:span><text:span text:style-name="T871"> en cada nuevo mensaje.</text:span><text:span text:style-name="T872"/></text:p>
          </table:table-cell>
        </table:table-row>
        <table:table-row table:style-name="ro130" table:default-cell-style-name="ce419">
          <table:table-cell table:style-name="ce429">
            <text:p text:style-name="P500"><text:span text:style-name="T873">station_id</text:span><text:span text:style-name="T874"/></text:p>
          </table:table-cell>
          <table:table-cell table:style-name="ce430">
            <text:p text:style-name="P501"><text:span text:style-name="T875">5</text:span><text:span text:style-name="T876"/></text:p>
          </table:table-cell>
          <table:table-cell table:style-name="ce431">
            <text:p text:style-name="P502"><text:span text:style-name="T877">Identificador de la estación</text:span><text:span text:style-name="T878"/></text:p>
          </table:table-cell>
        </table:table-row>
        <table:table-row table:style-name="ro131" table:default-cell-style-name="ce419">
          <table:table-cell table:style-name="ce432">
            <text:p text:style-name="P503"><text:span text:style-name="T879">station_type</text:span><text:span text:style-name="T880"/></text:p>
          </table:table-cell>
          <table:table-cell table:style-name="ce433">
            <text:p text:style-name="P504"><text:span text:style-name="T881">5</text:span><text:span text:style-name="T882"/></text:p>
          </table:table-cell>
          <table:table-cell table:style-name="ce434">
            <text:p text:style-name="P505"><text:span text:style-name="T883">Tipo de la estación</text:span><text:span text:style-name="T884"/></text:p>
          </table:table-cell>
        </table:table-row>
        <table:table-row table:style-name="ro132" table:default-cell-style-name="ce419">
          <table:table-cell table:style-name="ce435">
            <text:p text:style-name="P506"><text:span text:style-name="T885">box_ready</text:span><text:span text:style-name="T886"/></text:p>
          </table:table-cell>
          <table:table-cell table:style-name="ce436">
            <text:p text:style-name="P507"><text:span text:style-name="T887">1</text:span><text:span text:style-name="T888"/></text:p>
          </table:table-cell>
          <table:table-cell table:style-name="ce437">
            <text:p text:style-name="P508"><text:span text:style-name="T889">Indica si tenemos una carga disponible o no</text:span><text:span text:style-name="T890"/></text:p>
          </table:table-cell>
        </table:table-row>
      </table:table>
      <text:p text:style-name="P509"><text:span/><text:span/></text:p>
      <text:p text:style-name="P510"><text:span/><text:span/></text:p>
      <text:p text:style-name="P511"><text:span>Estructuras</text:span><text:span/></text:p>
      <text:list>
        <text:list-item>
          <text:p text:style-name="P512"><text:span>Transit_order</text:span><text:span>.</text:span><text:span/></text:p>
        </text:list-item>
      </text:list>
      <table:table table:style-name="ta20">
        <table:table-columns>
          <table:table-column table:style-name="co58"/>
          <table:table-column table:style-name="co59"/>
          <table:table-column table:style-name="co60"/>
        </table:table-columns>
        <table:table-row table:style-name="ro133" table:default-cell-style-name="ce438">
          <table:table-cell table:style-name="ce439">
            <text:p text:style-name="P513"><text:span text:style-name="T891">Campo</text:span><text:span text:style-name="T892"/></text:p>
          </table:table-cell>
          <table:table-cell table:style-name="ce440">
            <text:p text:style-name="P514"><text:span text:style-name="T893">Longitud</text:span><text:span text:style-name="T894"/></text:p>
          </table:table-cell>
          <table:table-cell table:style-name="ce441">
            <text:p text:style-name="P515"><text:span text:style-name="T895">Descripción</text:span><text:span text:style-name="T896"/></text:p>
          </table:table-cell>
        </table:table-row>
        <table:table-row table:style-name="ro134" table:default-cell-style-name="ce438">
          <table:table-cell table:style-name="ce442">
            <text:p text:style-name="P516"><text:span text:style-name="T897">use</text:span><text:span text:style-name="T898"/></text:p>
          </table:table-cell>
          <table:table-cell table:style-name="ce443">
            <text:p text:style-name="P517"><text:span text:style-name="T899">1</text:span><text:span text:style-name="T900"/></text:p>
          </table:table-cell>
          <table:table-cell table:style-name="ce444">
            <text:p text:style-name="P518"><text:span text:style-name="T901">Indica si el tránsito está o no en uso, y si se está ejecutando o es el próximo a ejecutarse. Ver Order_use en Enumeraciones.</text:span><text:span text:style-name="T902"/></text:p>
          </table:table-cell>
        </table:table-row>
        <table:table-row table:style-name="ro135" table:default-cell-style-name="ce438">
          <table:table-cell table:style-name="ce445">
            <text:p text:style-name="P519"><text:span text:style-name="T903">type</text:span><text:span text:style-name="T904"/></text:p>
          </table:table-cell>
          <table:table-cell table:style-name="ce446">
            <text:p text:style-name="P520"><text:span text:style-name="T905">3</text:span><text:span text:style-name="T906"/></text:p>
          </table:table-cell>
          <table:table-cell table:style-name="ce447">
            <text:p text:style-name="P521"><text:span text:style-name="T907">load, transit, unload, go_parking, go_node. Ver Order_type.</text:span><text:span text:style-name="T908"/></text:p>
          </table:table-cell>
        </table:table-row>
        <table:table-row table:style-name="ro136" table:default-cell-style-name="ce438">
          <table:table-cell table:style-name="ce448">
            <text:p text:style-name="P522"><text:span text:style-name="T909">node</text:span><text:span text:style-name="T910"/></text:p>
          </table:table-cell>
          <table:table-cell table:style-name="ce449">
            <text:p text:style-name="P523"><text:span text:style-name="T911">5</text:span><text:span text:style-name="T912"/></text:p>
          </table:table-cell>
          <table:table-cell table:style-name="ce450">
            <text:p text:style-name="P524"><text:span text:style-name="T913">Nodo de destino para go_parking y go_node. </text:span><text:span text:style-name="T914">Para go_parking, cero indica el parking más próximo a la posición de inicio.</text:span><text:span text:style-name="T915"/></text:p>
          </table:table-cell>
        </table:table-row>
        <table:table-row table:style-name="ro137" table:default-cell-style-name="ce438">
          <table:table-cell table:style-name="ce451">
            <text:p text:style-name="P525"><text:span text:style-name="T916">station_id</text:span><text:span text:style-name="T917"/></text:p>
          </table:table-cell>
          <table:table-cell table:style-name="ce452">
            <text:p text:style-name="P526"><text:span text:style-name="T918">5</text:span><text:span text:style-name="T919"/></text:p>
          </table:table-cell>
          <table:table-cell table:style-name="ce453">
            <text:p text:style-name="P527"><text:span text:style-name="T920">Estación de destino </text:span><text:span text:style-name="T921">para load, transit, unload</text:span><text:span text:style-name="T922">.</text:span><text:span text:style-name="T923"/></text:p>
          </table:table-cell>
        </table:table-row>
        <table:table-row table:style-name="ro138" table:default-cell-style-name="ce438">
          <table:table-cell table:style-name="ce454">
            <text:p text:style-name="P528"><text:span text:style-name="T924">station_type</text:span><text:span text:style-name="T925"/></text:p>
          </table:table-cell>
          <table:table-cell table:style-name="ce455">
            <text:p text:style-name="P529"><text:span text:style-name="T926">5</text:span><text:span text:style-name="T927"/></text:p>
          </table:table-cell>
          <table:table-cell table:style-name="ce456">
            <text:p text:style-name="P530"><text:span text:style-name="T928">Identifica la estación de destino junto a station_id.</text:span><text:span text:style-name="T929"/></text:p>
          </table:table-cell>
        </table:table-row>
        <table:table-row table:style-name="ro139" table:default-cell-style-name="ce438">
          <table:table-cell table:style-name="ce457">
            <text:p text:style-name="P531"><text:span text:style-name="T930">level</text:span><text:span text:style-name="T931"/></text:p>
          </table:table-cell>
          <table:table-cell table:style-name="ce458">
            <text:p text:style-name="P532"><text:span text:style-name="T932">2</text:span><text:span text:style-name="T933"/></text:p>
          </table:table-cell>
          <table:table-cell table:style-name="ce459">
            <text:p text:style-name="P533"><text:span text:style-name="T934">Nivel a operar en la estación: [0..15]</text:span><text:span text:style-name="T935"/></text:p>
          </table:table-cell>
        </table:table-row>
        <table:table-row table:style-name="ro140" table:default-cell-style-name="ce438">
          <table:table-cell table:style-name="ce460">
            <text:p text:style-name="P534"><text:span text:style-name="T936">options</text:span><text:span text:style-name="T937"/></text:p>
          </table:table-cell>
          <table:table-cell table:style-name="ce461">
            <text:p text:style-name="P535"><text:span text:style-name="T938">10</text:span><text:span text:style-name="T939"/></text:p>
          </table:table-cell>
          <table:table-cell table:style-name="ce462">
            <text:p text:style-name="P536"><text:span text:style-name="T940">Opciones asociadas al tránsito al crearlo.</text:span><text:span text:style-name="T941"/></text:p>
          </table:table-cell>
        </table:table-row>
        <table:table-row table:style-name="ro141" table:default-cell-style-name="ce438">
          <table:table-cell table:style-name="ce463">
            <text:p text:style-name="P537"><text:span text:style-name="T942">transit_id</text:span><text:span text:style-name="T943"/></text:p>
          </table:table-cell>
          <table:table-cell table:style-name="ce464">
            <text:p text:style-name="P538"><text:span text:style-name="T944">10</text:span><text:span text:style-name="T945"/></text:p>
          </table:table-cell>
          <table:table-cell table:style-name="ce465">
            <text:p text:style-name="P539"><text:span text:style-name="T946">Identificador asignado al tránsito. Devuelto por transit_ack.</text:span><text:span text:style-name="T947"/></text:p>
          </table:table-cell>
        </table:table-row>
        <table:table-row table:style-name="ro142" table:default-cell-style-name="ce438">
          <table:table-cell table:style-name="ce466">
            <text:p text:style-name="P540"><text:span text:style-name="T948">cargo_id</text:span><text:span text:style-name="T949"/></text:p>
          </table:table-cell>
          <table:table-cell table:style-name="ce467">
            <text:p text:style-name="P541"><text:span text:style-name="T950">10</text:span><text:span text:style-name="T951"/></text:p>
          </table:table-cell>
          <table:table-cell table:style-name="ce468">
            <text:p text:style-name="P542"><text:span text:style-name="T952">cargo_id proporcionado.</text:span><text:span text:style-name="T953"/></text:p>
          </table:table-cell>
        </table:table-row>
        <table:table-row table:style-name="ro143" table:default-cell-style-name="ce438">
          <table:table-cell table:style-name="ce469">
            <text:p text:style-name="P543"><text:span text:style-name="T954">phase</text:span><text:span text:style-name="T955"/></text:p>
          </table:table-cell>
          <table:table-cell table:style-name="ce470">
            <text:p text:style-name="P544"><text:span text:style-name="T956">1</text:span><text:span text:style-name="T957"/></text:p>
          </table:table-cell>
          <table:table-cell table:style-name="ce471">
            <text:p text:style-name="P545"><text:span text:style-name="T958">Fase del tránsito. Ver Transit_phase en Enumeraciones.</text:span><text:span text:style-name="T959"/></text:p>
          </table:table-cell>
        </table:table-row>
        <table:table-row table:style-name="ro144" table:default-cell-style-name="ce438">
          <table:table-cell table:style-name="ce472">
            <text:p text:style-name="P546"><text:span text:style-name="T960">inputs</text:span><text:span text:style-name="T961"/></text:p>
          </table:table-cell>
          <table:table-cell table:style-name="ce473">
            <text:p text:style-name="P547"><text:span text:style-name="T962">10</text:span><text:span text:style-name="T963"/></text:p>
          </table:table-cell>
          <table:table-cell table:style-name="ce474">
            <text:p text:style-name="P548"><text:span text:style-name="T964">Valores de input que el hook debe considerar, asignados al crear el tránsito o mediante send_inputs.</text:span><text:span text:style-name="T965"/></text:p>
          </table:table-cell>
        </table:table-row>
        <table:table-row table:style-name="ro145" table:default-cell-style-name="ce438">
          <table:table-cell table:style-name="ce475">
            <text:p text:style-name="P549"><text:span text:style-name="T966">outputs</text:span><text:span text:style-name="T967"/></text:p>
          </table:table-cell>
          <table:table-cell table:style-name="ce476">
            <text:p text:style-name="P550"><text:span text:style-name="T968">10</text:span><text:span text:style-name="T969"/></text:p>
          </table:table-cell>
          <table:table-cell table:style-name="ce477">
            <text:p text:style-name="P551"><text:span text:style-name="T970">Valores de output que el hook ofrece.</text:span><text:span text:style-name="T971"/></text:p>
          </table:table-cell>
        </table:table-row>
        <table:table-row table:style-name="ro146" table:default-cell-style-name="ce438">
          <table:table-cell table:style-name="ce478">
            <text:p text:style-name="P552"><text:span text:style-name="T972">last_command</text:span><text:span text:style-name="T973"/></text:p>
          </table:table-cell>
          <table:table-cell table:style-name="ce479">
            <text:p text:style-name="P553"><text:span text:style-name="T974">10</text:span><text:span text:style-name="T975"/></text:p>
          </table:table-cell>
          <table:table-cell table:style-name="ce480">
            <text:p text:style-name="P554"><text:span text:style-name="T976">Ultimo comando (ver send_command) recibido.</text:span><text:span text:style-name="T977"/></text:p>
          </table:table-cell>
        </table:table-row>
      </table:table>
      <text:p text:style-name="P555"><text:span/><text:span/></text:p>
      <text:p text:style-name="P556"><text:span>Enumeraciones</text:span><text:span/></text:p>
      <text:list>
        <text:list-item>
          <text:p text:style-name="P557"><text:span>Order_use</text:span><text:span>.</text:span><text:span/></text:p>
        </text:list-item>
      </text:list>
      <table:table table:style-name="ta21">
        <table:table-columns>
          <table:table-column table:style-name="co61"/>
          <table:table-column table:style-name="co62"/>
          <table:table-column table:style-name="co63"/>
        </table:table-columns>
        <table:table-row table:style-name="ro147" table:default-cell-style-name="ce481">
          <table:table-cell table:style-name="ce482">
            <text:p text:style-name="P558"><text:span text:style-name="T978">Nombre</text:span><text:span text:style-name="T979"/></text:p>
          </table:table-cell>
          <table:table-cell table:style-name="ce483">
            <text:p text:style-name="P559"><text:span text:style-name="T980">Valor</text:span><text:span text:style-name="T981"/></text:p>
          </table:table-cell>
          <table:table-cell table:style-name="ce484">
            <text:p text:style-name="P560"><text:span text:style-name="T982">Descripción</text:span><text:span text:style-name="T983"/></text:p>
          </table:table-cell>
        </table:table-row>
        <table:table-row table:style-name="ro148" table:default-cell-style-name="ce481">
          <table:table-cell table:style-name="ce485">
            <text:p text:style-name="P561"><text:span text:style-name="T984">unused</text:span><text:span text:style-name="T985"/></text:p>
          </table:table-cell>
          <table:table-cell table:style-name="ce486">
            <text:p text:style-name="P562"><text:span text:style-name="T986">0</text:span><text:span text:style-name="T987"/></text:p>
          </table:table-cell>
          <table:table-cell table:style-name="ce487">
            <text:p text:style-name="P563"><text:span text:style-name="T988">El tránsito no está en uso.</text:span><text:span text:style-name="T989"/></text:p>
          </table:table-cell>
        </table:table-row>
        <table:table-row table:style-name="ro149" table:default-cell-style-name="ce481">
          <table:table-cell table:style-name="ce488">
            <text:p text:style-name="P564"><text:span text:style-name="T990">previous</text:span><text:span text:style-name="T991"/></text:p>
          </table:table-cell>
          <table:table-cell table:style-name="ce489">
            <text:p text:style-name="P565"><text:span text:style-name="T992">1</text:span><text:span text:style-name="T993"/></text:p>
          </table:table-cell>
          <table:table-cell table:style-name="ce490">
            <text:p text:style-name="P566"><text:span text:style-name="T994">El tránsito ha terminado y ha sido reemplazado por el siguiente.</text:span><text:span text:style-name="T995"/></text:p>
          </table:table-cell>
        </table:table-row>
        <table:table-row table:style-name="ro150" table:default-cell-style-name="ce481">
          <table:table-cell table:style-name="ce491">
            <text:p text:style-name="P567"><text:span text:style-name="T996">current</text:span><text:span text:style-name="T997"/></text:p>
          </table:table-cell>
          <table:table-cell table:style-name="ce492">
            <text:p text:style-name="P568"><text:span text:style-name="T998">2</text:span><text:span text:style-name="T999"/></text:p>
          </table:table-cell>
          <table:table-cell table:style-name="ce493">
            <text:p text:style-name="P569"><text:span text:style-name="T1000">Éste es el tránsito en curso actual.</text:span><text:span text:style-name="T1001"/></text:p>
          </table:table-cell>
        </table:table-row>
        <table:table-row table:style-name="ro151" table:default-cell-style-name="ce481">
          <table:table-cell table:style-name="ce494">
            <text:p text:style-name="P570"><text:span text:style-name="T1002">next</text:span><text:span text:style-name="T1003"/></text:p>
          </table:table-cell>
          <table:table-cell table:style-name="ce495">
            <text:p text:style-name="P571"><text:span text:style-name="T1004">3</text:span><text:span text:style-name="T1005"/></text:p>
          </table:table-cell>
          <table:table-cell table:style-name="ce496">
            <text:p text:style-name="P572"><text:span text:style-name="T1006">Siguiente tránsito a ejecutar.</text:span><text:span text:style-name="T1007"/></text:p>
          </table:table-cell>
        </table:table-row>
      </table:table>
      <text:p text:style-name="P573"><text:span/><text:span/></text:p>
      <text:p text:style-name="P574"><text:span>El carro contiene dos posiciones de tránsito:</text:span><text:span/></text:p>
      <text:p text:style-name="P575"><text:span><text:tab/>- Como máximo una puede tener uso ‘previous’.</text:span><text:span/></text:p>
      <text:p text:style-name="P576"><text:span><text:tab/>- Como máximo una puede tener uso ‘current’.</text:span><text:span/></text:p>
      <text:p text:style-name="P577"><text:span><text:tab/>- Como máximo una puede tener uso ‘next’.</text:span><text:span/></text:p>
      <text:p text:style-name="P578"><text:span><text:tab/>- Las dos pueden tener uso ‘unused’.</text:span><text:span/></text:p>
      <text:p text:style-name="P579"><text:span>En un principio las dos están ‘unused’. Cuando llega una orden de tránsito:</text:span><text:span/></text:p>
      <text:p text:style-name="P580"><text:span><text:tab/>- Reemplaza la primera ‘unused’ si hay una.</text:span><text:span/></text:p>
      <text:p text:style-name="P581"><text:span><text:tab/>- Si no, reemplaza la ‘previous’, si hay.</text:span><text:span/></text:p>
      <text:p text:style-name="P582"><text:span><text:tab/>- Si no, falla.</text:span><text:span/></text:p>
      <text:p text:style-name="P583"><text:span>El nuevo comando tiene uso ‘next’, a menos que:</text:span><text:span/></text:p>
      <text:p text:style-name="P584"><text:span><text:tab/>- </text:span><text:span>No hay un ‘current’: el nuevo pasa a ‘current’.</text:span><text:span/></text:p>
      <text:p text:style-name="P585"><text:span><text:tab/>- </text:span><text:span>El transito ‘current’ ha acabado (transit_phase == transit_done):</text:span><text:span/></text:p>
      <text:p text:style-name="P586"><text:span><text:tab/><text:tab/>- </text:span><text:span>‘current’ pasa a ‘previous’.</text:span><text:span/></text:p>
      <text:p text:style-name="P587"><text:span><text:tab/><text:tab/>- </text:span><text:span>el nuevo pasa a ‘current’ y transit_phase refleja el estado inicial.</text:span><text:span/></text:p>
      <text:p text:style-name="P588"><text:span>Cuando existen simultáneamente un tránsito ‘current’ y otro ‘next’ y la fase del actual pasa a ‘transit_done’ el cambio se produce automáticamente:</text:span><text:span/></text:p>
      <text:p text:style-name="P589"><text:span><text:tab/>- ‘current’ pasa a ‘previous’</text:span><text:span/></text:p>
      <text:p text:style-name="P590"><text:span><text:tab/>- ‘next’ pasa a ‘current’ y empieza a ejecutarse.</text:span><text:span/></text:p>
      <text:list>
        <text:list-item>
          <text:p text:style-name="P591"><text:span>Transit_phase</text:span><text:span>.</text:span><text:span/></text:p>
        </text:list-item>
      </text:list>
      <table:table table:style-name="ta22">
        <table:table-columns>
          <table:table-column table:style-name="co64"/>
          <table:table-column table:style-name="co65"/>
          <table:table-column table:style-name="co66"/>
        </table:table-columns>
        <table:table-row table:style-name="ro152" table:default-cell-style-name="ce497">
          <table:table-cell table:style-name="ce498">
            <text:p text:style-name="P592"><text:span text:style-name="T1008">Nombre</text:span><text:span text:style-name="T1009"/></text:p>
          </table:table-cell>
          <table:table-cell table:style-name="ce499">
            <text:p text:style-name="P593"><text:span text:style-name="T1010">Valor</text:span><text:span text:style-name="T1011"/></text:p>
          </table:table-cell>
          <table:table-cell table:style-name="ce500">
            <text:p text:style-name="P594"><text:span text:style-name="T1012">Descripción</text:span><text:span text:style-name="T1013"/></text:p>
          </table:table-cell>
        </table:table-row>
        <table:table-row table:style-name="ro153" table:default-cell-style-name="ce497">
          <table:table-cell table:style-name="ce501">
            <text:p text:style-name="P595"><text:span text:style-name="T1014">none</text:span><text:span text:style-name="T1015"/></text:p>
          </table:table-cell>
          <table:table-cell table:style-name="ce502">
            <text:p text:style-name="P596"><text:span text:style-name="T1016">0</text:span><text:span text:style-name="T1017"/></text:p>
          </table:table-cell>
          <table:table-cell table:style-name="ce503">
            <text:p text:style-name="P597"><text:span text:style-name="T1018">El tránsito no está en uso </text:span><text:span text:style-name="T1019">o no se está ejecutando.</text:span><text:span text:style-name="T1020"/></text:p>
          </table:table-cell>
        </table:table-row>
        <table:table-row table:style-name="ro154" table:default-cell-style-name="ce497">
          <table:table-cell table:style-name="ce504">
            <text:p text:style-name="P598"><text:span text:style-name="T1021">go_transit</text:span><text:span text:style-name="T1022"/></text:p>
          </table:table-cell>
          <table:table-cell table:style-name="ce505">
            <text:p text:style-name="P599"><text:span text:style-name="T1023">1</text:span><text:span text:style-name="T1024"/></text:p>
          </table:table-cell>
          <table:table-cell table:style-name="ce506">
            <text:p text:style-name="P600"><text:span text:style-name="T1025">El </text:span><text:span text:style-name="T1026">carro se dirige a la estación o el nodo de destino.</text:span><text:span text:style-name="T1027"/></text:p>
          </table:table-cell>
        </table:table-row>
        <table:table-row table:style-name="ro155" table:default-cell-style-name="ce497">
          <table:table-cell table:style-name="ce507">
            <text:p text:style-name="P601"><text:span text:style-name="T1028">transiting</text:span><text:span text:style-name="T1029"/></text:p>
          </table:table-cell>
          <table:table-cell table:style-name="ce508">
            <text:p text:style-name="P602"><text:span text:style-name="T1030">2</text:span><text:span text:style-name="T1031"/></text:p>
          </table:table-cell>
          <table:table-cell table:style-name="ce509">
            <text:p text:style-name="P603"><text:span text:style-name="T1032">El carro está efectuando el tránsito (load, transit, unload).</text:span><text:span text:style-name="T1033"/></text:p>
          </table:table-cell>
        </table:table-row>
        <table:table-row table:style-name="ro156" table:default-cell-style-name="ce497">
          <table:table-cell table:style-name="ce510">
            <text:p text:style-name="P604"><text:span text:style-name="T1034">transit_done</text:span><text:span text:style-name="T1035"/></text:p>
          </table:table-cell>
          <table:table-cell table:style-name="ce511">
            <text:p text:style-name="P605"><text:span text:style-name="T1036">3</text:span><text:span text:style-name="T1037"/></text:p>
          </table:table-cell>
          <table:table-cell table:style-name="ce512">
            <text:p text:style-name="P606"><text:span text:style-name="T1038">El tránsito ha terminado.</text:span><text:span text:style-name="T1039"/></text:p>
          </table:table-cell>
        </table:table-row>
      </table:table>
      <text:list>
        <text:list-item>
          <text:p text:style-name="P607"><text:span>Cart_status</text:span><text:span>.</text:span><text:span/></text:p>
        </text:list-item>
      </text:list>
      <text:p text:style-name="P608"><text:span>O</text:span><text:span> binario de los siguientes valores. </text:span><text:span>Aquí en</text:span><text:span> hexa, </text:span><text:span>pero en el mensaje se codifican en decimal.</text:span><text:span/></text:p>
      <table:table table:style-name="ta23">
        <table:table-columns>
          <table:table-column table:style-name="co67"/>
          <table:table-column table:style-name="co68"/>
          <table:table-column table:style-name="co69"/>
        </table:table-columns>
        <table:table-row table:style-name="ro157" table:default-cell-style-name="ce513">
          <table:table-cell table:style-name="ce514">
            <text:p text:style-name="P609"><text:span text:style-name="T1040">Nombre</text:span><text:span text:style-name="T1041"/></text:p>
          </table:table-cell>
          <table:table-cell table:style-name="ce515">
            <text:p text:style-name="P610"><text:span text:style-name="T1042">Valor</text:span><text:span text:style-name="T1043"/></text:p>
          </table:table-cell>
          <table:table-cell table:style-name="ce516">
            <text:p text:style-name="P611"><text:span text:style-name="T1044">Descripción</text:span><text:span text:style-name="T1045"/></text:p>
          </table:table-cell>
        </table:table-row>
        <table:table-row table:style-name="ro158" table:default-cell-style-name="ce513">
          <table:table-cell table:style-name="ce517">
            <text:p text:style-name="P612"><text:span text:style-name="T1046">none</text:span><text:span text:style-name="T1047"/></text:p>
          </table:table-cell>
          <table:table-cell table:style-name="ce518">
            <text:p text:style-name="P613"><text:span text:style-name="T1048">x0000</text:span><text:span text:style-name="T1049">0</text:span><text:span text:style-name="T1050"/></text:p>
          </table:table-cell>
          <table:table-cell table:style-name="ce519">
            <text:p text:style-name="P614"><text:span text:style-name="T1051">Ningún bit activo.</text:span><text:span text:style-name="T1052"/></text:p>
          </table:table-cell>
        </table:table-row>
        <table:table-row table:style-name="ro159" table:default-cell-style-name="ce513">
          <table:table-cell table:style-name="ce520">
            <text:p text:style-name="P615"><text:span text:style-name="T1053">cart_error</text:span><text:span text:style-name="T1054"/></text:p>
          </table:table-cell>
          <table:table-cell table:style-name="ce521">
            <text:p text:style-name="P616"><text:span text:style-name="T1055">0x0001</text:span><text:span text:style-name="T1056"/></text:p>
          </table:table-cell>
          <table:table-cell table:style-name="ce522">
            <text:p text:style-name="P617"><text:span text:style-name="T1057">El </text:span><text:span text:style-name="T1058">carro no puede ser usado. Se requiere intervención manual.</text:span><text:span text:style-name="T1059"/></text:p>
          </table:table-cell>
        </table:table-row>
        <table:table-row table:style-name="ro160" table:default-cell-style-name="ce513">
          <table:table-cell table:style-name="ce523">
            <text:p text:style-name="P618"><text:span text:style-name="T1060">hook_error</text:span><text:span text:style-name="T1061"/></text:p>
          </table:table-cell>
          <table:table-cell table:style-name="ce524">
            <text:p text:style-name="P619"><text:span text:style-name="T1062">0x0002</text:span><text:span text:style-name="T1063"/></text:p>
          </table:table-cell>
          <table:table-cell table:style-name="ce525">
            <text:p text:style-name="P620"><text:span text:style-name="T1064">Idem referido al hook.</text:span><text:span text:style-name="T1065"/></text:p>
          </table:table-cell>
        </table:table-row>
        <table:table-row table:style-name="ro161" table:default-cell-style-name="ce513">
          <table:table-cell table:style-name="ce526">
            <text:p text:style-name="P621"><text:span text:style-name="T1066">warning</text:span><text:span text:style-name="T1067"/></text:p>
          </table:table-cell>
          <table:table-cell table:style-name="ce527">
            <text:p text:style-name="P622"><text:span text:style-name="T1068">0x0004</text:span><text:span text:style-name="T1069"/></text:p>
          </table:table-cell>
          <table:table-cell table:style-name="ce528">
            <text:p text:style-name="P623"><text:span text:style-name="T1070">Problema transitorio (pulsador de paro, seta de emergencia, etc.). Cuando se restablezca continuará funcionando normalmente.</text:span><text:span text:style-name="T1071"/></text:p>
          </table:table-cell>
        </table:table-row>
        <table:table-row table:style-name="ro162" table:default-cell-style-name="ce513">
          <table:table-cell table:style-name="ce529">
            <text:p text:style-name="P624"><text:span text:style-name="T1072">paused</text:span><text:span text:style-name="T1073"/></text:p>
          </table:table-cell>
          <table:table-cell table:style-name="ce530">
            <text:p text:style-name="P625"><text:span text:style-name="T1074">0x0008</text:span><text:span text:style-name="T1075"/></text:p>
          </table:table-cell>
          <table:table-cell table:style-name="ce531">
            <text:p text:style-name="P626"><text:span text:style-name="T1076">Movimiento pausado desde el gateway. Cuando se reactive continuará normalmente.</text:span><text:span text:style-name="T1077"/></text:p>
          </table:table-cell>
        </table:table-row>
        <table:table-row table:style-name="ro163" table:default-cell-style-name="ce513">
          <table:table-cell table:style-name="ce532">
            <text:p text:style-name="P627"><text:span text:style-name="T1078">manual_mode</text:span><text:span text:style-name="T1079"/></text:p>
          </table:table-cell>
          <table:table-cell table:style-name="ce533">
            <text:p text:style-name="P628"><text:span text:style-name="T1080">0x0010</text:span><text:span text:style-name="T1081"/></text:p>
          </table:table-cell>
          <table:table-cell table:style-name="ce534">
            <text:p text:style-name="P629"><text:span text:style-name="T1082">Movimiento manual controlado desde el gateway.</text:span><text:span text:style-name="T1083"/></text:p>
          </table:table-cell>
        </table:table-row>
        <table:table-row table:style-name="ro164" table:default-cell-style-name="ce513">
          <table:table-cell table:style-name="ce535">
            <text:p text:style-name="P630"><text:span text:style-name="T1084">maintenance</text:span><text:span text:style-name="T1085"/></text:p>
          </table:table-cell>
          <table:table-cell table:style-name="ce536">
            <text:p text:style-name="P631"><text:span text:style-name="T1086">0x0020</text:span><text:span text:style-name="T1087"/></text:p>
          </table:table-cell>
          <table:table-cell table:style-name="ce537">
            <text:p text:style-name="P632"><text:span text:style-name="T1088">El carro no acepta nuevos tránsitos. Si no hay otra condición que lo impida continuará sirviendo el/los tránsito(s) que tiene asignado(s).</text:span><text:span text:style-name="T1089"/></text:p>
          </table:table-cell>
        </table:table-row>
        <table:table-row table:style-name="ro165" table:default-cell-style-name="ce513">
          <table:table-cell table:style-name="ce538">
            <text:p text:style-name="P633"><text:span text:style-name="T1090">busy</text:span><text:span text:style-name="T1091"/></text:p>
          </table:table-cell>
          <table:table-cell table:style-name="ce539">
            <text:p text:style-name="P634"><text:span text:style-name="T1092">0x0040</text:span><text:span text:style-name="T1093"/></text:p>
          </table:table-cell>
          <table:table-cell table:style-name="ce540">
            <text:p text:style-name="P635"><text:span text:style-name="T1094">Se está sirviendo un tránsito.</text:span><text:span text:style-name="T1095"/></text:p>
          </table:table-cell>
        </table:table-row>
        <table:table-row table:style-name="ro166" table:default-cell-style-name="ce513">
          <table:table-cell table:style-name="ce541">
            <text:p text:style-name="P636"><text:span text:style-name="T1096">ready</text:span><text:span text:style-name="T1097"/></text:p>
          </table:table-cell>
          <table:table-cell table:style-name="ce542">
            <text:p text:style-name="P637"><text:span text:style-name="T1098">0x0080</text:span><text:span text:style-name="T1099"/></text:p>
          </table:table-cell>
          <table:table-cell table:style-name="ce543">
            <text:p text:style-name="P638"><text:span text:style-name="T1100">El carro puede aceptar un nuevo tránsito. La combinación busy+ready es posible: indica que puede aceptar un nuevo tránsito para ser ejecutado después del actual.</text:span><text:span text:style-name="T1101"/></text:p>
          </table:table-cell>
        </table:table-row>
        <table:table-row table:style-name="ro167" table:default-cell-style-name="ce513">
          <table:table-cell table:style-name="ce544">
            <text:p text:style-name="P639"><text:span text:style-name="T1102">parking</text:span><text:span text:style-name="T1103"/></text:p>
          </table:table-cell>
          <table:table-cell table:style-name="ce545">
            <text:p text:style-name="P640"><text:span text:style-name="T1104">0x0100</text:span><text:span text:style-name="T1105"/></text:p>
          </table:table-cell>
          <table:table-cell table:style-name="ce546">
            <text:p text:style-name="P641"><text:span text:style-name="T1106">El carro está en un zona de parking.</text:span><text:span text:style-name="T1107"/></text:p>
          </table:table-cell>
        </table:table-row>
        <table:table-row table:style-name="ro168" table:default-cell-style-name="ce513">
          <table:table-cell table:style-name="ce547">
            <text:p text:style-name="P642"><text:span text:style-name="T1108">loaded</text:span><text:span text:style-name="T1109"/></text:p>
          </table:table-cell>
          <table:table-cell table:style-name="ce548">
            <text:p text:style-name="P643"><text:span text:style-name="T1110">0x0200</text:span><text:span text:style-name="T1111"/></text:p>
          </table:table-cell>
          <table:table-cell table:style-name="ce549">
            <text:p text:style-name="P644"><text:span text:style-name="T1112">Hay carga en el hook. Si el hook no puede detectar la presencia de carga es una suposición basada en el último tránsito.</text:span><text:span text:style-name="T1113"/></text:p>
          </table:table-cell>
        </table:table-row>
        <table:table-row table:style-name="ro169" table:default-cell-style-name="ce513">
          <table:table-cell table:style-name="ce550">
            <text:p text:style-name="P645"><text:span text:style-name="T1114">house_keeping</text:span><text:span text:style-name="T1115"/></text:p>
          </table:table-cell>
          <table:table-cell table:style-name="ce551">
            <text:p text:style-name="P646"><text:span text:style-name="T1116">0x0400</text:span><text:span text:style-name="T1117"/></text:p>
          </table:table-cell>
          <table:table-cell table:style-name="ce552">
            <text:p text:style-name="P647"><text:span text:style-name="T1118">El carro está indisponible temporalmente. Desencadenado por un comando de ‘idle_processing’ o equivalente desde el gateway.</text:span><text:span text:style-name="T1119"/></text:p>
          </table:table-cell>
        </table:table-row>
        <table:table-row table:style-name="ro170" table:default-cell-style-name="ce513">
          <table:table-cell table:style-name="ce553">
            <text:p text:style-name="P648"><text:span text:style-name="T1120">shutdown_ready</text:span><text:span text:style-name="T1121"/></text:p>
          </table:table-cell>
          <table:table-cell table:style-name="ce554">
            <text:p text:style-name="P649"><text:span text:style-name="T1122">0x0800</text:span><text:span text:style-name="T1123"/></text:p>
          </table:table-cell>
          <table:table-cell table:style-name="ce555">
            <text:p text:style-name="P650"><text:span text:style-name="T1124">Durante el apagado del circuito, el gateway envía una orden a todos los carros y espera a que tengan este estado antes de dar conformidad al apagado.</text:span><text:span text:style-name="T1125"/></text:p>
          </table:table-cell>
        </table:table-row>
      </table:table>
      <text:list>
        <text:list-item>
          <text:p text:style-name="P651"><text:span>Cart</text:span><text:span>_phase</text:span><text:span>.</text:span><text:span/></text:p>
        </text:list-item>
      </text:list>
      <table:table table:style-name="ta24">
        <table:table-columns>
          <table:table-column table:style-name="co70"/>
          <table:table-column table:style-name="co71"/>
          <table:table-column table:style-name="co72"/>
        </table:table-columns>
        <table:table-row table:style-name="ro171" table:default-cell-style-name="ce556">
          <table:table-cell table:style-name="ce557">
            <text:p text:style-name="P652"><text:span text:style-name="T1126">Nombre</text:span><text:span text:style-name="T1127"/></text:p>
          </table:table-cell>
          <table:table-cell table:style-name="ce558">
            <text:p text:style-name="P653"><text:span text:style-name="T1128">Valor</text:span><text:span text:style-name="T1129"/></text:p>
          </table:table-cell>
          <table:table-cell table:style-name="ce559">
            <text:p text:style-name="P654"><text:span text:style-name="T1130">Descripción</text:span><text:span text:style-name="T1131"/></text:p>
          </table:table-cell>
        </table:table-row>
        <table:table-row table:style-name="ro172" table:default-cell-style-name="ce556">
          <table:table-cell table:style-name="ce560">
            <text:p text:style-name="P655"><text:span text:style-name="T1132">none</text:span><text:span text:style-name="T1133"/></text:p>
          </table:table-cell>
          <table:table-cell table:style-name="ce561">
            <text:p text:style-name="P656"><text:span text:style-name="T1134">0</text:span><text:span text:style-name="T1135"/></text:p>
          </table:table-cell>
          <table:table-cell table:style-name="ce562">
            <text:p text:style-name="P657"><text:span text:style-name="T1136">Ningún tránsito en curso.</text:span><text:span text:style-name="T1137"/></text:p>
          </table:table-cell>
        </table:table-row>
        <table:table-row table:style-name="ro173" table:default-cell-style-name="ce556">
          <table:table-cell table:style-name="ce563">
            <text:p text:style-name="P658"><text:span text:style-name="T1138">go_</text:span><text:span text:style-name="T1139">load</text:span><text:span text:style-name="T1140"/></text:p>
          </table:table-cell>
          <table:table-cell table:style-name="ce564">
            <text:p text:style-name="P659"><text:span text:style-name="T1141">1</text:span><text:span text:style-name="T1142"/></text:p>
          </table:table-cell>
          <table:table-cell table:style-name="ce565">
            <text:p text:style-name="P660"><text:span text:style-name="T1143">El </text:span><text:span text:style-name="T1144">carro se dirige a la estación </text:span><text:span text:style-name="T1145">de carga.</text:span><text:span text:style-name="T1146"/></text:p>
          </table:table-cell>
        </table:table-row>
        <table:table-row table:style-name="ro174" table:default-cell-style-name="ce556">
          <table:table-cell table:style-name="ce566">
            <text:p text:style-name="P661"><text:span text:style-name="T1147">loading</text:span><text:span text:style-name="T1148"/></text:p>
          </table:table-cell>
          <table:table-cell table:style-name="ce567">
            <text:p text:style-name="P662"><text:span text:style-name="T1149">2</text:span><text:span text:style-name="T1150"/></text:p>
          </table:table-cell>
          <table:table-cell table:style-name="ce568">
            <text:p text:style-name="P663"><text:span text:style-name="T1151">El carro está </text:span><text:span text:style-name="T1152">cargando.</text:span><text:span text:style-name="T1153"/></text:p>
          </table:table-cell>
        </table:table-row>
        <table:table-row table:style-name="ro175" table:default-cell-style-name="ce556">
          <table:table-cell table:style-name="ce569">
            <text:p text:style-name="P664"><text:span text:style-name="T1154">go_transit</text:span><text:span text:style-name="T1155"/></text:p>
          </table:table-cell>
          <table:table-cell table:style-name="ce570">
            <text:p text:style-name="P665"><text:span text:style-name="T1156">3</text:span><text:span text:style-name="T1157"/></text:p>
          </table:table-cell>
          <table:table-cell table:style-name="ce571">
            <text:p text:style-name="P666"><text:span text:style-name="T1158">El carro se dirige la la estación de tránsito.</text:span><text:span text:style-name="T1159"/></text:p>
          </table:table-cell>
        </table:table-row>
        <table:table-row table:style-name="ro176" table:default-cell-style-name="ce556">
          <table:table-cell table:style-name="ce572">
            <text:p text:style-name="P667"><text:span text:style-name="T1160">transiting</text:span><text:span text:style-name="T1161"/></text:p>
          </table:table-cell>
          <table:table-cell table:style-name="ce573">
            <text:p text:style-name="P668"><text:span text:style-name="T1162">4</text:span><text:span text:style-name="T1163"/></text:p>
          </table:table-cell>
          <table:table-cell table:style-name="ce574">
            <text:p text:style-name="P669"><text:span text:style-name="T1164">El carro está efectuando el tránsito.</text:span><text:span text:style-name="T1165"/></text:p>
          </table:table-cell>
        </table:table-row>
        <table:table-row table:style-name="ro177" table:default-cell-style-name="ce556">
          <table:table-cell table:style-name="ce575">
            <text:p text:style-name="P670"><text:span text:style-name="T1166">transit_done</text:span><text:span text:style-name="T1167"/></text:p>
          </table:table-cell>
          <table:table-cell table:style-name="ce576">
            <text:p text:style-name="P671"><text:span text:style-name="T1168">5</text:span><text:span text:style-name="T1169"/></text:p>
          </table:table-cell>
          <table:table-cell table:style-name="ce577">
            <text:p text:style-name="P672"><text:span text:style-name="T1170">El tránsito </text:span><text:span text:style-name="T1171">(de cualquier tipo) </text:span><text:span text:style-name="T1172">ha terminado.</text:span><text:span text:style-name="T1173"/></text:p>
          </table:table-cell>
        </table:table-row>
        <table:table-row table:style-name="ro178" table:default-cell-style-name="ce556">
          <table:table-cell table:style-name="ce578">
            <text:p text:style-name="P673"><text:span text:style-name="T1174">go_unload</text:span><text:span text:style-name="T1175"/></text:p>
          </table:table-cell>
          <table:table-cell table:style-name="ce579">
            <text:p text:style-name="P674"><text:span text:style-name="T1176">6</text:span><text:span text:style-name="T1177"/></text:p>
          </table:table-cell>
          <table:table-cell table:style-name="ce580">
            <text:p text:style-name="P675"><text:span text:style-name="T1178">El carro se dirige a la estación de descarga.</text:span><text:span text:style-name="T1179"/></text:p>
          </table:table-cell>
        </table:table-row>
        <table:table-row table:style-name="ro179" table:default-cell-style-name="ce556">
          <table:table-cell table:style-name="ce581">
            <text:p text:style-name="P676"><text:span text:style-name="T1180">unloading</text:span><text:span text:style-name="T1181"/></text:p>
          </table:table-cell>
          <table:table-cell table:style-name="ce582">
            <text:p text:style-name="P677"><text:span text:style-name="T1182">7</text:span><text:span text:style-name="T1183"/></text:p>
          </table:table-cell>
          <table:table-cell table:style-name="ce583">
            <text:p text:style-name="P678"><text:span text:style-name="T1184">El carro está descargando.</text:span><text:span text:style-name="T1185"/></text:p>
          </table:table-cell>
        </table:table-row>
        <table:table-row table:style-name="ro180" table:default-cell-style-name="ce556">
          <table:table-cell table:style-name="ce584">
            <text:p text:style-name="P679"><text:span text:style-name="T1186">go_parking</text:span><text:span text:style-name="T1187"/></text:p>
          </table:table-cell>
          <table:table-cell table:style-name="ce585">
            <text:p text:style-name="P680"><text:span text:style-name="T1188">8</text:span><text:span text:style-name="T1189"/></text:p>
          </table:table-cell>
          <table:table-cell table:style-name="ce586">
            <text:p text:style-name="P681"><text:span text:style-name="T1190">El carro se dirige al parking solicitado.</text:span><text:span text:style-name="T1191"/></text:p>
          </table:table-cell>
        </table:table-row>
        <table:table-row table:style-name="ro181" table:default-cell-style-name="ce556">
          <table:table-cell table:style-name="ce587">
            <text:p text:style-name="P682"><text:span text:style-name="T1192">go_node</text:span><text:span text:style-name="T1193"/></text:p>
          </table:table-cell>
          <table:table-cell table:style-name="ce588">
            <text:p text:style-name="P683"><text:span text:style-name="T1194">9</text:span><text:span text:style-name="T1195"/></text:p>
          </table:table-cell>
          <table:table-cell table:style-name="ce589">
            <text:p text:style-name="P684"><text:span text:style-name="T1196">El carro se dirige al nodo solicitado.</text:span><text:span text:style-name="T1197"/></text:p>
          </table:table-cell>
        </table:table-row>
      </table:table>
      <text:list>
        <text:list-item>
          <text:p text:style-name="P685"><text:span/><text:span/></text:p>
        </text:list-item>
        <text:list-item>
          <text:p text:style-name="P686"><text:span>Order_type</text:span><text:span>.</text:span><text:span/></text:p>
        </text:list-item>
      </text:list>
      <text:p text:style-name="P687"><text:span>Ver Order_type en “Tipos de Mensajes”.</text:span><text:span/></text:p>
      <text:list>
        <text:list-item>
          <text:p text:style-name="P688"><text:span>C</text:span><text:span>ircuit_check</text:span><text:span>.</text:span><text:span/></text:p>
        </text:list-item>
      </text:list>
      <text:p text:style-name="P689"><text:span>O</text:span><text:span> binario de los siguientes valores. </text:span><text:span>Aquí en</text:span><text:span> hexa, </text:span><text:span>pero en el mensaje se codifican en decimal.</text:span><text:span/></text:p>
      <table:table table:style-name="ta25">
        <table:table-columns>
          <table:table-column table:style-name="co73"/>
          <table:table-column table:style-name="co74"/>
          <table:table-column table:style-name="co75"/>
        </table:table-columns>
        <table:table-row table:style-name="ro182" table:default-cell-style-name="ce590">
          <table:table-cell table:style-name="ce591">
            <text:p text:style-name="P690"><text:span text:style-name="T1198">Nombre</text:span><text:span text:style-name="T1199"/></text:p>
          </table:table-cell>
          <table:table-cell table:style-name="ce592">
            <text:p text:style-name="P691"><text:span text:style-name="T1200">Valor</text:span><text:span text:style-name="T1201"/></text:p>
          </table:table-cell>
          <table:table-cell table:style-name="ce593">
            <text:p text:style-name="P692"><text:span text:style-name="T1202">Descripción</text:span><text:span text:style-name="T1203"/></text:p>
          </table:table-cell>
        </table:table-row>
        <table:table-row table:style-name="ro183" table:default-cell-style-name="ce590">
          <table:table-cell table:style-name="ce594">
            <text:p text:style-name="P693"><text:span text:style-name="T1204">ok</text:span><text:span text:style-name="T1205"/></text:p>
          </table:table-cell>
          <table:table-cell table:style-name="ce595">
            <text:p text:style-name="P694"><text:span text:style-name="T1206">0x</text:span><text:span text:style-name="T1207">000</text:span><text:span text:style-name="T1208">0</text:span><text:span text:style-name="T1209">00</text:span><text:span text:style-name="T1210"/></text:p>
          </table:table-cell>
          <table:table-cell table:style-name="ce596">
            <text:p text:style-name="P695"><text:span text:style-name="T1211">Ning</text:span><text:span text:style-name="T1212">una comprobación ha fallado.</text:span><text:span text:style-name="T1213"/></text:p>
          </table:table-cell>
        </table:table-row>
        <table:table-row table:style-name="ro184" table:default-cell-style-name="ce590">
          <table:table-cell table:style-name="ce597">
            <text:p text:style-name="P696"><text:span text:style-name="T1214">cart_</text:span><text:span text:style-name="T1215">lost</text:span><text:span text:style-name="T1216"/></text:p>
          </table:table-cell>
          <table:table-cell table:style-name="ce598">
            <text:p text:style-name="P697"><text:span text:style-name="T1217">0x000</text:span><text:span text:style-name="T1218">00</text:span><text:span text:style-name="T1219">1</text:span><text:span text:style-name="T1220"/></text:p>
          </table:table-cell>
          <table:table-cell table:style-name="ce599">
            <text:p text:style-name="P698"><text:span text:style-name="T1221">No hay comunicación con algún carro.</text:span><text:span text:style-name="T1222"/></text:p>
          </table:table-cell>
        </table:table-row>
        <table:table-row table:style-name="ro185" table:default-cell-style-name="ce590">
          <table:table-cell table:style-name="ce600">
            <text:p text:style-name="P699"><text:span text:style-name="T1223">cart_wrong_platform_version</text:span><text:span text:style-name="T1224"/></text:p>
          </table:table-cell>
          <table:table-cell table:style-name="ce601">
            <text:p text:style-name="P700"><text:span text:style-name="T1225">0x000</text:span><text:span text:style-name="T1226">00</text:span><text:span text:style-name="T1227">2</text:span><text:span text:style-name="T1228"/></text:p>
          </table:table-cell>
          <table:table-cell table:style-name="ce602">
            <text:p text:style-name="P701"><text:span text:style-name="T1229">Carro(s) no actualizado(s). Imagen S.O.</text:span><text:span text:style-name="T1230"/></text:p>
          </table:table-cell>
        </table:table-row>
        <table:table-row table:style-name="ro186" table:default-cell-style-name="ce590">
          <table:table-cell table:style-name="ce603">
            <text:p text:style-name="P702"><text:span text:style-name="T1231">cart_wrong_program_version</text:span><text:span text:style-name="T1232"/></text:p>
          </table:table-cell>
          <table:table-cell table:style-name="ce604">
            <text:p text:style-name="P703"><text:span text:style-name="T1233">0x000004</text:span><text:span text:style-name="T1234"/></text:p>
          </table:table-cell>
          <table:table-cell table:style-name="ce605">
            <text:p text:style-name="P704"><text:span text:style-name="T1235">Carro(s) no actualizado(s). Programa</text:span><text:span text:style-name="T1236"/></text:p>
          </table:table-cell>
        </table:table-row>
        <table:table-row table:style-name="ro187" table:default-cell-style-name="ce590">
          <table:table-cell table:style-name="ce606">
            <text:p text:style-name="P705"><text:span text:style-name="T1237">cart_wrong_firmware_version</text:span><text:span text:style-name="T1238"/></text:p>
          </table:table-cell>
          <table:table-cell table:style-name="ce607">
            <text:p text:style-name="P706"><text:span text:style-name="T1239">0x000</text:span><text:span text:style-name="T1240">008</text:span><text:span text:style-name="T1241"/></text:p>
          </table:table-cell>
          <table:table-cell table:style-name="ce608">
            <text:p text:style-name="P707"><text:span text:style-name="T1242">Carro(s) no actualizado(s). Firmware.</text:span><text:span text:style-name="T1243"/></text:p>
          </table:table-cell>
        </table:table-row>
        <table:table-row table:style-name="ro188" table:default-cell-style-name="ce590">
          <table:table-cell table:style-name="ce609">
            <text:p text:style-name="P708"><text:span text:style-name="T1244">cart_wrong_map</text:span><text:span text:style-name="T1245"/></text:p>
          </table:table-cell>
          <table:table-cell table:style-name="ce610">
            <text:p text:style-name="P709"><text:span text:style-name="T1246">0x000</text:span><text:span text:style-name="T1247">010</text:span><text:span text:style-name="T1248"/></text:p>
          </table:table-cell>
          <table:table-cell table:style-name="ce611">
            <text:p text:style-name="P710"><text:span text:style-name="T1249">Carro(s) no actualizado(s). Mapa.</text:span><text:span text:style-name="T1250"/></text:p>
          </table:table-cell>
        </table:table-row>
        <table:table-row table:style-name="ro189" table:default-cell-style-name="ce590">
          <table:table-cell table:style-name="ce612">
            <text:p text:style-name="P711"><text:span text:style-name="T1251">emergency_armed</text:span><text:span text:style-name="T1252"/></text:p>
          </table:table-cell>
          <table:table-cell table:style-name="ce613">
            <text:p text:style-name="P712"><text:span text:style-name="T1253">0x00</text:span><text:span text:style-name="T1254">002</text:span><text:span text:style-name="T1255">0</text:span><text:span text:style-name="T1256"/></text:p>
          </table:table-cell>
          <table:table-cell table:style-name="ce614">
            <text:p text:style-name="P713"><text:span text:style-name="T1257">Seta de emergencia.</text:span><text:span text:style-name="T1258"/></text:p>
          </table:table-cell>
        </table:table-row>
        <table:table-row table:style-name="ro190" table:default-cell-style-name="ce590">
          <table:table-cell table:style-name="ce615">
            <text:p text:style-name="P714"><text:span text:style-name="T1259">door_opening</text:span><text:span text:style-name="T1260"/></text:p>
          </table:table-cell>
          <table:table-cell table:style-name="ce616">
            <text:p text:style-name="P715"><text:span text:style-name="T1261">0x00</text:span><text:span text:style-name="T1262">004</text:span><text:span text:style-name="T1263">0</text:span><text:span text:style-name="T1264"/></text:p>
          </table:table-cell>
          <table:table-cell table:style-name="ce617">
            <text:p text:style-name="P716"><text:span text:style-name="T1265">Puerta del circuito va a ser abierta.</text:span><text:span text:style-name="T1266"/></text:p>
          </table:table-cell>
        </table:table-row>
        <table:table-row table:style-name="ro191" table:default-cell-style-name="ce590">
          <table:table-cell table:style-name="ce618">
            <text:p text:style-name="P717"><text:span text:style-name="T1267">all_carts_no_power_frozen</text:span><text:span text:style-name="T1268"/></text:p>
          </table:table-cell>
          <table:table-cell table:style-name="ce619">
            <text:p text:style-name="P718"><text:span text:style-name="T1269">0x0</text:span><text:span text:style-name="T1270">00</text:span><text:span text:style-name="T1271">0</text:span><text:span text:style-name="T1272">8</text:span><text:span text:style-name="T1273">0</text:span><text:span text:style-name="T1274"/></text:p>
          </table:table-cell>
          <table:table-cell table:style-name="ce620">
            <text:p text:style-name="P719"><text:span text:style-name="T1275">Necesario para modo no_power_frozen.</text:span><text:span text:style-name="T1276"/></text:p>
          </table:table-cell>
        </table:table-row>
        <table:table-row table:style-name="ro192" table:default-cell-style-name="ce590">
          <table:table-cell table:style-name="ce621">
            <text:p text:style-name="P720"><text:span text:style-name="T1277">cart_emergency</text:span><text:span text:style-name="T1278"/></text:p>
          </table:table-cell>
          <table:table-cell table:style-name="ce622">
            <text:p text:style-name="P721"><text:span text:style-name="T1279">0x0</text:span><text:span text:style-name="T1280">0010</text:span><text:span text:style-name="T1281">0</text:span><text:span text:style-name="T1282"/></text:p>
          </table:table-cell>
          <table:table-cell table:style-name="ce623">
            <text:p text:style-name="P722"><text:span text:style-name="T1283">Carro(s) en emergencia.</text:span><text:span text:style-name="T1284"/></text:p>
          </table:table-cell>
        </table:table-row>
        <table:table-row table:style-name="ro193" table:default-cell-style-name="ce590">
          <table:table-cell table:style-name="ce624">
            <text:p text:style-name="P723"><text:span text:style-name="T1285">cart_unlocated</text:span><text:span text:style-name="T1286"/></text:p>
          </table:table-cell>
          <table:table-cell table:style-name="ce625">
            <text:p text:style-name="P724"><text:span text:style-name="T1287">0x</text:span><text:span text:style-name="T1288">00</text:span><text:span text:style-name="T1289">0</text:span><text:span text:style-name="T1290">2</text:span><text:span text:style-name="T1291">00</text:span><text:span text:style-name="T1292"/></text:p>
          </table:table-cell>
          <table:table-cell table:style-name="ce626">
            <text:p text:style-name="P725"><text:span text:style-name="T1293">Carro(s) deslocalizados.</text:span><text:span text:style-name="T1294"/></text:p>
          </table:table-cell>
        </table:table-row>
        <table:table-row table:style-name="ro194" table:default-cell-style-name="ce590">
          <table:table-cell table:style-name="ce627">
            <text:p text:style-name="P726"><text:span text:style-name="T1295">cart_traffic_check_failed</text:span><text:span text:style-name="T1296"/></text:p>
          </table:table-cell>
          <table:table-cell table:style-name="ce628">
            <text:p text:style-name="P727"><text:span text:style-name="T1297">0x0</text:span><text:span text:style-name="T1298">004</text:span><text:span text:style-name="T1299">00</text:span><text:span text:style-name="T1300"/></text:p>
          </table:table-cell>
          <table:table-cell table:style-name="ce629">
            <text:p text:style-name="P728"><text:span text:style-name="T1301">Algún carro no comunica para control de tráfico.</text:span><text:span text:style-name="T1302"/></text:p>
          </table:table-cell>
        </table:table-row>
        <table:table-row table:style-name="ro195" table:default-cell-style-name="ce590">
          <table:table-cell table:style-name="ce630">
            <text:p text:style-name="P729"><text:span text:style-name="T1303">door_open</text:span><text:span text:style-name="T1304"/></text:p>
          </table:table-cell>
          <table:table-cell table:style-name="ce631">
            <text:p text:style-name="P730"><text:span text:style-name="T1305">0x</text:span><text:span text:style-name="T1306">00</text:span><text:span text:style-name="T1307">0</text:span><text:span text:style-name="T1308">8</text:span><text:span text:style-name="T1309">00</text:span><text:span text:style-name="T1310"/></text:p>
          </table:table-cell>
          <table:table-cell table:style-name="ce632">
            <text:p text:style-name="P731"><text:span text:style-name="T1311">Puerta(s) abierta(s)</text:span><text:span text:style-name="T1312"/></text:p>
          </table:table-cell>
        </table:table-row>
        <table:table-row table:style-name="ro196" table:default-cell-style-name="ce590">
          <table:table-cell table:style-name="ce633">
            <text:p text:style-name="P732"><text:span text:style-name="T1313">transport_interrupted</text:span><text:span text:style-name="T1314"/></text:p>
          </table:table-cell>
          <table:table-cell table:style-name="ce634">
            <text:p text:style-name="P733"><text:span text:style-name="T1315">0x</text:span><text:span text:style-name="T1316">0010</text:span><text:span text:style-name="T1317">00</text:span><text:span text:style-name="T1318"/></text:p>
          </table:table-cell>
          <table:table-cell table:style-name="ce635">
            <text:p text:style-name="P734"><text:span text:style-name="T1319">Un transporte asignado a un carro no está presente en el carro indicado.</text:span><text:span text:style-name="T1320"/></text:p>
          </table:table-cell>
        </table:table-row>
        <table:table-row table:style-name="ro197" table:default-cell-style-name="ce590">
          <table:table-cell table:style-name="ce636">
            <text:p text:style-name="P735"><text:span text:style-name="T1321">overvoltage</text:span><text:span text:style-name="T1322"/></text:p>
          </table:table-cell>
          <table:table-cell table:style-name="ce637">
            <text:p text:style-name="P736"><text:span text:style-name="T1323">0x</text:span><text:span text:style-name="T1324">0020</text:span><text:span text:style-name="T1325">00</text:span><text:span text:style-name="T1326"/></text:p>
          </table:table-cell>
          <table:table-cell table:style-name="ce638">
            <text:p text:style-name="P737"><text:span text:style-name="T1327">Voltaje sobrepasa el límite.</text:span><text:span text:style-name="T1328"/></text:p>
          </table:table-cell>
        </table:table-row>
        <table:table-row table:style-name="ro198" table:default-cell-style-name="ce590">
          <table:table-cell table:style-name="ce639">
            <text:p text:style-name="P738"><text:span text:style-name="T1329">undervoltage</text:span><text:span text:style-name="T1330"/></text:p>
          </table:table-cell>
          <table:table-cell table:style-name="ce640">
            <text:p text:style-name="P739"><text:span text:style-name="T1331">0x</text:span><text:span text:style-name="T1332">0040</text:span><text:span text:style-name="T1333">00</text:span><text:span text:style-name="T1334"/></text:p>
          </table:table-cell>
          <table:table-cell table:style-name="ce641">
            <text:p text:style-name="P740"><text:span text:style-name="T1335">Voltaje no alcanza el mínimo.</text:span><text:span text:style-name="T1336"/></text:p>
          </table:table-cell>
        </table:table-row>
        <table:table-row table:style-name="ro199" table:default-cell-style-name="ce590">
          <table:table-cell table:style-name="ce642">
            <text:p text:style-name="P741"><text:span text:style-name="T1337">overcurrent</text:span><text:span text:style-name="T1338"/></text:p>
          </table:table-cell>
          <table:table-cell table:style-name="ce643">
            <text:p text:style-name="P742"><text:span text:style-name="T1339">0x</text:span><text:span text:style-name="T1340">0080</text:span><text:span text:style-name="T1341">00</text:span><text:span text:style-name="T1342"/></text:p>
          </table:table-cell>
          <table:table-cell table:style-name="ce644">
            <text:p text:style-name="P743"><text:span text:style-name="T1343">Amperaje supera el límite.</text:span><text:span text:style-name="T1344"/></text:p>
          </table:table-cell>
        </table:table-row>
        <table:table-row table:style-name="ro200" table:default-cell-style-name="ce590">
          <table:table-cell table:style-name="ce645">
            <text:p text:style-name="P744"><text:span text:style-name="T1345">cart_wrong_powerboard_version</text:span><text:span text:style-name="T1346"/></text:p>
          </table:table-cell>
          <table:table-cell table:style-name="ce646">
            <text:p text:style-name="P745"><text:span text:style-name="T1347">0x</text:span><text:span text:style-name="T1348">0100</text:span><text:span text:style-name="T1349">00</text:span><text:span text:style-name="T1350"/></text:p>
          </table:table-cell>
          <table:table-cell table:style-name="ce647">
            <text:p text:style-name="P746"><text:span text:style-name="T1351">Carro(s) no actualizado(s). Firmware de powerboard.</text:span><text:span text:style-name="T1352"/></text:p>
          </table:table-cell>
        </table:table-row>
        <table:table-row table:style-name="ro201" table:default-cell-style-name="ce590">
          <table:table-cell table:style-name="ce648">
            <text:p text:style-name="P747"><text:span text:style-name="T1353">power_supplies_fail</text:span><text:span text:style-name="T1354"/></text:p>
          </table:table-cell>
          <table:table-cell table:style-name="ce649">
            <text:p text:style-name="P748"><text:span text:style-name="T1355">0x</text:span><text:span text:style-name="T1356">0200</text:span><text:span text:style-name="T1357">00</text:span><text:span text:style-name="T1358"/></text:p>
          </table:table-cell>
          <table:table-cell table:style-name="ce650">
            <text:p text:style-name="P749"><text:span text:style-name="T1359">Fallo de fuentes de alimentación.</text:span><text:span text:style-name="T1360"/></text:p>
          </table:table-cell>
        </table:table-row>
        <table:table-row table:style-name="ro202" table:default-cell-style-name="ce590">
          <table:table-cell table:style-name="ce651">
            <text:p text:style-name="P750"><text:span text:style-name="T1361">battery_fault</text:span><text:span text:style-name="T1362"/></text:p>
          </table:table-cell>
          <table:table-cell table:style-name="ce652">
            <text:p text:style-name="P751"><text:span text:style-name="T1363">0x</text:span><text:span text:style-name="T1364">0400</text:span><text:span text:style-name="T1365">00</text:span><text:span text:style-name="T1366"/></text:p>
          </table:table-cell>
          <table:table-cell table:style-name="ce653">
            <text:p text:style-name="P752"><text:span text:style-name="T1367">Fallo de batería del circuito.</text:span><text:span text:style-name="T1368"/></text:p>
          </table:table-cell>
        </table:table-row>
        <table:table-row table:style-name="ro203" table:default-cell-style-name="ce590">
          <table:table-cell table:style-name="ce654">
            <text:p text:style-name="P753"><text:span text:style-name="T1369">shutting_down</text:span><text:span text:style-name="T1370"/></text:p>
          </table:table-cell>
          <table:table-cell table:style-name="ce655">
            <text:p text:style-name="P754"><text:span text:style-name="T1371">0x</text:span><text:span text:style-name="T1372">0800</text:span><text:span text:style-name="T1373">00</text:span><text:span text:style-name="T1374"/></text:p>
          </table:table-cell>
          <table:table-cell table:style-name="ce656">
            <text:p text:style-name="P755"><text:span text:style-name="T1375">Apagando el sistema.</text:span><text:span text:style-name="T1376"/></text:p>
          </table:table-cell>
        </table:table-row>
        <table:table-row table:style-name="ro204" table:default-cell-style-name="ce590">
          <table:table-cell table:style-name="ce657">
            <text:p text:style-name="P756"><text:span text:style-name="T1377">circuit_breaker_48v</text:span><text:span text:style-name="T1378"/></text:p>
          </table:table-cell>
          <table:table-cell table:style-name="ce658">
            <text:p text:style-name="P757"><text:span text:style-name="T1379">0x</text:span><text:span text:style-name="T1380">1000</text:span><text:span text:style-name="T1381">00</text:span><text:span text:style-name="T1382"/></text:p>
          </table:table-cell>
          <table:table-cell table:style-name="ce659">
            <text:p text:style-name="P758"><text:span text:style-name="T1383">Error de alimentación a 48V.</text:span><text:span text:style-name="T1384"/></text:p>
          </table:table-cell>
        </table:table-row>
        <table:table-row table:style-name="ro205" table:default-cell-style-name="ce590">
          <table:table-cell table:style-name="ce660">
            <text:p text:style-name="P759"><text:span text:style-name="T1385">all_carts_shutdown_ready</text:span><text:span text:style-name="T1386"/></text:p>
          </table:table-cell>
          <table:table-cell table:style-name="ce661">
            <text:p text:style-name="P760"><text:span text:style-name="T1387">0x</text:span><text:span text:style-name="T1388">2000</text:span><text:span text:style-name="T1389">00</text:span><text:span text:style-name="T1390"/></text:p>
          </table:table-cell>
          <table:table-cell table:style-name="ce662">
            <text:p text:style-name="P761"><text:span text:style-name="T1391">Carros listos para el apagado.</text:span><text:span text:style-name="T1392"/></text:p>
          </table:table-cell>
        </table:table-row>
      </table:table>
      <text:list>
        <text:list-item>
          <text:p text:style-name="P762"><text:span>C</text:span><text:span>ircuit_mode</text:span><text:span>.</text:span><text:span/></text:p>
        </text:list-item>
      </text:list>
      <table:table table:style-name="ta26">
        <table:table-columns>
          <table:table-column table:style-name="co76"/>
          <table:table-column table:style-name="co77"/>
          <table:table-column table:style-name="co78"/>
        </table:table-columns>
        <table:table-row table:style-name="ro206" table:default-cell-style-name="ce663">
          <table:table-cell table:style-name="ce664">
            <text:p text:style-name="P763"><text:span text:style-name="T1393">Nombre</text:span><text:span text:style-name="T1394"/></text:p>
          </table:table-cell>
          <table:table-cell table:style-name="ce665">
            <text:p text:style-name="P764"><text:span text:style-name="T1395">Valor</text:span><text:span text:style-name="T1396"/></text:p>
          </table:table-cell>
          <table:table-cell table:style-name="ce666">
            <text:p text:style-name="P765"><text:span text:style-name="T1397">Descripción</text:span><text:span text:style-name="T1398"/></text:p>
          </table:table-cell>
        </table:table-row>
        <table:table-row table:style-name="ro207" table:default-cell-style-name="ce663">
          <table:table-cell table:style-name="ce667">
            <text:p text:style-name="P766"><text:span text:style-name="T1399">no_power_freezing</text:span><text:span text:style-name="T1400"/></text:p>
          </table:table-cell>
          <table:table-cell table:style-name="ce668">
            <text:p text:style-name="P767"><text:span text:style-name="T1401">0</text:span><text:span text:style-name="T1402"/></text:p>
          </table:table-cell>
          <table:table-cell table:style-name="ce669">
            <text:p text:style-name="P768"><text:span text:style-name="T1403">Esperando la detención de los carros para ‘no_power_frozen’</text:span><text:span text:style-name="T1404"/></text:p>
          </table:table-cell>
        </table:table-row>
        <table:table-row table:style-name="ro208" table:default-cell-style-name="ce663">
          <table:table-cell table:style-name="ce670">
            <text:p text:style-name="P769"><text:span text:style-name="T1405">no_power_frozen</text:span><text:span text:style-name="T1406"/></text:p>
          </table:table-cell>
          <table:table-cell table:style-name="ce671">
            <text:p text:style-name="P770"><text:span text:style-name="T1407">1</text:span><text:span text:style-name="T1408"/></text:p>
          </table:table-cell>
          <table:table-cell table:style-name="ce672">
            <text:p text:style-name="P771"><text:span text:style-name="T1409">Carros detenidos. La(s) puerta(s) pueden ser abiertas.</text:span><text:span text:style-name="T1410"/></text:p>
          </table:table-cell>
        </table:table-row>
        <table:table-row table:style-name="ro209" table:default-cell-style-name="ce663">
          <table:table-cell table:style-name="ce673">
            <text:p text:style-name="P772"><text:span text:style-name="T1411">init</text:span><text:span text:style-name="T1412"/></text:p>
          </table:table-cell>
          <table:table-cell table:style-name="ce674">
            <text:p text:style-name="P773"><text:span text:style-name="T1413">2</text:span><text:span text:style-name="T1414"/></text:p>
          </table:table-cell>
          <table:table-cell table:style-name="ce675">
            <text:p text:style-name="P774"><text:span text:style-name="T1415">Condición inicial.</text:span><text:span text:style-name="T1416"/></text:p>
          </table:table-cell>
        </table:table-row>
        <table:table-row table:style-name="ro210" table:default-cell-style-name="ce663">
          <table:table-cell table:style-name="ce676">
            <text:p text:style-name="P775"><text:span text:style-name="T1417">manual</text:span><text:span text:style-name="T1418"/></text:p>
          </table:table-cell>
          <table:table-cell table:style-name="ce677">
            <text:p text:style-name="P776"><text:span text:style-name="T1419">3</text:span><text:span text:style-name="T1420"/></text:p>
          </table:table-cell>
          <table:table-cell table:style-name="ce678">
            <text:p text:style-name="P777"><text:span text:style-name="T1421">Solo control manual de los carros.</text:span><text:span text:style-name="T1422"/></text:p>
          </table:table-cell>
        </table:table-row>
        <table:table-row table:style-name="ro211" table:default-cell-style-name="ce663">
          <table:table-cell table:style-name="ce679">
            <text:p text:style-name="P778"><text:span text:style-name="T1423">semi_automatic</text:span><text:span text:style-name="T1424"/></text:p>
          </table:table-cell>
          <table:table-cell table:style-name="ce680">
            <text:p text:style-name="P779"><text:span text:style-name="T1425">4</text:span><text:span text:style-name="T1426"/></text:p>
          </table:table-cell>
          <table:table-cell table:style-name="ce681">
            <text:p text:style-name="P780"><text:span text:style-name="T1427">No nuevos tránsitos. Los actuales continúan normalmente.</text:span><text:span text:style-name="T1428"/></text:p>
          </table:table-cell>
        </table:table-row>
        <table:table-row table:style-name="ro212" table:default-cell-style-name="ce663">
          <table:table-cell table:style-name="ce682">
            <text:p text:style-name="P781"><text:span text:style-name="T1429">automatic</text:span><text:span text:style-name="T1430"/></text:p>
          </table:table-cell>
          <table:table-cell table:style-name="ce683">
            <text:p text:style-name="P782"><text:span text:style-name="T1431">5</text:span><text:span text:style-name="T1432"/></text:p>
          </table:table-cell>
          <table:table-cell table:style-name="ce684">
            <text:p text:style-name="P783"><text:span text:style-name="T1433">Funcionamiento normal.</text:span><text:span text:style-name="T1434"/></text:p>
          </table:table-cell>
        </table:table-row>
        <table:table-row table:style-name="ro213" table:default-cell-style-name="ce663">
          <table:table-cell table:style-name="ce685">
            <text:p text:style-name="P784"><text:span text:style-name="T1435">shutdown_ready</text:span><text:span text:style-name="T1436"/></text:p>
          </table:table-cell>
          <table:table-cell table:style-name="ce686">
            <text:p text:style-name="P785"><text:span text:style-name="T1437">6</text:span><text:span text:style-name="T1438"/></text:p>
          </table:table-cell>
          <table:table-cell table:style-name="ce687">
            <text:p text:style-name="P786"><text:span text:style-name="T1439">Circuito listo para ser apagado.</text:span><text:span text:style-name="T1440"/></text:p>
          </table:table-cell>
        </table:table-row>
        <table:table-row table:style-name="ro214" table:default-cell-style-name="ce663">
          <table:table-cell table:style-name="ce688">
            <text:p text:style-name="P787"><text:span text:style-name="T1441">shutting_down</text:span><text:span text:style-name="T1442"/></text:p>
          </table:table-cell>
          <table:table-cell table:style-name="ce689">
            <text:p text:style-name="P788"><text:span text:style-name="T1443">7</text:span><text:span text:style-name="T1444"/></text:p>
          </table:table-cell>
          <table:table-cell table:style-name="ce690">
            <text:p text:style-name="P789"><text:span text:style-name="T1445">E</text:span><text:span text:style-name="T1446">sperando por carros no en shutdown_ready </text:span><text:span text:style-name="T1447">antes de apagar</text:span><text:span text:style-name="T1448">.</text:span><text:span text:style-name="T1449"/></text:p>
          </table:table-cell>
        </table:table-row>
      </table:table>
      <text:list>
        <text:list-item>
          <text:p text:style-name="P790"><text:span/><text:span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display-name="TOC Heading" style:family="paragraph" style:name="197">
      <style:paragraph-properties/>
    </style:style>
    <style:style style:parent-style-name="137" style:display-name="table of figures" style:family="paragraph" style:name="198">
      <style:paragraph-properties fo:margin-bottom="0pt"/>
    </style:style>
    <style:style style:display-name="DStyle_paragraph" style:family="paragraph" style:name="63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30" style:display-name="Standard" style:family="paragraph" style:name="631">
      <style:paragraph-properties/>
      <style:text-properties/>
    </style:style>
    <style:style style:parent-style-name="631" style:display-name="Heading" style:family="paragraph" style:name="632">
      <style:paragraph-properties fo:margin-top="12pt" fo:margin-bottom="6pt"/>
      <style:text-properties fo:font-family="Liberation Sans" style:font-family-asian="Noto Sans CJK SC" style:font-family-complex="Noto Sans Devanagari" fo:font-size="14pt"/>
    </style:style>
    <style:style style:parent-style-name="631" style:display-name="Text body" style:family="paragraph" style:name="633">
      <style:paragraph-properties fo:line-height="115%" fo:margin-top="0pt" fo:margin-bottom="7pt"/>
      <style:text-properties/>
    </style:style>
    <style:style style:parent-style-name="633" style:display-name="List" style:family="paragraph" style:name="634">
      <style:paragraph-properties/>
      <style:text-properties style:font-family-complex="Noto Sans Devanagari"/>
    </style:style>
    <style:style style:parent-style-name="631" style:display-name="Caption" style:family="paragraph" style:name="635">
      <style:paragraph-properties fo:margin-top="6pt" fo:margin-bottom="6pt"/>
      <style:text-properties style:font-family-complex="Noto Sans Devanagari" fo:font-size="12pt" fo:font-style="italic"/>
    </style:style>
    <style:style style:parent-style-name="631" style:display-name="Index" style:family="paragraph" style:name="636">
      <style:paragraph-properties/>
      <style:text-properties style:font-family-complex="Noto Sans Devanagari"/>
    </style:style>
    <style:style style:parent-style-name="632" style:display-name="Title" style:family="paragraph" style:name="637">
      <style:paragraph-properties fo:text-align="center"/>
      <style:text-properties fo:font-size="28pt" fo:font-weight="bold"/>
    </style:style>
    <style:style style:parent-style-name="632" style:display-name="Subtitle" style:family="paragraph" style:name="638">
      <style:paragraph-properties fo:text-align="center" fo:margin-top="3pt" fo:margin-bottom="6pt"/>
      <style:text-properties fo:font-size="18pt"/>
    </style:style>
    <style:style style:parent-style-name="631" style:display-name="Table Contents" style:family="paragraph" style:name="639">
      <style:paragraph-properties/>
      <style:text-properties/>
    </style:style>
    <style:style style:parent-style-name="632" style:display-name="Heading 1" style:family="paragraph" style:name="640">
      <style:paragraph-properties fo:margin-top="12pt" fo:margin-bottom="6pt"/>
      <style:text-properties fo:font-size="18pt" fo:font-weight="bold"/>
    </style:style>
    <style:style style:parent-style-name="632" style:display-name="Heading 2" style:family="paragraph" style:name="641">
      <style:paragraph-properties fo:margin-top="10pt" fo:margin-bottom="6pt"/>
      <style:text-properties fo:font-size="16pt" fo:font-weight="bold"/>
    </style:style>
    <style:style style:parent-style-name="632" style:display-name="Heading 3" style:family="paragraph" style:name="642">
      <style:paragraph-properties fo:margin-top="7pt" fo:margin-bottom="6pt"/>
      <style:text-properties fo:font-size="14pt" fo:font-weight="bold"/>
    </style:style>
    <style:style style:parent-style-name="639" style:display-name="Table Heading" style:family="paragraph" style:name="643">
      <style:paragraph-properties fo:text-align="center"/>
      <style:text-properties fo:font-weight="bold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meta:creation-date>2023-11-30T13:11:48Z</meta:creation-date>
  </office:meta>
</office:document-meta>
</file>